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list-style-name="LFO2" style:family="paragraph"/>
    <style:style style:name="T20" style:parent-style-name="Policepardéfaut" style:family="text">
      <style:text-properties fo:font-weight="bold" style:font-weight-asian="bold" style:font-weight-complex="bold"/>
    </style:style>
    <style:style style:name="P21" style:parent-style-name="Normal" style:list-style-name="LFO2" style:family="paragraph"/>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family="paragraph">
      <style:text-properties fo:font-weight="bold" style:font-weight-asian="bold" style:font-weight-complex="bold" fo:language="en" fo:country="GB"/>
    </style:style>
    <style:style style:name="P26" style:parent-style-name="Normal" style:list-style-name="LFO3" style:family="paragraph"/>
    <style:style style:name="T27" style:parent-style-name="Policepardéfaut" style:family="text">
      <style:text-properties fo:font-weight="bold" style:font-weight-asian="bold" style:font-weight-complex="bold"/>
    </style:style>
    <style:style style:name="P28" style:parent-style-name="Normal" style:list-style-name="LFO3" style:family="paragraph"/>
    <style:style style:name="T29" style:parent-style-name="Policepardéfaut" style:family="text">
      <style:text-properties fo:font-weight="bold" style:font-weight-asian="bold" style:font-weight-complex="bold"/>
    </style:style>
    <style:style style:name="P30" style:parent-style-name="Normal" style:list-style-name="LFO3" style:family="paragraph"/>
    <style:style style:name="T31" style:parent-style-name="Policepardéfaut" style:family="text">
      <style:text-properties fo:font-weight="bold" style:font-weight-asian="bold" style:font-weight-complex="bold"/>
    </style:style>
    <style:style style:name="P32" style:parent-style-name="Normal" style:list-style-name="LFO3" style:family="paragraph"/>
    <style:style style:name="T33" style:parent-style-name="Policepardéfaut" style:family="text">
      <style:text-properties fo:font-weight="bold" style:font-weight-asian="bold" style:font-weight-complex="bold"/>
    </style:style>
    <style:style style:name="P34" style:parent-style-name="Normal" style:list-style-name="LFO3" style:family="paragraph"/>
    <style:style style:name="T35" style:parent-style-name="Policepardéfaut" style:family="text">
      <style:text-properties fo:font-weight="bold" style:font-weight-asian="bold" style:font-weight-complex="bold"/>
    </style:style>
    <style:style style:name="T36" style:parent-style-name="Policepardéfaut" style:family="text">
      <style:text-properties fo:background-color="#FFFF00"/>
    </style:style>
    <style:style style:name="T37"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8"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list-style-name="LFO4" style:family="paragraph"/>
    <style:style style:name="T44" style:parent-style-name="Policepardéfaut" style:family="text">
      <style:text-properties fo:font-weight="bold" style:font-weight-asian="bold" style:font-weight-complex="bold"/>
    </style:style>
    <style:style style:name="P45" style:parent-style-name="Normal" style:list-style-name="LFO4" style:family="paragraph"/>
    <style:style style:name="T46" style:parent-style-name="Policepardéfaut"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5" style:family="paragraph"/>
    <style:style style:name="T49" style:parent-style-name="Policepardéfaut" style:family="text">
      <style:text-properties fo:font-weight="bold" style:font-weight-asian="bold" style:font-weight-complex="bold"/>
    </style:style>
    <style:style style:name="P50" style:parent-style-name="Normal" style:list-style-name="LFO5" style:family="paragraph"/>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weight="bold" style:font-weight-asian="bold" style:font-weight-complex="bold"/>
    </style:style>
    <style:style style:name="P53" style:parent-style-name="Normal" style:list-style-name="LFO5" style:family="paragraph"/>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P56" style:parent-style-name="Normal" style:list-style-name="LFO5" style:family="paragraph"/>
    <style:style style:name="T57" style:parent-style-name="Policepardéfau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6" style:family="paragraph"/>
    <style:style style:name="T60" style:parent-style-name="Policepardéfaut" style:family="text">
      <style:text-properties fo:font-weight="bold" style:font-weight-asian="bold" style:font-weight-complex="bold"/>
    </style:style>
    <style:style style:name="P61" style:parent-style-name="Normal" style:list-style-name="LFO6" style:family="paragraph"/>
    <style:style style:name="T62" style:parent-style-name="Policepardéfaut" style:family="text">
      <style:text-properties fo:font-weight="bold" style:font-weight-asian="bold" style:font-weight-complex="bold"/>
    </style:style>
    <style:style style:name="P63" style:parent-style-name="Normal" style:list-style-name="LFO6" style:family="paragraph"/>
    <style:style style:name="T64" style:parent-style-name="Policepardéfaut" style:family="text">
      <style:text-properties fo:font-weight="bold" style:font-weight-asian="bold" style:font-weight-complex="bold"/>
    </style:style>
    <style:style style:name="P65" style:parent-style-name="Normal" style:list-style-name="LFO6" style:family="paragraph"/>
    <style:style style:name="T66" style:parent-style-name="Policepardéfaut" style:family="text">
      <style:text-properties fo:font-weight="bold" style:font-weight-asian="bold" style:font-weight-complex="bold"/>
    </style:style>
    <style:style style:name="P67" style:parent-style-name="Normal" style:list-style-name="LFO6" style:family="paragraph"/>
    <style:style style:name="T68" style:parent-style-name="Policepardéfaut" style:family="text">
      <style:text-properties fo:font-weight="bold" style:font-weight-asian="bold" style:font-weight-complex="bold"/>
    </style:style>
    <style:style style:name="T69" style:parent-style-name="Policepardéfaut"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list-style-name="LFO7" style:family="paragraph"/>
    <style:style style:name="T72" style:parent-style-name="Policepardéfaut" style:family="text">
      <style:text-properties fo:font-weight="bold" style:font-weight-asian="bold" style:font-weight-complex="bold"/>
    </style:style>
    <style:style style:name="P73" style:parent-style-name="Normal" style:list-style-name="LFO7" style:family="paragraph"/>
    <style:style style:name="T74" style:parent-style-name="Policepardéfaut" style:family="text">
      <style:text-properties fo:font-weight="bold" style:font-weight-asian="bold" style:font-weight-complex="bold"/>
    </style:style>
    <style:style style:name="P75" style:parent-style-name="Normal" style:list-style-name="LFO7" style:family="paragraph"/>
    <style:style style:name="T76" style:parent-style-name="Policepardéfaut" style:family="text">
      <style:text-properties fo:font-weight="bold" style:font-weight-asian="bold" style:font-weight-complex="bold"/>
    </style:style>
    <style:style style:name="P77" style:parent-style-name="Normal" style:list-style-name="LFO7"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list-style-name="LFO8" style:family="paragraph"/>
    <style:style style:name="T81" style:parent-style-name="Policepardéfaut" style:family="text">
      <style:text-properties fo:font-weight="bold" style:font-weight-asian="bold" style:font-weight-complex="bold"/>
    </style:style>
    <style:style style:name="P82" style:parent-style-name="Normal" style:list-style-name="LFO8"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list-style-name="LFO9" style:family="paragraph"/>
    <style:style style:name="T86" style:parent-style-name="Policepardéfaut" style:family="text">
      <style:text-properties fo:font-weight="bold" style:font-weight-asian="bold" style:font-weight-complex="bold"/>
    </style:style>
    <style:style style:name="P87" style:parent-style-name="Normal" style:list-style-name="LFO9" style:family="paragraph"/>
    <style:style style:name="T88" style:parent-style-name="Policepardéfaut" style:family="text">
      <style:text-properties fo:font-weight="bold" style:font-weight-asian="bold" style:font-weight-complex="bold"/>
    </style:style>
    <style:style style:name="P89" style:parent-style-name="Normal" style:list-style-name="LFO9" style:family="paragraph"/>
    <style:style style:name="T90" style:parent-style-name="Policepardéfaut" style:family="text">
      <style:text-properties fo:font-weight="bold" style:font-weight-asian="bold" style:font-weight-complex="bold"/>
    </style:style>
    <style:style style:name="P91" style:parent-style-name="Normal" style:list-style-name="LFO9" style:family="paragraph"/>
    <style:style style:name="T92" style:parent-style-name="Policepardéfaut" style:family="text">
      <style:text-properties fo:font-weight="bold" style:font-weight-asian="bold" style:font-weight-complex="bold"/>
    </style:style>
    <style:style style:name="P93" style:parent-style-name="Normal" style:list-style-name="LFO9" style:family="paragraph"/>
    <style:style style:name="T94" style:parent-style-name="Policepardéfaut" style:family="text">
      <style:text-properties fo:font-weight="bold" style:font-weight-asian="bold" style:font-weight-complex="bold"/>
    </style:style>
    <style:style style:name="P95" style:parent-style-name="Normal" style:list-style-name="LFO9" style:family="paragraph"/>
    <style:style style:name="T96" style:parent-style-name="Policepardéfaut" style:family="text">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list-style-name="LFO10" style:family="paragraph"/>
    <style:style style:name="T99" style:parent-style-name="Policepardéfaut" style:family="text">
      <style:text-properties fo:font-weight="bold" style:font-weight-asian="bold" style:font-weight-complex="bold"/>
    </style:style>
    <style:style style:name="P100" style:parent-style-name="Normal" style:list-style-name="LFO10" style:family="paragraph"/>
    <style:style style:name="T101" style:parent-style-name="Policepardéfaut" style:family="text">
      <style:text-properties fo:font-weight="bold" style:font-weight-asian="bold" style:font-weight-complex="bold"/>
    </style:style>
    <style:style style:name="P102" style:parent-style-name="Normal" style:list-style-name="LFO10" style:family="paragraph"/>
    <style:style style:name="T103" style:parent-style-name="Policepardéfaut" style:family="text">
      <style:text-properties fo:font-weight="bold" style:font-weight-asian="bold" style:font-weight-complex="bold"/>
    </style:style>
    <style:style style:name="P104" style:parent-style-name="Normal" style:list-style-name="LFO10" style:family="paragraph"/>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list-style-name="LFO11" style:family="paragraph"/>
    <style:style style:name="T108" style:parent-style-name="Policepardéfaut" style:family="text">
      <style:text-properties fo:font-weight="bold" style:font-weight-asian="bold" style:font-weight-complex="bold"/>
    </style:style>
    <style:style style:name="P109" style:parent-style-name="Normal" style:list-style-name="LFO11" style:family="paragraph"/>
    <style:style style:name="T110" style:parent-style-name="Policepardéfaut" style:family="text">
      <style:text-properties fo:font-weight="bold" style:font-weight-asian="bold" style:font-weight-complex="bold"/>
    </style:style>
    <style:style style:name="P111" style:parent-style-name="Normal" style:list-style-name="LFO11" style:family="paragraph"/>
    <style:style style:name="T112" style:parent-style-name="Policepardéfaut" style:family="text">
      <style:text-properties fo:font-weight="bold" style:font-weight-asian="bold" style:font-weight-complex="bold"/>
    </style:style>
    <style:style style:name="P113" style:parent-style-name="Normal" style:family="paragraph">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background-color="#FFFF00"/>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P119" style:parent-style-name="Normal" style:list-style-name="LFO12" style:family="paragraph"/>
    <style:style style:name="T120" style:parent-style-name="Policepardéfaut" style:family="text">
      <style:text-properties fo:font-weight="bold" style:font-weight-asian="bold" style:font-weight-complex="bold"/>
    </style:style>
    <style:style style:name="P121" style:parent-style-name="Normal" style:list-style-name="LFO12" style:family="paragraph"/>
    <style:style style:name="T122" style:parent-style-name="Policepardéfaut" style:family="text">
      <style:text-properties fo:font-weight="bold" style:font-weight-asian="bold" style:font-weight-complex="bold"/>
    </style:style>
    <style:style style:name="T123" style:parent-style-name="Policepardéfaut" style:family="text">
      <style:text-properties fo:font-weight="bold" style:font-weight-asian="bold" style:font-weight-complex="bold"/>
    </style:style>
    <style:style style:name="P124" style:parent-style-name="Normal" style:list-style-name="LFO12" style:family="paragraph"/>
    <style:style style:name="T125" style:parent-style-name="Policepardéfaut" style:family="text">
      <style:text-properties fo:font-weight="bold" style:font-weight-asian="bold" style:font-weight-complex="bold"/>
    </style:style>
    <style:style style:name="P126" style:parent-style-name="Normal" style:list-style-name="LFO12" style:family="paragraph"/>
    <style:style style:name="T127" style:parent-style-name="Policepardéfaut" style:family="text">
      <style:text-properties fo:font-weight="bold" style:font-weight-asian="bold" style:font-weight-complex="bold"/>
    </style:style>
    <style:style style:name="P128" style:parent-style-name="Normal" style:list-style-name="LFO12" style:family="paragraph"/>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12" style:family="paragraph"/>
    <style:style style:name="T132" style:parent-style-name="Policepardéfaut" style:family="text">
      <style:text-properties fo:font-weight="bold" style:font-weight-asian="bold" style:font-weight-complex="bold"/>
    </style:style>
    <style:style style:name="P133" style:parent-style-name="Normal" style:list-style-name="LFO12" style:family="paragraph"/>
    <style:style style:name="T134" style:parent-style-name="Policepardéfaut" style:family="text">
      <style:text-properties fo:font-weight="bold" style:font-weight-asian="bold" style:font-weight-complex="bold"/>
    </style:style>
    <style:style style:name="P135" style:parent-style-name="Normal" style:list-style-name="LFO12" style:family="paragraph"/>
    <style:style style:name="T136" style:parent-style-name="Policepardéfaut" style:family="text">
      <style:text-properties fo:font-weight="bold" style:font-weight-asian="bold" style:font-weight-complex="bold"/>
    </style:style>
    <style:style style:name="P137" style:parent-style-name="Normal" style:list-style-name="LFO12" style:family="paragraph"/>
    <style:style style:name="P138" style:parent-style-name="Normal" style:family="paragraph">
      <style:text-properties fo:font-weight="bold" style:font-weight-asian="bold" style:font-weight-complex="bold"/>
    </style:style>
    <style:style style:name="P139" style:parent-style-name="Normal" style:list-style-name="LFO13" style:family="paragraph"/>
    <style:style style:name="T140" style:parent-style-name="Policepardéfaut" style:family="text">
      <style:text-properties fo:font-weight="bold" style:font-weight-asian="bold" style:font-weight-complex="bold"/>
    </style:style>
    <style:style style:name="P141" style:parent-style-name="Normal" style:list-style-name="LFO13" style:family="paragraph"/>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P144" style:parent-style-name="Normal" style:list-style-name="LFO13" style:family="paragraph"/>
    <style:style style:name="T145" style:parent-style-name="Policepardéfaut" style:family="text">
      <style:text-properties fo:font-weight="bold" style:font-weight-asian="bold" style:font-weight-complex="bold"/>
    </style:style>
    <style:style style:name="T146" style:parent-style-name="Policepardéfaut" style:family="text">
      <style:text-properties fo:font-weight="bold" style:font-weight-asian="bold" style:font-weight-complex="bold"/>
    </style:style>
    <style:style style:name="P147" style:parent-style-name="Normal" style:list-style-name="LFO13" style:family="paragraph"/>
    <style:style style:name="T148" style:parent-style-name="Policepardéfaut" style:family="text">
      <style:text-properties fo:font-weight="bold" style:font-weight-asian="bold" style:font-weight-complex="bold"/>
    </style:style>
    <style:style style:name="P149" style:parent-style-name="Normal" style:list-style-name="LFO13" style:family="paragraph"/>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Normal" style:list-style-name="LFO13" style:family="paragraph"/>
    <style:style style:name="T154" style:parent-style-name="Policepardéfaut" style:family="text">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P156" style:parent-style-name="Normal" style:list-style-name="LFO13" style:family="paragraph"/>
    <style:style style:name="T157" style:parent-style-name="Policepardéfaut" style:family="text">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list-style-name="LFO14" style:family="paragraph"/>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Normal" style:list-style-name="LFO14" style:family="paragraph"/>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P168" style:parent-style-name="Normal" style:list-style-name="LFO14" style:family="paragraph"/>
    <style:style style:name="T169" style:parent-style-name="Policepardéfaut" style:family="text">
      <style:text-properties fo:font-weight="bold" style:font-weight-asian="bold" style:font-weight-complex="bold"/>
    </style:style>
    <style:style style:name="T170" style:parent-style-name="Policepardéfaut" style:family="text">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list-style-name="LFO15" style:family="paragraph"/>
    <style:style style:name="T173" style:parent-style-name="Policepardéfaut" style:family="text">
      <style:text-properties fo:font-weight="bold" style:font-weight-asian="bold" style:font-weight-complex="bold"/>
    </style:style>
    <style:style style:name="P174" style:parent-style-name="Normal" style:list-style-name="LFO15" style:family="paragraph"/>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list-style-name="LFO15" style:family="paragraph"/>
    <style:style style:name="T179" style:parent-style-name="Policepardéfaut" style:family="text">
      <style:text-properties fo:font-weight="bold" style:font-weight-asian="bold" style:font-weight-complex="bold"/>
    </style:style>
    <style:style style:name="P180" style:parent-style-name="Normal" style:list-style-name="LFO15" style:family="paragraph"/>
    <style:style style:name="T181" style:parent-style-name="Policepardéfaut" style:family="text">
      <style:text-properties fo:font-weight="bold" style:font-weight-asian="bold" style:font-weight-complex="bold"/>
    </style:style>
    <style:style style:name="T182" style:parent-style-name="Policepardéfaut" style:family="text">
      <style:text-properties fo:font-weight="bold" style:font-weight-asian="bold" style:font-weight-complex="bold"/>
    </style:style>
    <style:style style:name="P183" style:parent-style-name="Normal" style:list-style-name="LFO15" style:family="paragraph"/>
    <style:style style:name="T184" style:parent-style-name="Policepardéfaut" style:family="text">
      <style:text-properties fo:font-weight="bold" style:font-weight-asian="bold" style:font-weight-complex="bold"/>
    </style:style>
    <style:style style:name="P185" style:parent-style-name="Normal" style:list-style-name="LFO15" style:family="paragraph"/>
    <style:style style:name="T186" style:parent-style-name="Policepardéfaut" style:family="text">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list-style-name="LFO16" style:family="paragraph"/>
    <style:style style:name="T189" style:parent-style-name="Policepardéfaut" style:family="text">
      <style:text-properties fo:font-weight="bold" style:font-weight-asian="bold" style:font-weight-complex="bold"/>
    </style:style>
    <style:style style:name="P190" style:parent-style-name="Normal" style:list-style-name="LFO16" style:family="paragraph"/>
    <style:style style:name="T191" style:parent-style-name="Policepardéfaut" style:family="text">
      <style:text-properties fo:font-weight="bold" style:font-weight-asian="bold" style:font-weight-complex="bold"/>
    </style:style>
    <style:style style:name="P192" style:parent-style-name="Normal" style:list-style-name="LFO16" style:family="paragraph"/>
    <style:style style:name="T193" style:parent-style-name="Policepardéfaut" style:family="text">
      <style:text-properties fo:font-weight="bold" style:font-weight-asian="bold" style:font-weight-complex="bold"/>
    </style:style>
    <style:style style:name="T194" style:parent-style-name="Policepardéfaut" style:family="text">
      <style:text-properties fo:font-weight="bold" style:font-weight-asian="bold" style:font-weight-complex="bold"/>
    </style:style>
    <style:style style:name="P195" style:parent-style-name="Normal" style:list-style-name="LFO16" style:family="paragraph"/>
    <style:style style:name="T196" style:parent-style-name="Policepardéfaut" style:family="text">
      <style:text-properties fo:font-weight="bold" style:font-weight-asian="bold" style:font-weight-complex="bold"/>
    </style:style>
    <style:style style:name="P197" style:parent-style-name="Normal" style:list-style-name="LFO16" style:family="paragraph"/>
    <style:style style:name="T198" style:parent-style-name="Policepardéfaut" style:family="text">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P200" style:parent-style-name="Normal" style:list-style-name="LFO17" style:family="paragraph"/>
    <style:style style:name="T201" style:parent-style-name="Policepardéfaut" style:family="text">
      <style:text-properties fo:font-weight="bold" style:font-weight-asian="bold" style:font-weight-complex="bold"/>
    </style:style>
    <style:style style:name="P202" style:parent-style-name="Normal" style:list-style-name="LFO17" style:family="paragraph"/>
    <style:style style:name="T203" style:parent-style-name="Policepardéfaut" style:family="text">
      <style:text-properties fo:font-weight="bold" style:font-weight-asian="bold" style:font-weight-complex="bold"/>
    </style:style>
    <style:style style:name="P204" style:parent-style-name="Normal" style:list-style-name="LFO17" style:family="paragraph"/>
    <style:style style:name="T205" style:parent-style-name="Policepardéfaut" style:family="text">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list-style-name="LFO18" style:family="paragraph"/>
    <style:style style:name="T208" style:parent-style-name="Policepardéfaut" style:family="text">
      <style:text-properties fo:font-weight="bold" style:font-weight-asian="bold" style:font-weight-complex="bold"/>
    </style:style>
    <style:style style:name="P209" style:parent-style-name="Normal" style:list-style-name="LFO18" style:family="paragraph"/>
    <style:style style:name="T210" style:parent-style-name="Policepardéfaut" style:family="text">
      <style:text-properties fo:font-weight="bold" style:font-weight-asian="bold" style:font-weight-complex="bold"/>
    </style:style>
    <style:style style:name="P211" style:parent-style-name="Normal" style:list-style-name="LFO18" style:family="paragraph"/>
    <style:style style:name="T212" style:parent-style-name="Policepardéfaut" style:family="text">
      <style:text-properties fo:font-weight="bold" style:font-weight-asian="bold" style:font-weight-complex="bold"/>
    </style:style>
    <style:style style:name="P213" style:parent-style-name="Normal" style:family="paragraph">
      <style:text-properties fo:font-weight="bold" style:font-weight-asian="bold" style:font-weight-complex="bold"/>
    </style:style>
    <style:style style:name="P214" style:parent-style-name="Normal" style:list-style-name="LFO19" style:family="paragraph"/>
    <style:style style:name="T215" style:parent-style-name="Policepardéfaut" style:family="text">
      <style:text-properties fo:font-weight="bold" style:font-weight-asian="bold" style:font-weight-complex="bold"/>
    </style:style>
    <style:style style:name="P216" style:parent-style-name="Normal" style:list-style-name="LFO19" style:family="paragraph"/>
    <style:style style:name="T217" style:parent-style-name="Policepardéfaut" style:family="text">
      <style:text-properties fo:font-weight="bold" style:font-weight-asian="bold" style:font-weight-complex="bold"/>
    </style:style>
    <style:style style:name="P218" style:parent-style-name="Normal" style:family="paragraph">
      <style:text-properties fo:font-weight="bold" style:font-weight-asian="bold" style:font-weight-complex="bold"/>
    </style:style>
    <style:style style:name="P219" style:parent-style-name="Normal" style:list-style-name="LFO20" style:family="paragraph"/>
    <style:style style:name="T220" style:parent-style-name="Policepardéfaut" style:family="text">
      <style:text-properties fo:font-weight="bold" style:font-weight-asian="bold" style:font-weight-complex="bold"/>
    </style:style>
    <style:style style:name="P221" style:parent-style-name="Normal" style:list-style-name="LFO20" style:family="paragraph"/>
    <style:style style:name="T222" style:parent-style-name="Policepardéfaut" style:family="text">
      <style:text-properties fo:font-weight="bold" style:font-weight-asian="bold" style:font-weight-complex="bold"/>
    </style:style>
    <style:style style:name="P223" style:parent-style-name="Normal" style:list-style-name="LFO20" style:family="paragraph"/>
    <style:style style:name="T224" style:parent-style-name="Policepardéfaut" style:family="text">
      <style:text-properties fo:font-weight="bold" style:font-weight-asian="bold" style:font-weight-complex="bold"/>
    </style:style>
    <style:style style:name="P225" style:parent-style-name="Normal" style:family="paragraph">
      <style:text-properties fo:font-weight="bold" style:font-weight-asian="bold" style:font-weight-complex="bold"/>
    </style:style>
    <style:style style:name="P226" style:parent-style-name="Normal" style:list-style-name="LFO21" style:family="paragraph"/>
    <style:style style:name="T227" style:parent-style-name="Policepardéfaut" style:family="text">
      <style:text-properties fo:font-weight="bold" style:font-weight-asian="bold" style:font-weight-complex="bold"/>
    </style:style>
    <style:style style:name="T228" style:parent-style-name="Policepardéfaut" style:family="text">
      <style:text-properties fo:font-weight="bold" style:font-weight-asian="bold" style:font-weight-complex="bold"/>
    </style:style>
    <style:style style:name="P229" style:parent-style-name="Normal" style:list-style-name="LFO21" style:family="paragraph"/>
    <style:style style:name="T230" style:parent-style-name="Policepardéfaut" style:family="text">
      <style:text-properties fo:font-weight="bold" style:font-weight-asian="bold" style:font-weight-complex="bold"/>
    </style:style>
    <style:style style:name="T231" style:parent-style-name="Policepardéfaut" style:family="text">
      <style:text-properties fo:font-weight="bold" style:font-weight-asian="bold" style:font-weight-complex="bold"/>
    </style:style>
    <style:style style:name="P232" style:parent-style-name="Normal" style:list-style-name="LFO21" style:family="paragraph"/>
    <style:style style:name="T233" style:parent-style-name="Policepardéfaut" style:family="text">
      <style:text-properties fo:font-weight="bold" style:font-weight-asian="bold" style:font-weight-complex="bold"/>
    </style:style>
    <style:style style:name="T234" style:parent-style-name="Policepardéfaut" style:family="text">
      <style:text-properties fo:font-weight="bold" style:font-weight-asian="bold" style:font-weight-complex="bold"/>
    </style:style>
    <style:style style:name="P235" style:parent-style-name="Normal" style:family="paragraph">
      <style:text-properties fo:background-color="#FFFF00"/>
    </style:style>
    <style:style style:name="T236" style:parent-style-name="Policepardéfaut" style:family="text">
      <style:text-properties fo:font-weight="bold" style:font-weight-asian="bold" style:font-weight-complex="bold"/>
    </style:style>
    <style:style style:name="T237" style:parent-style-name="Policepardéfaut" style:family="text">
      <style:text-properties fo:font-weight="bold" style:font-weight-asian="bold" style:font-weight-complex="bold"/>
    </style:style>
    <style:style style:name="P238" style:parent-style-name="Normal" style:family="paragraph">
      <style:text-properties fo:font-weight="bold" style:font-weight-asian="bold" style:font-weight-complex="bold"/>
    </style:style>
    <style:style style:name="P239" style:parent-style-name="Normal" style:list-style-name="LFO22" style:family="paragraph"/>
    <style:style style:name="T240" style:parent-style-name="Policepardéfaut" style:family="text">
      <style:text-properties fo:font-weight="bold" style:font-weight-asian="bold" style:font-weight-complex="bold"/>
    </style:style>
    <style:style style:name="T241" style:parent-style-name="Policepardéfaut" style:family="text">
      <style:text-properties fo:font-weight="bold" style:font-weight-asian="bold" style:font-weight-complex="bold"/>
    </style:style>
    <style:style style:name="T242" style:parent-style-name="Policepardéfaut" style:family="text">
      <style:text-properties fo:font-weight="bold" style:font-weight-asian="bold" style:font-weight-complex="bold"/>
    </style:style>
    <style:style style:name="T243" style:parent-style-name="Policepardéfaut" style:family="text">
      <style:text-properties fo:font-weight="bold" style:font-weight-asian="bold" style:font-weight-complex="bold"/>
    </style:style>
    <style:style style:name="T244" style:parent-style-name="Policepardéfaut" style:family="text">
      <style:text-properties fo:font-weight="bold" style:font-weight-asian="bold" style:font-weight-complex="bold"/>
    </style:style>
    <style:style style:name="P245" style:parent-style-name="Normal" style:list-style-name="LFO22" style:family="paragraph"/>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style:style>
    <style:style style:name="P248" style:parent-style-name="Normal" style:family="paragraph">
      <style:text-properties fo:font-weight="bold" style:font-weight-asian="bold" style:font-weight-complex="bold"/>
    </style:style>
    <style:style style:name="P249" style:parent-style-name="Normal" style:list-style-name="LFO23" style:family="paragraph"/>
    <style:style style:name="T250" style:parent-style-name="Policepardéfaut" style:family="text">
      <style:text-properties fo:font-weight="bold" style:font-weight-asian="bold" style:font-weight-complex="bold"/>
    </style:style>
    <style:style style:name="T251" style:parent-style-name="Policepardéfaut" style:family="text">
      <style:text-properties fo:font-weight="bold" style:font-weight-asian="bold" style:font-weight-complex="bold"/>
    </style:style>
    <style:style style:name="T252" style:parent-style-name="Policepardéfaut" style:family="text">
      <style:text-properties fo:font-weight="bold" style:font-weight-asian="bold" style:font-weight-complex="bold"/>
    </style:style>
    <style:style style:name="T253" style:parent-style-name="Policepardéfaut" style:family="text">
      <style:text-properties fo:font-weight="bold" style:font-weight-asian="bold" style:font-weight-complex="bold"/>
    </style:style>
    <style:style style:name="T254" style:parent-style-name="Policepardéfaut" style:family="text">
      <style:text-properties fo:font-weight="bold" style:font-weight-asian="bold" style:font-weight-complex="bold"/>
    </style:style>
    <style:style style:name="P255" style:parent-style-name="Normal" style:list-style-name="LFO23" style:family="paragraph"/>
    <style:style style:name="T256" style:parent-style-name="Policepardéfaut" style:family="text">
      <style:text-properties fo:font-weight="bold" style:font-weight-asian="bold" style:font-weight-complex="bold"/>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weight="bold" style:font-weight-asian="bold" style:font-weight-complex="bold"/>
    </style:style>
    <style:style style:name="T259" style:parent-style-name="Policepardéfaut" style:family="text">
      <style:text-properties fo:font-weight="bold" style:font-weight-asian="bold" style:font-weight-complex="bold"/>
    </style:style>
    <style:style style:name="P260" style:parent-style-name="Normal" style:list-style-name="LFO23" style:family="paragraph"/>
    <style:style style:name="T261" style:parent-style-name="Policepardéfaut" style:family="text">
      <style:text-properties fo:font-weight="bold" style:font-weight-asian="bold" style:font-weight-complex="bold"/>
    </style:style>
    <style:style style:name="T262" style:parent-style-name="Policepardéfaut" style:family="text">
      <style:text-properties fo:font-weight="bold" style:font-weight-asian="bold" style:font-weight-complex="bold"/>
    </style:style>
    <style:style style:name="T263" style:parent-style-name="Policepardéfaut" style:family="text">
      <style:text-properties fo:font-weight="bold" style:font-weight-asian="bold" style:font-weight-complex="bold"/>
    </style:style>
    <style:style style:name="T264" style:parent-style-name="Policepardéfaut" style:family="text">
      <style:text-properties fo:font-weight="bold" style:font-weight-asian="bold" style:font-weight-complex="bold"/>
    </style:style>
    <style:style style:name="P265" style:parent-style-name="Normal" style:family="paragraph">
      <style:text-properties fo:font-weight="bold" style:font-weight-asian="bold" style:font-weight-complex="bold"/>
    </style:style>
    <style:style style:name="P266" style:parent-style-name="Normal" style:list-style-name="LFO24" style:family="paragraph"/>
    <style:style style:name="T267" style:parent-style-name="Policepardéfaut" style:family="text">
      <style:text-properties fo:font-weight="bold" style:font-weight-asian="bold" style:font-weight-complex="bold"/>
    </style:style>
    <style:style style:name="T268" style:parent-style-name="Policepardéfaut" style:family="text">
      <style:text-properties fo:font-weight="bold" style:font-weight-asian="bold" style:font-weight-complex="bold"/>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P271" style:parent-style-name="Normal" style:list-style-name="LFO24" style:family="paragraph"/>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list-style-name="LFO25" style:family="paragraph"/>
    <style:style style:name="T276" style:parent-style-name="Policepardéfaut" style:family="text">
      <style:text-properties fo:font-weight="bold" style:font-weight-asian="bold" style:font-weight-complex="bold"/>
    </style:style>
    <style:style style:name="T277" style:parent-style-name="Policepardéfaut" style:family="text">
      <style:text-properties fo:font-weight="bold" style:font-weight-asian="bold" style:font-weight-complex="bold"/>
    </style:style>
    <style:style style:name="T278" style:parent-style-name="Policepardéfaut" style:family="text">
      <style:text-properties fo:font-weight="bold" style:font-weight-asian="bold" style:font-weight-complex="bold"/>
    </style:style>
    <style:style style:name="T279" style:parent-style-name="Policepardéfaut" style:family="text">
      <style:text-properties fo:font-weight="bold" style:font-weight-asian="bold" style:font-weight-complex="bold"/>
    </style:style>
    <style:style style:name="P280" style:parent-style-name="Normal" style:list-style-name="LFO25" style:family="paragraph"/>
    <style:style style:name="T281" style:parent-style-name="Policepardéfaut" style:family="text">
      <style:text-properties fo:font-weight="bold" style:font-weight-asian="bold" style:font-weight-complex="bold"/>
    </style:style>
    <style:style style:name="T282" style:parent-style-name="Policepardéfaut" style:family="text">
      <style:text-properties fo:font-weight="bold" style:font-weight-asian="bold" style:font-weight-complex="bold"/>
    </style:style>
    <style:style style:name="T283" style:parent-style-name="Policepardéfaut" style:family="text">
      <style:text-properties fo:font-weight="bold" style:font-weight-asian="bold" style:font-weight-complex="bold"/>
    </style:style>
    <style:style style:name="T284" style:parent-style-name="Policepardéfaut" style:family="text">
      <style:text-properties fo:font-weight="bold" style:font-weight-asian="bold" style:font-weight-complex="bold"/>
    </style:style>
    <style:style style:name="T285" style:parent-style-name="Policepardéfaut" style:family="text">
      <style:text-properties fo:font-weight="bold" style:font-weight-asian="bold" style:font-weight-complex="bold"/>
    </style:style>
    <style:style style:name="P286" style:parent-style-name="Normal" style:family="paragraph">
      <style:text-properties fo:font-weight="bold" style:font-weight-asian="bold" style:font-weight-complex="bold"/>
    </style:style>
    <style:style style:name="P287" style:parent-style-name="Normal" style:list-style-name="LFO26" style:family="paragraph"/>
    <style:style style:name="T288" style:parent-style-name="Policepardéfaut" style:family="text">
      <style:text-properties fo:font-weight="bold" style:font-weight-asian="bold" style:font-weight-complex="bold"/>
    </style:style>
    <style:style style:name="T289" style:parent-style-name="Policepardéfaut" style:family="text">
      <style:text-properties fo:font-weight="bold" style:font-weight-asian="bold" style:font-weight-complex="bold"/>
    </style:style>
    <style:style style:name="T290" style:parent-style-name="Policepardéfaut" style:family="text">
      <style:text-properties fo:font-weight="bold" style:font-weight-asian="bold" style:font-weight-complex="bold"/>
    </style:style>
    <style:style style:name="T291" style:parent-style-name="Policepardéfaut" style:family="text">
      <style:text-properties fo:font-weight="bold" style:font-weight-asian="bold" style:font-weight-complex="bold"/>
    </style:style>
    <style:style style:name="P292" style:parent-style-name="Normal" style:list-style-name="LFO26" style:family="paragraph"/>
    <style:style style:name="T293" style:parent-style-name="Policepardéfaut" style:family="text">
      <style:text-properties fo:font-weight="bold" style:font-weight-asian="bold" style:font-weight-complex="bold"/>
    </style:style>
    <style:style style:name="P294" style:parent-style-name="Normal" style:family="paragraph">
      <style:text-properties fo:font-weight="bold" style:font-weight-asian="bold" style:font-weight-complex="bold"/>
    </style:style>
    <style:style style:name="P295" style:parent-style-name="Normal" style:list-style-name="LFO27" style:family="paragraph"/>
    <style:style style:name="T296" style:parent-style-name="Policepardéfaut" style:family="text">
      <style:text-properties fo:font-weight="bold" style:font-weight-asian="bold" style:font-weight-complex="bold"/>
    </style:style>
    <style:style style:name="T297" style:parent-style-name="Policepardéfaut" style:family="text">
      <style:text-properties fo:font-weight="bold" style:font-weight-asian="bold" style:font-weight-complex="bold"/>
    </style:style>
    <style:style style:name="T298" style:parent-style-name="Policepardéfaut" style:family="text">
      <style:text-properties fo:font-weight="bold" style:font-weight-asian="bold" style:font-weight-complex="bold"/>
    </style:style>
    <style:style style:name="P299" style:parent-style-name="Normal" style:list-style-name="LFO27" style:family="paragraph"/>
    <style:style style:name="T300" style:parent-style-name="Policepardéfaut" style:family="text">
      <style:text-properties fo:font-weight="bold" style:font-weight-asian="bold" style:font-weight-complex="bold"/>
    </style:style>
    <style:style style:name="T301" style:parent-style-name="Policepardéfaut" style:family="text">
      <style:text-properties fo:font-weight="bold" style:font-weight-asian="bold" style:font-weight-complex="bold"/>
    </style:style>
    <style:style style:name="P302" style:parent-style-name="Normal" style:family="paragraph">
      <style:text-properties fo:font-weight="bold" style:font-weight-asian="bold" style:font-weight-complex="bold"/>
    </style:style>
    <style:style style:name="P303" style:parent-style-name="Normal" style:list-style-name="LFO28" style:family="paragraph"/>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style>
    <style:style style:name="T306" style:parent-style-name="Policepardéfaut" style:family="text">
      <style:text-properties fo:font-weight="bold" style:font-weight-asian="bold" style:font-weight-complex="bold"/>
    </style:style>
    <style:style style:name="T307" style:parent-style-name="Policepardéfaut" style:family="text">
      <style:text-properties fo:font-weight="bold" style:font-weight-asian="bold" style:font-weight-complex="bold"/>
    </style:style>
    <style:style style:name="P308" style:parent-style-name="Normal" style:list-style-name="LFO28" style:family="paragraph"/>
    <style:style style:name="T309" style:parent-style-name="Policepardéfaut" style:family="text">
      <style:text-properties fo:font-weight="bold" style:font-weight-asian="bold" style:font-weight-complex="bold"/>
    </style:style>
    <style:style style:name="T310" style:parent-style-name="Policepardéfaut" style:family="text">
      <style:text-properties fo:font-weight="bold" style:font-weight-asian="bold" style:font-weight-complex="bold"/>
    </style:style>
    <style:style style:name="T311" style:parent-style-name="Policepardéfaut" style:family="text">
      <style:text-properties fo:font-weight="bold" style:font-weight-asian="bold" style:font-weight-complex="bold"/>
    </style:style>
    <style:style style:name="P312" style:parent-style-name="Normal" style:family="paragraph">
      <style:text-properties fo:font-weight="bold" style:font-weight-asian="bold" style:font-weight-complex="bold"/>
    </style:style>
    <style:style style:name="P313" style:parent-style-name="Normal" style:list-style-name="LFO29" style:family="paragraph"/>
    <style:style style:name="T314" style:parent-style-name="Policepardéfaut" style:family="text">
      <style:text-properties fo:font-weight="bold" style:font-weight-asian="bold" style:font-weight-complex="bold"/>
    </style:style>
    <style:style style:name="T315" style:parent-style-name="Policepardéfaut" style:family="text">
      <style:text-properties fo:font-weight="bold" style:font-weight-asian="bold" style:font-weight-complex="bold"/>
    </style:style>
    <style:style style:name="T316" style:parent-style-name="Policepardéfaut" style:family="text">
      <style:text-properties fo:font-weight="bold" style:font-weight-asian="bold" style:font-weight-complex="bold"/>
    </style:style>
    <style:style style:name="T317" style:parent-style-name="Policepardéfaut" style:family="text">
      <style:text-properties fo:font-weight="bold" style:font-weight-asian="bold" style:font-weight-complex="bold"/>
    </style:style>
    <style:style style:name="P318" style:parent-style-name="Normal" style:list-style-name="LFO29" style:family="paragraph"/>
    <style:style style:name="T319" style:parent-style-name="Policepardéfaut" style:family="text">
      <style:text-properties fo:font-weight="bold" style:font-weight-asian="bold" style:font-weight-complex="bold"/>
    </style:style>
    <style:style style:name="T320" style:parent-style-name="Policepardéfaut" style:family="text">
      <style:text-properties fo:font-weight="bold" style:font-weight-asian="bold" style:font-weight-complex="bold"/>
    </style:style>
    <style:style style:name="T321" style:parent-style-name="Policepardéfaut" style:family="text">
      <style:text-properties fo:font-weight="bold" style:font-weight-asian="bold" style:font-weight-complex="bold"/>
    </style:style>
    <style:style style:name="T322" style:parent-style-name="Policepardéfaut" style:family="text">
      <style:text-properties fo:font-weight="bold" style:font-weight-asian="bold" style:font-weight-complex="bold"/>
    </style:style>
    <style:style style:name="P323" style:parent-style-name="Normal" style:list-style-name="LFO29" style:family="paragraph"/>
    <style:style style:name="T324" style:parent-style-name="Policepardéfaut" style:family="text">
      <style:text-properties fo:font-weight="bold" style:font-weight-asian="bold" style:font-weight-complex="bold"/>
    </style:style>
    <style:style style:name="T325" style:parent-style-name="Policepardéfaut" style:family="text">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list-style-name="LFO30" style:family="paragraph"/>
    <style:style style:name="T328" style:parent-style-name="Policepardéfaut" style:family="text">
      <style:text-properties fo:font-weight="bold" style:font-weight-asian="bold" style:font-weight-complex="bold"/>
    </style:style>
    <style:style style:name="T329" style:parent-style-name="Policepardéfaut" style:family="text">
      <style:text-properties fo:font-weight="bold" style:font-weight-asian="bold" style:font-weight-complex="bold"/>
    </style:style>
    <style:style style:name="T330" style:parent-style-name="Policepardéfaut" style:family="text">
      <style:text-properties fo:font-weight="bold" style:font-weight-asian="bold" style:font-weight-complex="bold"/>
    </style:style>
    <style:style style:name="P331" style:parent-style-name="Normal" style:list-style-name="LFO30" style:family="paragraph"/>
    <style:style style:name="T332" style:parent-style-name="Policepardéfaut" style:family="text">
      <style:text-properties fo:font-weight="bold" style:font-weight-asian="bold" style:font-weight-complex="bold"/>
    </style:style>
    <style:style style:name="T333" style:parent-style-name="Policepardéfaut" style:family="text">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background-color="#FFFF00"/>
    </style:style>
    <style:style style:name="P336" style:parent-style-name="Normal" style:family="paragraph">
      <style:text-properties fo:background-color="#FFFF00"/>
    </style:style>
    <style:style style:name="P337" style:parent-style-name="Normal" style:family="paragraph">
      <style:text-properties fo:font-weight="bold" style:font-weight-asian="bold" style:font-weight-complex="bold"/>
    </style:style>
    <style:style style:name="P338" style:parent-style-name="Normal" style:list-style-name="LFO31" style:family="paragraph"/>
    <style:style style:name="T339" style:parent-style-name="Policepardéfaut" style:family="text">
      <style:text-properties fo:font-weight="bold" style:font-weight-asian="bold" style:font-weight-complex="bold"/>
    </style:style>
    <style:style style:name="P340" style:parent-style-name="Normal" style:list-style-name="LFO31" style:family="paragraph"/>
    <style:style style:name="T341" style:parent-style-name="Policepardéfaut" style:family="text">
      <style:text-properties fo:font-weight="bold" style:font-weight-asian="bold" style:font-weight-complex="bold"/>
    </style:style>
    <style:style style:name="P342" style:parent-style-name="Normal" style:list-style-name="LFO31" style:family="paragraph"/>
    <style:style style:name="T343" style:parent-style-name="Policepardéfaut" style:family="text">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list-style-name="LFO32" style:family="paragraph"/>
    <style:style style:name="T349" style:parent-style-name="Policepardéfaut" style:family="text">
      <style:text-properties fo:font-weight="bold" style:font-weight-asian="bold" style:font-weight-complex="bold"/>
    </style:style>
    <style:style style:name="P350" style:parent-style-name="Normal" style:list-style-name="LFO32" style:family="paragraph"/>
    <style:style style:name="T351" style:parent-style-name="Policepardéfaut" style:family="text">
      <style:text-properties fo:font-weight="bold" style:font-weight-asian="bold" style:font-weight-complex="bold"/>
    </style:style>
    <style:style style:name="P352" style:parent-style-name="Normal" style:list-style-name="LFO32" style:family="paragraph"/>
    <style:style style:name="T353" style:parent-style-name="Policepardéfaut" style:family="text">
      <style:text-properties fo:font-weight="bold" style:font-weight-asian="bold" style:font-weight-complex="bold"/>
    </style:style>
    <style:style style:name="P354" style:parent-style-name="Normal" style:list-style-name="LFO32" style:family="paragraph"/>
    <style:style style:name="T355" style:parent-style-name="Policepardéfaut" style:family="text">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list-style-name="LFO33" style:family="paragraph"/>
    <style:style style:name="T358" style:parent-style-name="Policepardéfaut" style:family="text">
      <style:text-properties fo:font-weight="bold" style:font-weight-asian="bold" style:font-weight-complex="bold"/>
    </style:style>
    <style:style style:name="T359" style:parent-style-name="Policepardéfaut" style:family="text">
      <style:text-properties fo:font-weight="bold" style:font-weight-asian="bold" style:font-weight-complex="bold"/>
    </style:style>
    <style:style style:name="P360" style:parent-style-name="Normal" style:list-style-name="LFO33" style:family="paragraph"/>
    <style:style style:name="T361" style:parent-style-name="Policepardéfaut" style:family="text">
      <style:text-properties fo:font-weight="bold" style:font-weight-asian="bold" style:font-weight-complex="bold"/>
    </style:style>
    <style:style style:name="T362" style:parent-style-name="Policepardéfaut" style:family="text">
      <style:text-properties fo:font-weight="bold" style:font-weight-asian="bold" style:font-weight-complex="bold"/>
    </style:style>
    <style:style style:name="P363" style:parent-style-name="Normal" style:list-style-name="LFO33" style:family="paragraph"/>
    <style:style style:name="T364" style:parent-style-name="Policepardéfaut" style:family="text">
      <style:text-properties fo:font-weight="bold" style:font-weight-asian="bold" style:font-weight-complex="bold"/>
    </style:style>
    <style:style style:name="T365" style:parent-style-name="Policepardéfaut" style:family="text">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list-style-name="LFO34" style:family="paragraph"/>
    <style:style style:name="T368" style:parent-style-name="Policepardéfaut" style:family="text">
      <style:text-properties fo:font-weight="bold" style:font-weight-asian="bold" style:font-weight-complex="bold"/>
    </style:style>
    <style:style style:name="P369" style:parent-style-name="Normal" style:list-style-name="LFO34" style:family="paragraph"/>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weight="bold" style:font-weight-asian="bold" style:font-weight-complex="bold"/>
    </style:style>
    <style:style style:name="P372" style:parent-style-name="Normal" style:list-style-name="LFO34" style:family="paragraph"/>
    <style:style style:name="T373" style:parent-style-name="Policepardéfaut" style:family="text">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P375" style:parent-style-name="Normal" style:family="paragraph">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text-properties fo:font-weight="bold" style:font-weight-asian="bold" style:font-weight-complex="bold"/>
    </style:style>
    <style:style style:name="P380" style:parent-style-name="Normal" style:family="paragraph">
      <style:text-properties fo:font-weight="bold" style:font-weight-asian="bold" style:font-weight-complex="bold"/>
    </style:style>
    <style:style style:name="T381" style:parent-style-name="Policepardéfaut" style:family="text">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T385" style:parent-style-name="Policepardéfaut" style:family="text">
      <style:text-properties fo:font-weight="bold" style:font-weight-asian="bold" style:font-weight-complex="bold"/>
    </style:style>
    <style:style style:name="T386" style:parent-style-name="Policepardéfaut" style:family="text">
      <style:text-properties fo:font-weight="bold" style:font-weight-asian="bold" style:font-weight-complex="bold"/>
    </style:style>
    <style:style style:name="P387" style:parent-style-name="Normal" style:family="paragraph">
      <style:text-properties fo:font-weight="bold" style:font-weight-asian="bold" style:font-weight-complex="bold"/>
    </style:style>
    <style:style style:name="P388" style:parent-style-name="Normal" style:family="paragraph">
      <style:text-properties fo:font-weight="bold" style:font-weight-asian="bold" style:font-weight-complex="bold"/>
    </style:style>
    <style:style style:name="P389" style:parent-style-name="Normal" style:family="paragraph">
      <style:text-properties fo:font-weight="bold" style:font-weight-asian="bold" style:font-weight-complex="bold"/>
    </style:style>
    <style:style style:name="P390" style:parent-style-name="Normal" style:family="paragraph">
      <style:text-properties fo:font-weight="bold" style:font-weight-asian="bold" style:font-weight-complex="bold"/>
    </style:style>
    <style:style style:name="P391" style:parent-style-name="Normal" style:family="paragraph">
      <style:text-properties fo:font-weight="bold" style:font-weight-asian="bold" style:font-weight-complex="bold"/>
    </style:style>
    <style:style style:name="P392" style:parent-style-name="Normal" style:list-style-name="LFO35" style:family="paragraph"/>
    <style:style style:name="T393" style:parent-style-name="Policepardéfaut" style:family="text">
      <style:text-properties fo:font-weight="bold" style:font-weight-asian="bold" style:font-weight-complex="bold"/>
    </style:style>
    <style:style style:name="T394" style:parent-style-name="Policepardéfaut" style:family="text">
      <style:text-properties fo:font-weight="bold" style:font-weight-asian="bold" style:font-weight-complex="bold"/>
    </style:style>
    <style:style style:name="P395" style:parent-style-name="Normal" style:family="paragraph">
      <style:text-properties fo:font-weight="bold" style:font-weight-asian="bold" style:font-weight-complex="bold"/>
    </style:style>
    <style:style style:name="P396" style:parent-style-name="Normal" style:list-style-name="LFO36" style:family="paragraph"/>
    <style:style style:name="T397" style:parent-style-name="Policepardéfaut" style:family="text">
      <style:text-properties fo:font-weight="bold" style:font-weight-asian="bold" style:font-weight-complex="bold"/>
    </style:style>
    <style:style style:name="P398" style:parent-style-name="Normal" style:family="paragraph">
      <style:text-properties fo:font-weight="bold" style:font-weight-asian="bold" style:font-weight-complex="bold"/>
    </style:style>
    <style:style style:name="P399" style:parent-style-name="Normal" style:family="paragraph">
      <style:text-properties fo:font-weight="bold" style:font-weight-asian="bold" style:font-weight-complex="bold"/>
    </style:style>
    <style:style style:name="P400" style:parent-style-name="Normal" style:list-style-name="LFO37" style:family="paragraph"/>
    <style:style style:name="T401" style:parent-style-name="Policepardéfaut" style:family="text">
      <style:text-properties fo:font-weight="bold" style:font-weight-asian="bold" style:font-weight-complex="bold" fo:language="en" fo:country="GB"/>
    </style:style>
    <style:style style:name="T402" style:parent-style-name="Policepardéfaut" style:family="text">
      <style:text-properties fo:language="en" fo:country="GB"/>
    </style:style>
    <style:style style:name="T403" style:parent-style-name="Policepardéfaut" style:family="text">
      <style:text-properties fo:font-weight="bold" style:font-weight-asian="bold" style:font-weight-complex="bold" fo:language="en" fo:country="GB"/>
    </style:style>
    <style:style style:name="T404" style:parent-style-name="Policepardéfaut" style:family="text">
      <style:text-properties fo:language="en" fo:country="GB"/>
    </style:style>
    <style:style style:name="T405" style:parent-style-name="Policepardéfaut" style:family="text">
      <style:text-properties fo:font-weight="bold" style:font-weight-asian="bold" style:font-weight-complex="bold" fo:language="en" fo:country="GB"/>
    </style:style>
    <style:style style:name="T406" style:parent-style-name="Policepardéfaut" style:family="text">
      <style:text-properties fo:language="en" fo:country="GB"/>
    </style:style>
    <style:style style:name="T407" style:parent-style-name="Policepardéfaut" style:family="text">
      <style:text-properties fo:font-weight="bold" style:font-weight-asian="bold" style:font-weight-complex="bold" fo:language="en" fo:country="GB"/>
    </style:style>
    <style:style style:name="T408" style:parent-style-name="Policepardéfaut" style:family="text">
      <style:text-properties fo:language="en" fo:country="GB"/>
    </style:style>
    <style:style style:name="P409" style:parent-style-name="Normal" style:list-style-name="LFO37" style:family="paragraph"/>
    <style:style style:name="T410" style:parent-style-name="Policepardéfaut" style:family="text">
      <style:text-properties fo:font-weight="bold" style:font-weight-asian="bold" style:font-weight-complex="bold"/>
    </style:style>
    <style:style style:name="P411" style:parent-style-name="Normal" style:list-style-name="LFO37" style:family="paragraph"/>
    <style:style style:name="T412" style:parent-style-name="Policepardéfaut" style:family="text">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P414" style:parent-style-name="Normal" style:list-style-name="LFO38" style:family="paragraph"/>
    <style:style style:name="T415" style:parent-style-name="Policepardéfaut" style:family="text">
      <style:text-properties fo:font-weight="bold" style:font-weight-asian="bold" style:font-weight-complex="bold" fo:language="en" fo:country="GB"/>
    </style:style>
    <style:style style:name="T416" style:parent-style-name="Policepardéfaut" style:family="text">
      <style:text-properties fo:language="en" fo:country="GB"/>
    </style:style>
    <style:style style:name="T417" style:parent-style-name="Policepardéfaut" style:family="text">
      <style:text-properties fo:font-weight="bold" style:font-weight-asian="bold" style:font-weight-complex="bold" fo:language="en" fo:country="GB"/>
    </style:style>
    <style:style style:name="T418" style:parent-style-name="Policepardéfaut" style:family="text">
      <style:text-properties fo:language="en" fo:country="GB"/>
    </style:style>
    <style:style style:name="T419" style:parent-style-name="Policepardéfaut" style:family="text">
      <style:text-properties fo:font-weight="bold" style:font-weight-asian="bold" style:font-weight-complex="bold" fo:language="en" fo:country="GB"/>
    </style:style>
    <style:style style:name="T420" style:parent-style-name="Policepardéfaut" style:family="text">
      <style:text-properties fo:language="en" fo:country="GB"/>
    </style:style>
    <style:style style:name="P421" style:parent-style-name="Normal" style:list-style-name="LFO38" style:family="paragraph"/>
    <style:style style:name="T422" style:parent-style-name="Policepardéfaut" style:family="text">
      <style:text-properties fo:font-weight="bold" style:font-weight-asian="bold" style:font-weight-complex="bold"/>
    </style:style>
    <style:style style:name="P423" style:parent-style-name="Normal" style:list-style-name="LFO38" style:family="paragraph"/>
    <style:style style:name="T424" style:parent-style-name="Policepardéfaut" style:family="text">
      <style:text-properties fo:font-weight="bold" style:font-weight-asian="bold" style:font-weight-complex="bold"/>
    </style:style>
    <style:style style:name="P425" style:parent-style-name="Normal" style:family="paragraph">
      <style:text-properties fo:font-weight="bold" style:font-weight-asian="bold" style:font-weight-complex="bold"/>
    </style:style>
    <style:style style:name="P426" style:parent-style-name="Normal" style:family="paragraph">
      <style:text-properties fo:font-weight="bold" style:font-weight-asian="bold" style:font-weight-complex="bold"/>
    </style:style>
    <style:style style:name="P427" style:parent-style-name="Normal" style:family="paragraph">
      <style:text-properties fo:font-weight="bold" style:font-weight-asian="bold" style:font-weight-complex="bold"/>
    </style:style>
    <style:style style:name="P428" style:parent-style-name="Normal" style:family="paragraph">
      <style:text-properties fo:font-weight="bold" style:font-weight-asian="bold" style:font-weight-complex="bold"/>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P431" style:parent-style-name="Normal" style:family="paragraph">
      <style:text-properties fo:font-weight="bold" style:font-weight-asian="bold" style:font-weight-complex="bold"/>
    </style:style>
    <style:style style:name="T432" style:parent-style-name="Policepardéfaut" style:family="text">
      <style:text-properties fo:font-weight="bold" style:font-weight-asian="bold" style:font-weight-complex="bold"/>
    </style:style>
    <style:style style:name="P433" style:parent-style-name="Normal" style:family="paragraph">
      <style:text-properties fo:font-weight="bold" style:font-weight-asian="bold" style:font-weight-complex="bold"/>
    </style:style>
    <style:style style:name="P434" style:parent-style-name="Normal" style:family="paragraph">
      <style:text-properties fo:font-weight="bold" style:font-weight-asian="bold" style:font-weight-complex="bold"/>
    </style:style>
    <style:style style:name="P435" style:parent-style-name="Normal" style:family="paragraph">
      <style:text-properties fo:font-weight="bold" style:font-weight-asian="bold" style:font-weight-complex="bold"/>
    </style:style>
    <style:style style:name="T436" style:parent-style-name="Policepardéfaut" style:family="text">
      <style:text-properties fo:font-weight="bold" style:font-weight-asian="bold" style:font-weight-complex="bold"/>
    </style:style>
    <style:style style:name="P437" style:parent-style-name="Normal" style:family="paragraph">
      <style:text-properties fo:font-weight="bold" style:font-weight-asian="bold" style:font-weight-complex="bold"/>
    </style:style>
    <style:style style:name="P438" style:parent-style-name="Normal" style:family="paragraph">
      <style:text-properties fo:font-weight="bold" style:font-weight-asian="bold" style:font-weight-complex="bold"/>
    </style:style>
    <style:style style:name="T439" style:parent-style-name="Policepardéfaut" style:family="text">
      <style:text-properties fo:font-weight="bold" style:font-weight-asian="bold" style:font-weight-complex="bold"/>
    </style:style>
    <style:style style:name="T440" style:parent-style-name="Policepardéfaut" style:family="text">
      <style:text-properties fo:font-weight="bold" style:font-weight-asian="bold" style:font-weight-complex="bold"/>
    </style:style>
    <style:style style:name="P441" style:parent-style-name="Normal" style:family="paragraph">
      <style:text-properties fo:font-weight="bold" style:font-weight-asian="bold" style:font-weight-complex="bold"/>
    </style:style>
    <style:style style:name="P442" style:parent-style-name="Normal" style:family="paragraph">
      <style:text-properties fo:font-weight="bold" style:font-weight-asian="bold" style:font-weight-complex="bold"/>
    </style:style>
    <style:style style:name="P443" style:parent-style-name="Normal" style:list-style-name="LFO39" style:family="paragraph"/>
    <style:style style:name="T444" style:parent-style-name="Policepardéfaut" style:family="text">
      <style:text-properties fo:font-weight="bold" style:font-weight-asian="bold" style:font-weight-complex="bold"/>
    </style:style>
    <style:style style:name="P445" style:parent-style-name="Normal" style:list-style-name="LFO39" style:family="paragraph"/>
    <style:style style:name="T446" style:parent-style-name="Policepardéfaut" style:family="text">
      <style:text-properties fo:font-weight="bold" style:font-weight-asian="bold" style:font-weight-complex="bold"/>
    </style:style>
    <style:style style:name="P447" style:parent-style-name="Normal" style:list-style-name="LFO39" style:family="paragraph"/>
    <style:style style:name="P448" style:parent-style-name="Normal" style:list-style-name="LFO39" style:family="paragraph"/>
    <style:style style:name="P449" style:parent-style-name="Normal" style:list-style-name="LFO39" style:family="paragraph"/>
    <style:style style:name="P450" style:parent-style-name="Normal" style:list-style-name="LFO39" style:family="paragraph"/>
    <style:style style:name="T451" style:parent-style-name="Policepardéfaut" style:family="text">
      <style:text-properties fo:font-weight="bold" style:font-weight-asian="bold" style:font-weight-complex="bold"/>
    </style:style>
    <style:style style:name="P452" style:parent-style-name="Normal" style:list-style-name="LFO39" style:family="paragraph"/>
    <style:style style:name="T453" style:parent-style-name="Policepardéfaut" style:family="text">
      <style:text-properties fo:font-weight="bold" style:font-weight-asian="bold" style:font-weight-complex="bold"/>
    </style:style>
    <style:style style:name="P454" style:parent-style-name="Normal" style:list-style-name="LFO39" style:family="paragraph"/>
    <style:style style:name="T455" style:parent-style-name="Policepardéfaut" style:family="text">
      <style:text-properties fo:font-weight="bold" style:font-weight-asian="bold" style:font-weight-complex="bold"/>
    </style:style>
    <style:style style:name="P456" style:parent-style-name="Normal" style:list-style-name="LFO39" style:family="paragraph"/>
    <style:style style:name="T457" style:parent-style-name="Policepardéfaut" style:family="text">
      <style:text-properties fo:font-weight="bold" style:font-weight-asian="bold" style:font-weight-complex="bold"/>
    </style:style>
    <style:style style:name="P458" style:parent-style-name="Normal" style:family="paragraph">
      <style:text-properties fo:font-weight="bold" style:font-weight-asian="bold" style:font-weight-complex="bold"/>
    </style:style>
    <style:style style:name="P459" style:parent-style-name="Normal" style:list-style-name="LFO40" style:family="paragraph"/>
    <style:style style:name="T460" style:parent-style-name="Policepardéfaut" style:family="text">
      <style:text-properties fo:font-weight="bold" style:font-weight-asian="bold" style:font-weight-complex="bold"/>
    </style:style>
    <style:style style:name="P461" style:parent-style-name="Normal" style:list-style-name="LFO40" style:family="paragraph"/>
    <style:style style:name="T462" style:parent-style-name="Policepardéfaut" style:family="text">
      <style:text-properties fo:font-weight="bold" style:font-weight-asian="bold" style:font-weight-complex="bold"/>
    </style:style>
    <style:style style:name="P463" style:parent-style-name="Normal" style:list-style-name="LFO40" style:family="paragraph"/>
    <style:style style:name="T464" style:parent-style-name="Policepardéfaut" style:family="text">
      <style:text-properties fo:font-weight="bold" style:font-weight-asian="bold" style:font-weight-complex="bold"/>
    </style:style>
    <style:style style:name="P465" style:parent-style-name="Normal" style:list-style-name="LFO40" style:family="paragraph"/>
    <style:style style:name="P466" style:parent-style-name="Normal" style:list-style-name="LFO40" style:family="paragraph"/>
    <style:style style:name="T467" style:parent-style-name="Policepardéfaut" style:family="text">
      <style:text-properties fo:font-weight="bold" style:font-weight-asian="bold" style:font-weight-complex="bold"/>
    </style:style>
    <style:style style:name="P468" style:parent-style-name="Normal" style:list-style-name="LFO40" style:family="paragraph"/>
    <style:style style:name="T469" style:parent-style-name="Policepardéfaut" style:family="text">
      <style:text-properties fo:font-weight="bold" style:font-weight-asian="bold" style:font-weight-complex="bold"/>
    </style:style>
    <style:style style:name="P470" style:parent-style-name="Normal" style:list-style-name="LFO40" style:family="paragraph"/>
    <style:style style:name="T471" style:parent-style-name="Policepardéfaut" style:family="text">
      <style:text-properties fo:font-weight="bold" style:font-weight-asian="bold" style:font-weight-complex="bold"/>
    </style:style>
    <style:style style:name="P472" style:parent-style-name="Normal" style:list-style-name="LFO40" style:family="paragraph"/>
    <style:style style:name="T473" style:parent-style-name="Policepardéfaut" style:family="text">
      <style:text-properties fo:font-weight="bold" style:font-weight-asian="bold" style:font-weight-complex="bold"/>
    </style:style>
    <style:style style:name="P474" style:parent-style-name="Normal" style:family="paragraph">
      <style:text-properties fo:font-weight="bold" style:font-weight-asian="bold" style:font-weight-complex="bold"/>
    </style:style>
    <style:style style:name="P475" style:parent-style-name="Normal" style:list-style-name="LFO41" style:family="paragraph"/>
    <style:style style:name="T476" style:parent-style-name="Policepardéfaut" style:family="text">
      <style:text-properties fo:font-weight="bold" style:font-weight-asian="bold" style:font-weight-complex="bold"/>
    </style:style>
    <style:style style:name="T477" style:parent-style-name="Policepardéfaut" style:family="text">
      <style:text-properties fo:font-weight="bold" style:font-weight-asian="bold" style:font-weight-complex="bold"/>
    </style:style>
    <style:style style:name="P478" style:parent-style-name="Normal" style:list-style-name="LFO41" style:family="paragraph"/>
    <style:style style:name="T479" style:parent-style-name="Policepardéfaut" style:family="text">
      <style:text-properties fo:font-weight="bold" style:font-weight-asian="bold" style:font-weight-complex="bold"/>
    </style:style>
    <style:style style:name="P480" style:parent-style-name="Normal" style:list-style-name="LFO41" style:family="paragraph"/>
    <style:style style:name="P481" style:parent-style-name="Normal" style:list-style-name="LFO41" style:family="paragraph"/>
    <style:style style:name="T482" style:parent-style-name="Policepardéfaut" style:family="text">
      <style:text-properties fo:font-weight="bold" style:font-weight-asian="bold" style:font-weight-complex="bold"/>
    </style:style>
    <style:style style:name="P483" style:parent-style-name="Normal" style:list-style-name="LFO41" style:family="paragraph"/>
    <style:style style:name="P484" style:parent-style-name="Normal" style:list-style-name="LFO41" style:family="paragraph"/>
    <style:style style:name="T485" style:parent-style-name="Policepardéfaut" style:family="text">
      <style:text-properties fo:font-weight="bold" style:font-weight-asian="bold" style:font-weight-complex="bold"/>
    </style:style>
    <style:style style:name="P486" style:parent-style-name="Normal" style:list-style-name="LFO41" style:family="paragraph"/>
    <style:style style:name="T487" style:parent-style-name="Policepardéfaut" style:family="text">
      <style:text-properties fo:font-weight="bold" style:font-weight-asian="bold" style:font-weight-complex="bold"/>
    </style:style>
    <style:style style:name="P488" style:parent-style-name="Normal" style:list-style-name="LFO41" style:family="paragraph"/>
    <style:style style:name="P489" style:parent-style-name="Normal" style:list-style-name="LFO41" style:family="paragraph"/>
    <style:style style:name="T490" style:parent-style-name="Policepardéfaut" style:family="text">
      <style:text-properties fo:font-weight="bold" style:font-weight-asian="bold" style:font-weight-complex="bold"/>
    </style:style>
    <style:style style:name="P491" style:parent-style-name="Normal" style:family="paragraph">
      <style:text-properties fo:font-weight="bold" style:font-weight-asian="bold" style:font-weight-complex="bold"/>
    </style:style>
    <style:style style:name="T492" style:parent-style-name="Policepardéfaut" style:family="text">
      <style:text-properties fo:font-weight="bold" style:font-weight-asian="bold" style:font-weight-complex="bold"/>
    </style:style>
    <style:style style:name="P493" style:parent-style-name="Normal" style:list-style-name="LFO42" style:family="paragraph"/>
    <style:style style:name="T494" style:parent-style-name="Policepardéfaut" style:family="text">
      <style:text-properties fo:font-weight="bold" style:font-weight-asian="bold" style:font-weight-complex="bold"/>
    </style:style>
    <style:style style:name="P495" style:parent-style-name="Normal" style:list-style-name="LFO42" style:family="paragraph"/>
    <style:style style:name="T496" style:parent-style-name="Policepardéfaut" style:family="text">
      <style:text-properties fo:font-weight="bold" style:font-weight-asian="bold" style:font-weight-complex="bold"/>
    </style:style>
    <style:style style:name="P497" style:parent-style-name="Normal" style:list-style-name="LFO42" style:family="paragraph"/>
    <style:style style:name="P498" style:parent-style-name="Normal" style:list-style-name="LFO42" style:family="paragraph"/>
    <style:style style:name="T499" style:parent-style-name="Policepardéfaut" style:family="text">
      <style:text-properties fo:font-weight="bold" style:font-weight-asian="bold" style:font-weight-complex="bold"/>
    </style:style>
    <style:style style:name="P500" style:parent-style-name="Normal" style:list-style-name="LFO42" style:family="paragraph"/>
    <style:style style:name="T501" style:parent-style-name="Policepardéfaut" style:family="text">
      <style:text-properties fo:font-weight="bold" style:font-weight-asian="bold" style:font-weight-complex="bold"/>
    </style:style>
    <style:style style:name="P502" style:parent-style-name="Normal" style:list-style-name="LFO42" style:family="paragraph"/>
    <style:style style:name="T503" style:parent-style-name="Policepardéfaut" style:family="text">
      <style:text-properties fo:font-weight="bold" style:font-weight-asian="bold" style:font-weight-complex="bold"/>
    </style:style>
    <style:style style:name="P504" style:parent-style-name="Normal" style:list-style-name="LFO42" style:family="paragraph"/>
    <style:style style:name="T505" style:parent-style-name="Policepardéfaut" style:family="text">
      <style:text-properties fo:font-weight="bold" style:font-weight-asian="bold" style:font-weight-complex="bold"/>
    </style:style>
    <style:style style:name="P506" style:parent-style-name="Normal" style:list-style-name="LFO42" style:family="paragraph"/>
    <style:style style:name="T507" style:parent-style-name="Policepardéfaut" style:family="text">
      <style:text-properties fo:font-weight="bold" style:font-weight-asian="bold" style:font-weight-complex="bold"/>
    </style:style>
    <style:style style:name="P508" style:parent-style-name="Normal" style:family="paragraph">
      <style:text-properties fo:font-weight="bold" style:font-weight-asian="bold" style:font-weight-complex="bold"/>
    </style:style>
    <style:style style:name="TableColumn510" style:family="table-column">
      <style:table-column-properties style:column-width="1.3763in"/>
    </style:style>
    <style:style style:name="TableColumn511" style:family="table-column">
      <style:table-column-properties style:column-width="0.7722in"/>
    </style:style>
    <style:style style:name="TableColumn512" style:family="table-column">
      <style:table-column-properties style:column-width="0.5479in"/>
    </style:style>
    <style:style style:name="TableColumn513" style:family="table-column">
      <style:table-column-properties style:column-width="1.0597in"/>
    </style:style>
    <style:style style:name="TableColumn514" style:family="table-column">
      <style:table-column-properties style:column-width="1.2555in"/>
    </style:style>
    <style:style style:name="TableColumn515" style:family="table-column">
      <style:table-column-properties style:column-width="1.2881in"/>
    </style:style>
    <style:style style:name="Table509" style:family="table">
      <style:table-properties style:width="6.3in" fo:margin-left="0in" table:align="left"/>
    </style:style>
    <style:style style:name="TableRow516" style:family="table-row">
      <style:table-row-properties/>
    </style:style>
    <style:style style:name="TableCell517" style:family="table-cell">
      <style:table-cell-properties fo:border="none" style:writing-mode="lr-tb" style:vertical-align="middle" fo:padding-top="0.0104in" fo:padding-left="0.0104in" fo:padding-bottom="0.0104in" fo:padding-right="0.0104in"/>
    </style:style>
    <style:style style:name="P518" style:parent-style-name="Normal" style:family="paragraph">
      <style:text-properties fo:font-weight="bold" style:font-weight-asian="bold" style:font-weight-complex="bold"/>
    </style:style>
    <style:style style:name="TableCell519" style:family="table-cell">
      <style:table-cell-properties fo:border="none" style:writing-mode="lr-tb" style:vertical-align="middle" fo:padding-top="0.0104in" fo:padding-left="0.0104in" fo:padding-bottom="0.0104in" fo:padding-right="0.0104in"/>
    </style:style>
    <style:style style:name="P520" style:parent-style-name="Normal" style:family="paragraph">
      <style:text-properties fo:font-weight="bold" style:font-weight-asian="bold" style:font-weight-complex="bold"/>
    </style:style>
    <style:style style:name="TableCell521" style:family="table-cell">
      <style:table-cell-properties fo:border="none" style:writing-mode="lr-tb" style:vertical-align="middle" fo:padding-top="0.0104in" fo:padding-left="0.0104in" fo:padding-bottom="0.0104in" fo:padding-right="0.0104in"/>
    </style:style>
    <style:style style:name="P522" style:parent-style-name="Normal" style:family="paragraph">
      <style:text-properties fo:font-weight="bold" style:font-weight-asian="bold" style:font-weight-complex="bold"/>
    </style:style>
    <style:style style:name="TableCell523" style:family="table-cell">
      <style:table-cell-properties fo:border="none" style:writing-mode="lr-tb" style:vertical-align="middle" fo:padding-top="0.0104in" fo:padding-left="0.0104in" fo:padding-bottom="0.0104in" fo:padding-right="0.0104in"/>
    </style:style>
    <style:style style:name="P524" style:parent-style-name="Normal" style:family="paragraph">
      <style:text-properties fo:font-weight="bold" style:font-weight-asian="bold" style:font-weight-complex="bold"/>
    </style:style>
    <style:style style:name="TableCell525" style:family="table-cell">
      <style:table-cell-properties fo:border="none" style:writing-mode="lr-tb" style:vertical-align="middle" fo:padding-top="0.0104in" fo:padding-left="0.0104in" fo:padding-bottom="0.0104in" fo:padding-right="0.0104in"/>
    </style:style>
    <style:style style:name="P526" style:parent-style-name="Normal" style:family="paragraph">
      <style:text-properties fo:font-weight="bold" style:font-weight-asian="bold" style:font-weight-complex="bold"/>
    </style:style>
    <style:style style:name="TableCell527" style:family="table-cell">
      <style:table-cell-properties fo:border="none" style:writing-mode="lr-tb" style:vertical-align="middle" fo:padding-top="0.0104in" fo:padding-left="0.0104in" fo:padding-bottom="0.0104in" fo:padding-right="0.0104in"/>
    </style:style>
    <style:style style:name="P528" style:parent-style-name="Normal" style:family="paragraph">
      <style:text-properties fo:font-weight="bold" style:font-weight-asian="bold" style:font-weight-complex="bold"/>
    </style:style>
    <style:style style:name="TableRow529" style:family="table-row">
      <style:table-row-properties/>
    </style:style>
    <style:style style:name="TableCell530" style:family="table-cell">
      <style:table-cell-properties fo:border="none" style:writing-mode="lr-tb" style:vertical-align="middle" fo:padding-top="0.0104in" fo:padding-left="0.0104in" fo:padding-bottom="0.0104in" fo:padding-right="0.0104in"/>
    </style:style>
    <style:style style:name="T531" style:parent-style-name="Policepardéfaut" style:family="text">
      <style:text-properties fo:font-weight="bold" style:font-weight-asian="bold" style:font-weight-complex="bold"/>
    </style:style>
    <style:style style:name="TableCell532" style:family="table-cell">
      <style:table-cell-properties fo:border="none" style:writing-mode="lr-tb" style:vertical-align="middle" fo:padding-top="0.0104in" fo:padding-left="0.0104in" fo:padding-bottom="0.0104in" fo:padding-right="0.0104in"/>
    </style:style>
    <style:style style:name="TableCell533" style:family="table-cell">
      <style:table-cell-properties fo:border="none" style:writing-mode="lr-tb" style:vertical-align="middle" fo:padding-top="0.0104in" fo:padding-left="0.0104in" fo:padding-bottom="0.0104in" fo:padding-right="0.0104in"/>
    </style:style>
    <style:style style:name="TableCell534" style:family="table-cell">
      <style:table-cell-properties fo:border="none" style:writing-mode="lr-tb" style:vertical-align="middle" fo:padding-top="0.0104in" fo:padding-left="0.0104in" fo:padding-bottom="0.0104in" fo:padding-right="0.0104in"/>
    </style:style>
    <style:style style:name="TableCell535" style:family="table-cell">
      <style:table-cell-properties fo:border="none" style:writing-mode="lr-tb" style:vertical-align="middle" fo:padding-top="0.0104in" fo:padding-left="0.0104in" fo:padding-bottom="0.0104in" fo:padding-right="0.0104in"/>
    </style:style>
    <style:style style:name="TableCell536" style:family="table-cell">
      <style:table-cell-properties fo:border="none" style:writing-mode="lr-tb" style:vertical-align="middle" fo:padding-top="0.0104in" fo:padding-left="0.0104in" fo:padding-bottom="0.0104in" fo:padding-right="0.0104in"/>
    </style:style>
    <style:style style:name="TableRow537" style:family="table-row">
      <style:table-row-properties/>
    </style:style>
    <style:style style:name="TableCell538" style:family="table-cell">
      <style:table-cell-properties fo:border="none" style:writing-mode="lr-tb" style:vertical-align="middle" fo:padding-top="0.0104in" fo:padding-left="0.0104in" fo:padding-bottom="0.0104in" fo:padding-right="0.0104in"/>
    </style:style>
    <style:style style:name="T539" style:parent-style-name="Policepardéfaut" style:family="text">
      <style:text-properties fo:font-weight="bold" style:font-weight-asian="bold" style:font-weight-complex="bold"/>
    </style:style>
    <style:style style:name="TableCell540" style:family="table-cell">
      <style:table-cell-properties fo:border="none" style:writing-mode="lr-tb" style:vertical-align="middle" fo:padding-top="0.0104in" fo:padding-left="0.0104in" fo:padding-bottom="0.0104in" fo:padding-right="0.0104in"/>
    </style:style>
    <style:style style:name="TableCell541" style:family="table-cell">
      <style:table-cell-properties fo:border="none" style:writing-mode="lr-tb" style:vertical-align="middle" fo:padding-top="0.0104in" fo:padding-left="0.0104in" fo:padding-bottom="0.0104in" fo:padding-right="0.0104in"/>
    </style:style>
    <style:style style:name="TableCell542" style:family="table-cell">
      <style:table-cell-properties fo:border="none" style:writing-mode="lr-tb" style:vertical-align="middle" fo:padding-top="0.0104in" fo:padding-left="0.0104in" fo:padding-bottom="0.0104in" fo:padding-right="0.0104in"/>
    </style:style>
    <style:style style:name="TableCell543" style:family="table-cell">
      <style:table-cell-properties fo:border="none" style:writing-mode="lr-tb" style:vertical-align="middle" fo:padding-top="0.0104in" fo:padding-left="0.0104in" fo:padding-bottom="0.0104in" fo:padding-right="0.0104in"/>
    </style:style>
    <style:style style:name="TableCell544" style:family="table-cell">
      <style:table-cell-properties fo:border="none" style:writing-mode="lr-tb" style:vertical-align="middle" fo:padding-top="0.0104in" fo:padding-left="0.0104in" fo:padding-bottom="0.0104in" fo:padding-right="0.0104in"/>
    </style:style>
    <style:style style:name="TableRow545" style:family="table-row">
      <style:table-row-properties/>
    </style:style>
    <style:style style:name="TableCell546" style:family="table-cell">
      <style:table-cell-properties fo:border="none" style:writing-mode="lr-tb" style:vertical-align="middle" fo:padding-top="0.0104in" fo:padding-left="0.0104in" fo:padding-bottom="0.0104in" fo:padding-right="0.0104in"/>
    </style:style>
    <style:style style:name="T547" style:parent-style-name="Policepardéfaut" style:family="text">
      <style:text-properties fo:font-weight="bold" style:font-weight-asian="bold" style:font-weight-complex="bold"/>
    </style:style>
    <style:style style:name="TableCell548" style:family="table-cell">
      <style:table-cell-properties fo:border="none" style:writing-mode="lr-tb" style:vertical-align="middle" fo:padding-top="0.0104in" fo:padding-left="0.0104in" fo:padding-bottom="0.0104in" fo:padding-right="0.0104in"/>
    </style:style>
    <style:style style:name="TableCell549" style:family="table-cell">
      <style:table-cell-properties fo:border="none" style:writing-mode="lr-tb" style:vertical-align="middle" fo:padding-top="0.0104in" fo:padding-left="0.0104in" fo:padding-bottom="0.0104in" fo:padding-right="0.0104in"/>
    </style:style>
    <style:style style:name="TableCell550" style:family="table-cell">
      <style:table-cell-properties fo:border="none" style:writing-mode="lr-tb" style:vertical-align="middle" fo:padding-top="0.0104in" fo:padding-left="0.0104in" fo:padding-bottom="0.0104in" fo:padding-right="0.0104in"/>
    </style:style>
    <style:style style:name="TableCell551" style:family="table-cell">
      <style:table-cell-properties fo:border="none" style:writing-mode="lr-tb" style:vertical-align="middle" fo:padding-top="0.0104in" fo:padding-left="0.0104in" fo:padding-bottom="0.0104in" fo:padding-right="0.0104in"/>
    </style:style>
    <style:style style:name="TableCell552" style:family="table-cell">
      <style:table-cell-properties fo:border="none" style:writing-mode="lr-tb" style:vertical-align="middle" fo:padding-top="0.0104in" fo:padding-left="0.0104in" fo:padding-bottom="0.0104in" fo:padding-right="0.0104in"/>
    </style:style>
    <style:style style:name="TableRow553" style:family="table-row">
      <style:table-row-properties/>
    </style:style>
    <style:style style:name="TableCell554" style:family="table-cell">
      <style:table-cell-properties fo:border="none" style:writing-mode="lr-tb" style:vertical-align="middle" fo:padding-top="0.0104in" fo:padding-left="0.0104in" fo:padding-bottom="0.0104in" fo:padding-right="0.0104in"/>
    </style:style>
    <style:style style:name="T555" style:parent-style-name="Policepardéfaut" style:family="text">
      <style:text-properties fo:font-weight="bold" style:font-weight-asian="bold" style:font-weight-complex="bold"/>
    </style:style>
    <style:style style:name="TableCell556" style:family="table-cell">
      <style:table-cell-properties fo:border="none" style:writing-mode="lr-tb" style:vertical-align="middle" fo:padding-top="0.0104in" fo:padding-left="0.0104in" fo:padding-bottom="0.0104in" fo:padding-right="0.0104in"/>
    </style:style>
    <style:style style:name="TableCell557" style:family="table-cell">
      <style:table-cell-properties fo:border="none" style:writing-mode="lr-tb" style:vertical-align="middle" fo:padding-top="0.0104in" fo:padding-left="0.0104in" fo:padding-bottom="0.0104in" fo:padding-right="0.0104in"/>
    </style:style>
    <style:style style:name="TableCell558" style:family="table-cell">
      <style:table-cell-properties fo:border="none" style:writing-mode="lr-tb" style:vertical-align="middle" fo:padding-top="0.0104in" fo:padding-left="0.0104in" fo:padding-bottom="0.0104in" fo:padding-right="0.0104in"/>
    </style:style>
    <style:style style:name="TableCell559" style:family="table-cell">
      <style:table-cell-properties fo:border="none" style:writing-mode="lr-tb" style:vertical-align="middle" fo:padding-top="0.0104in" fo:padding-left="0.0104in" fo:padding-bottom="0.0104in" fo:padding-right="0.0104in"/>
    </style:style>
    <style:style style:name="TableCell560" style:family="table-cell">
      <style:table-cell-properties fo:border="none" style:writing-mode="lr-tb" style:vertical-align="middle" fo:padding-top="0.0104in" fo:padding-left="0.0104in" fo:padding-bottom="0.0104in" fo:padding-right="0.0104in"/>
    </style:style>
    <style:style style:name="P561" style:parent-style-name="Normal" style:family="paragraph">
      <style:text-properties fo:font-weight="bold" style:font-weight-asian="bold" style:font-weight-complex="bold"/>
    </style:style>
    <style:style style:name="P562" style:parent-style-name="Normal" style:family="paragraph">
      <style:text-properties fo:font-weight="bold" style:font-weight-asian="bold" style:font-weight-complex="bold"/>
    </style:style>
    <style:style style:name="P563" style:parent-style-name="Normal" style:list-style-name="LFO43" style:family="paragraph"/>
    <style:style style:name="T564" style:parent-style-name="Policepardéfaut" style:family="text">
      <style:text-properties fo:font-weight="bold" style:font-weight-asian="bold" style:font-weight-complex="bold"/>
    </style:style>
    <style:style style:name="P565" style:parent-style-name="Normal" style:list-style-name="LFO43" style:family="paragraph"/>
    <style:style style:name="P566" style:parent-style-name="Normal" style:list-style-name="LFO43" style:family="paragraph"/>
    <style:style style:name="P567" style:parent-style-name="Normal" style:list-style-name="LFO43" style:family="paragraph"/>
    <style:style style:name="T568" style:parent-style-name="Policepardéfaut" style:family="text">
      <style:text-properties fo:font-weight="bold" style:font-weight-asian="bold" style:font-weight-complex="bold"/>
    </style:style>
    <style:style style:name="P569" style:parent-style-name="Normal" style:list-style-name="LFO43" style:family="paragraph"/>
    <style:style style:name="P570" style:parent-style-name="Normal" style:list-style-name="LFO43" style:family="paragraph"/>
    <style:style style:name="P571" style:parent-style-name="Normal" style:family="paragraph">
      <style:text-properties fo:font-weight="bold" style:font-weight-asian="bold" style:font-weight-complex="bold"/>
    </style:style>
    <style:style style:name="P572" style:parent-style-name="Normal" style:list-style-name="LFO44" style:family="paragraph"/>
    <style:style style:name="T573" style:parent-style-name="Policepardéfaut" style:family="text">
      <style:text-properties fo:font-weight="bold" style:font-weight-asian="bold" style:font-weight-complex="bold"/>
    </style:style>
    <style:style style:name="P574" style:parent-style-name="Normal" style:list-style-name="LFO44" style:family="paragraph"/>
    <style:style style:name="P575" style:parent-style-name="Normal" style:list-style-name="LFO44" style:family="paragraph"/>
    <style:style style:name="P576" style:parent-style-name="Normal" style:list-style-name="LFO44" style:family="paragraph"/>
    <style:style style:name="T577" style:parent-style-name="Policepardéfaut" style:family="text">
      <style:text-properties fo:font-weight="bold" style:font-weight-asian="bold" style:font-weight-complex="bold"/>
    </style:style>
    <style:style style:name="P578" style:parent-style-name="Normal" style:list-style-name="LFO44" style:family="paragraph"/>
    <style:style style:name="P579" style:parent-style-name="Normal" style:list-style-name="LFO44" style:family="paragraph"/>
    <style:style style:name="P580" style:parent-style-name="Normal" style:family="paragraph">
      <style:text-properties fo:font-weight="bold" style:font-weight-asian="bold" style:font-weight-complex="bold"/>
    </style:style>
    <style:style style:name="P581" style:parent-style-name="Normal" style:list-style-name="LFO45" style:family="paragraph"/>
    <style:style style:name="T582" style:parent-style-name="Policepardéfaut" style:family="text">
      <style:text-properties fo:font-weight="bold" style:font-weight-asian="bold" style:font-weight-complex="bold"/>
    </style:style>
    <style:style style:name="P583" style:parent-style-name="Normal" style:list-style-name="LFO45" style:family="paragraph"/>
    <style:style style:name="P584" style:parent-style-name="Normal" style:list-style-name="LFO45" style:family="paragraph"/>
    <style:style style:name="P585" style:parent-style-name="Normal" style:list-style-name="LFO45" style:family="paragraph"/>
    <style:style style:name="T586" style:parent-style-name="Policepardéfaut" style:family="text">
      <style:text-properties fo:font-weight="bold" style:font-weight-asian="bold" style:font-weight-complex="bold"/>
    </style:style>
    <style:style style:name="P587" style:parent-style-name="Normal" style:list-style-name="LFO45" style:family="paragraph"/>
    <style:style style:name="P588" style:parent-style-name="Normal" style:family="paragraph">
      <style:text-properties fo:font-weight="bold" style:font-weight-asian="bold" style:font-weight-complex="bold"/>
    </style:style>
    <style:style style:name="P589" style:parent-style-name="Normal" style:list-style-name="LFO46" style:family="paragraph"/>
    <style:style style:name="T590" style:parent-style-name="Policepardéfaut" style:family="text">
      <style:text-properties fo:font-weight="bold" style:font-weight-asian="bold" style:font-weight-complex="bold"/>
    </style:style>
    <style:style style:name="P591" style:parent-style-name="Normal" style:list-style-name="LFO46" style:family="paragraph"/>
    <style:style style:name="P592" style:parent-style-name="Normal" style:list-style-name="LFO46" style:family="paragraph"/>
    <style:style style:name="P593" style:parent-style-name="Normal" style:list-style-name="LFO46" style:family="paragraph"/>
    <style:style style:name="T594" style:parent-style-name="Policepardéfaut" style:family="text">
      <style:text-properties fo:font-weight="bold" style:font-weight-asian="bold" style:font-weight-complex="bold"/>
    </style:style>
    <style:style style:name="P595" style:parent-style-name="Normal" style:list-style-name="LFO46" style:family="paragraph"/>
    <style:style style:name="P596" style:parent-style-name="Normal" style:list-style-name="LFO46" style:family="paragraph"/>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family="paragraph">
      <style:text-properties fo:font-weight="bold" style:font-weight-asian="bold" style:font-weight-complex="bold"/>
    </style:style>
    <style:style style:name="P601" style:parent-style-name="Normal" style:family="paragraph">
      <style:text-properties fo:font-weight="bold" style:font-weight-asian="bold" style:font-weight-complex="bold"/>
    </style:style>
    <style:style style:name="T602" style:parent-style-name="Policepardéfaut" style:family="text">
      <style:text-properties fo:font-weight="bold" style:font-weight-asian="bold" style:font-weight-complex="bold"/>
    </style:style>
    <style:style style:name="T603" style:parent-style-name="Policepardéfaut" style:family="text">
      <style:text-properties fo:font-weight="bold" style:font-weight-asian="bold" style:font-weight-complex="bold"/>
    </style:style>
    <style:style style:name="T604" style:parent-style-name="Policepardéfaut" style:family="text">
      <style:text-properties fo:font-weight="bold" style:font-weight-asian="bold" style:font-weight-complex="bold"/>
    </style:style>
    <style:style style:name="T605" style:parent-style-name="Policepardéfaut" style:family="text">
      <style:text-properties fo:font-weight="bold" style:font-weight-asian="bold" style:font-weight-complex="bold"/>
    </style:style>
    <style:style style:name="P606" style:parent-style-name="Normal" style:family="paragraph">
      <style:text-properties fo:font-weight="bold" style:font-weight-asian="bold" style:font-weight-complex="bold"/>
    </style:style>
    <style:style style:name="P607" style:parent-style-name="Normal" style:family="paragraph">
      <style:text-properties fo:font-weight="bold" style:font-weight-asian="bold" style:font-weight-complex="bold"/>
    </style:style>
    <style:style style:name="T608" style:parent-style-name="Policepardéfaut" style:family="text">
      <style:text-properties fo:font-weight="bold" style:font-weight-asian="bold" style:font-weight-complex="bold"/>
    </style:style>
    <style:style style:name="T609" style:parent-style-name="Policepardéfaut" style:family="text">
      <style:text-properties fo:font-weight="bold" style:font-weight-asian="bold" style:font-weight-complex="bold"/>
    </style:style>
    <style:style style:name="T610" style:parent-style-name="Policepardéfaut" style:family="text">
      <style:text-properties fo:font-weight="bold" style:font-weight-asian="bold" style:font-weight-complex="bold"/>
    </style:style>
    <style:style style:name="T611" style:parent-style-name="Policepardéfaut" style:family="text">
      <style:text-properties fo:font-weight="bold" style:font-weight-asian="bold" style:font-weight-complex="bold"/>
    </style:style>
    <style:style style:name="T612" style:parent-style-name="Policepardéfaut" style:family="text">
      <style:text-properties fo:font-weight="bold" style:font-weight-asian="bold" style:font-weight-complex="bold"/>
    </style:style>
    <style:style style:name="T613" style:parent-style-name="Policepardéfaut" style:family="text">
      <style:text-properties fo:font-weight="bold" style:font-weight-asian="bold" style:font-weight-complex="bold"/>
    </style:style>
    <style:style style:name="P614" style:parent-style-name="Normal" style:family="paragraph">
      <style:text-properties fo:font-weight="bold" style:font-weight-asian="bold" style:font-weight-complex="bold"/>
    </style:style>
    <style:style style:name="P615" style:parent-style-name="Normal" style:family="paragraph">
      <style:text-properties fo:font-weight="bold" style:font-weight-asian="bold" style:font-weight-complex="bold"/>
    </style:style>
    <style:style style:name="P616" style:parent-style-name="Normal" style:list-style-name="LFO47" style:family="paragraph"/>
    <style:style style:name="T617" style:parent-style-name="Policepardéfaut" style:family="text">
      <style:text-properties fo:font-weight="bold" style:font-weight-asian="bold" style:font-weight-complex="bold"/>
    </style:style>
    <style:style style:name="P618" style:parent-style-name="Normal" style:list-style-name="LFO47" style:family="paragraph"/>
    <style:style style:name="T619" style:parent-style-name="Policepardéfaut" style:family="text">
      <style:text-properties fo:font-weight="bold" style:font-weight-asian="bold" style:font-weight-complex="bold"/>
    </style:style>
    <style:style style:name="T620" style:parent-style-name="Policepardéfaut" style:family="text">
      <style:text-properties fo:font-weight="bold" style:font-weight-asian="bold" style:font-weight-complex="bold"/>
    </style:style>
    <style:style style:name="P621" style:parent-style-name="Normal" style:list-style-name="LFO47" style:family="paragraph"/>
    <style:style style:name="T622" style:parent-style-name="Policepardéfaut" style:family="text">
      <style:text-properties fo:font-weight="bold" style:font-weight-asian="bold" style:font-weight-complex="bold"/>
    </style:style>
    <style:style style:name="P623" style:parent-style-name="Normal" style:list-style-name="LFO47" style:family="paragraph"/>
    <style:style style:name="T624" style:parent-style-name="Policepardéfaut" style:family="text">
      <style:text-properties fo:font-weight="bold" style:font-weight-asian="bold" style:font-weight-complex="bold"/>
    </style:style>
    <style:style style:name="P625" style:parent-style-name="Normal" style:family="paragraph">
      <style:text-properties fo:font-weight="bold" style:font-weight-asian="bold" style:font-weight-complex="bold"/>
    </style:style>
    <style:style style:name="T626" style:parent-style-name="Policepardéfaut" style:family="text">
      <style:text-properties fo:font-weight="bold" style:font-weight-asian="bold" style:font-weight-complex="bold"/>
    </style:style>
    <style:style style:name="T627" style:parent-style-name="Policepardéfaut" style:family="text">
      <style:text-properties fo:font-weight="bold" style:font-weight-asian="bold" style:font-weight-complex="bold"/>
    </style:style>
    <style:style style:name="P628" style:parent-style-name="Normal" style:family="paragraph">
      <style:text-properties fo:font-weight="bold" style:font-weight-asian="bold" style:font-weight-complex="bold"/>
    </style:style>
    <style:style style:name="P629" style:parent-style-name="Normal" style:list-style-name="LFO48" style:family="paragraph"/>
    <style:style style:name="T630" style:parent-style-name="Policepardéfaut" style:family="text">
      <style:text-properties fo:font-weight="bold" style:font-weight-asian="bold" style:font-weight-complex="bold"/>
    </style:style>
    <style:style style:name="T631" style:parent-style-name="Policepardéfaut" style:family="text">
      <style:text-properties fo:font-weight="bold" style:font-weight-asian="bold" style:font-weight-complex="bold"/>
    </style:style>
    <style:style style:name="P632" style:parent-style-name="Normal" style:list-style-name="LFO48" style:family="paragraph"/>
    <style:style style:name="T633" style:parent-style-name="Policepardéfaut" style:family="text">
      <style:text-properties fo:font-weight="bold" style:font-weight-asian="bold" style:font-weight-complex="bold"/>
    </style:style>
    <style:style style:name="P634" style:parent-style-name="Normal" style:family="paragraph">
      <style:text-properties fo:font-weight="bold" style:font-weight-asian="bold" style:font-weight-complex="bold"/>
    </style:style>
    <style:style style:name="P635" style:parent-style-name="Normal" style:family="paragraph">
      <style:text-properties fo:font-weight="bold" style:font-weight-asian="bold" style:font-weight-complex="bold"/>
    </style:style>
    <style:style style:name="P636" style:parent-style-name="Normal" style:list-style-name="LFO49" style:family="paragraph"/>
    <style:style style:name="T637" style:parent-style-name="Policepardéfaut" style:family="text">
      <style:text-properties fo:font-weight="bold" style:font-weight-asian="bold" style:font-weight-complex="bold"/>
    </style:style>
    <style:style style:name="P638" style:parent-style-name="Normal" style:list-style-name="LFO49" style:family="paragraph"/>
    <style:style style:name="T639" style:parent-style-name="Policepardéfaut" style:family="text">
      <style:text-properties fo:font-weight="bold" style:font-weight-asian="bold" style:font-weight-complex="bold"/>
    </style:style>
    <style:style style:name="P640" style:parent-style-name="Normal" style:list-style-name="LFO49" style:family="paragraph"/>
    <style:style style:name="T641" style:parent-style-name="Policepardéfaut" style:family="text">
      <style:text-properties fo:font-weight="bold" style:font-weight-asian="bold" style:font-weight-complex="bold"/>
    </style:style>
    <style:style style:name="P642" style:parent-style-name="Normal" style:list-style-name="LFO49" style:family="paragraph"/>
    <style:style style:name="T643" style:parent-style-name="Policepardéfaut" style:family="text">
      <style:text-properties fo:font-weight="bold" style:font-weight-asian="bold" style:font-weight-complex="bold"/>
    </style:style>
    <style:style style:name="P644" style:parent-style-name="Normal" style:list-style-name="LFO49" style:family="paragraph"/>
    <style:style style:name="T645" style:parent-style-name="Policepardéfaut" style:family="text">
      <style:text-properties fo:font-weight="bold" style:font-weight-asian="bold" style:font-weight-complex="bold"/>
    </style:style>
    <style:style style:name="P646" style:parent-style-name="Normal" style:list-style-name="LFO49" style:family="paragraph"/>
    <style:style style:name="T647" style:parent-style-name="Policepardéfaut" style:family="text">
      <style:text-properties fo:font-weight="bold" style:font-weight-asian="bold" style:font-weight-complex="bold"/>
    </style:style>
    <style:style style:name="P648" style:parent-style-name="Normal" style:list-style-name="LFO49" style:family="paragraph"/>
    <style:style style:name="T649" style:parent-style-name="Policepardéfaut" style:family="text">
      <style:text-properties fo:font-weight="bold" style:font-weight-asian="bold" style:font-weight-complex="bold"/>
    </style:style>
    <style:style style:name="P650" style:parent-style-name="Normal" style:list-style-name="LFO49" style:family="paragraph"/>
    <style:style style:name="T651" style:parent-style-name="Policepardéfaut" style:family="text">
      <style:text-properties fo:font-weight="bold" style:font-weight-asian="bold" style:font-weight-complex="bold"/>
    </style:style>
    <style:style style:name="P652" style:parent-style-name="Normal" style:family="paragraph">
      <style:text-properties fo:font-weight="bold" style:font-weight-asian="bold" style:font-weight-complex="bold"/>
    </style:style>
    <style:style style:name="P653" style:parent-style-name="Normal" style:family="paragraph">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Normal" style:family="paragraph">
      <style:text-properties fo:font-weight="bold" style:font-weight-asian="bold" style:font-weight-complex="bold"/>
    </style:style>
    <style:style style:name="P656" style:parent-style-name="Normal" style:family="paragraph">
      <style:text-properties fo:font-weight="bold" style:font-weight-asian="bold" style:font-weight-complex="bold"/>
    </style:style>
    <style:style style:name="T657" style:parent-style-name="Policepardéfaut" style:family="text">
      <style:text-properties fo:font-weight="bold" style:font-weight-asian="bold" style:font-weight-complex="bold"/>
    </style:style>
    <style:style style:name="P658" style:parent-style-name="Normal" style:family="paragraph">
      <style:text-properties fo:font-weight="bold" style:font-weight-asian="bold" style:font-weight-complex="bold"/>
    </style:style>
    <style:style style:name="T659" style:parent-style-name="Policepardéfaut" style:family="text">
      <style:text-properties fo:font-weight="bold" style:font-weight-asian="bold" style:font-weight-complex="bold"/>
    </style:style>
    <style:style style:name="P660" style:parent-style-name="Normal" style:family="paragraph">
      <style:text-properties fo:font-weight="bold" style:font-weight-asian="bold" style:font-weight-complex="bold"/>
    </style:style>
    <style:style style:name="P661" style:parent-style-name="Normal" style:family="paragraph">
      <style:text-properties fo:font-weight="bold" style:font-weight-asian="bold" style:font-weight-complex="bold"/>
    </style:style>
    <style:style style:name="P662" style:parent-style-name="Normal" style:family="paragraph">
      <style:text-properties fo:font-weight="bold" style:font-weight-asian="bold" style:font-weight-complex="bold"/>
    </style:style>
    <style:style style:name="P663" style:parent-style-name="Normal" style:family="paragraph">
      <style:text-properties fo:font-weight="bold" style:font-weight-asian="bold" style:font-weight-complex="bold"/>
    </style:style>
    <style:style style:name="P664" style:parent-style-name="Normal" style:family="paragraph">
      <style:text-properties fo:font-weight="bold" style:font-weight-asian="bold" style:font-weight-complex="bold"/>
    </style:style>
    <style:style style:name="P665" style:parent-style-name="Normal" style:family="paragraph">
      <style:text-properties fo:font-weight="bold" style:font-weight-asian="bold" style:font-weight-complex="bold"/>
    </style:style>
    <style:style style:name="P666" style:parent-style-name="Normal" style:family="paragraph">
      <style:text-properties fo:font-weight="bold" style:font-weight-asian="bold" style:font-weight-complex="bold"/>
    </style:style>
    <style:style style:name="T667" style:parent-style-name="Policepardéfaut" style:family="text">
      <style:text-properties fo:font-weight="bold" style:font-weight-asian="bold" style:font-weight-complex="bold"/>
    </style:style>
    <style:style style:name="P668" style:parent-style-name="Normal" style:family="paragraph">
      <style:text-properties fo:font-weight="bold" style:font-weight-asian="bold" style:font-weight-complex="bold"/>
    </style:style>
    <style:style style:name="T669" style:parent-style-name="Policepardéfaut" style:family="text">
      <style:text-properties fo:font-weight="bold" style:font-weight-asian="bold" style:font-weight-complex="bold"/>
    </style:style>
    <style:style style:name="P670" style:parent-style-name="Normal" style:family="paragraph">
      <style:text-properties fo:font-weight="bold" style:font-weight-asian="bold" style:font-weight-complex="bold"/>
    </style:style>
    <style:style style:name="T671" style:parent-style-name="Policepardéfaut" style:family="text">
      <style:text-properties fo:font-weight="bold" style:font-weight-asian="bold" style:font-weight-complex="bold"/>
    </style:style>
    <style:style style:name="P672" style:parent-style-name="Normal" style:family="paragraph">
      <style:text-properties fo:font-weight="bold" style:font-weight-asian="bold" style:font-weight-complex="bold"/>
    </style:style>
    <style:style style:name="TableColumn674" style:family="table-column">
      <style:table-column-properties style:column-width="1.5375in"/>
    </style:style>
    <style:style style:name="TableColumn675" style:family="table-column">
      <style:table-column-properties style:column-width="0.775in"/>
    </style:style>
    <style:style style:name="TableColumn676" style:family="table-column">
      <style:table-column-properties style:column-width="0.7111in"/>
    </style:style>
    <style:style style:name="TableColumn677" style:family="table-column">
      <style:table-column-properties style:column-width="1.0229in"/>
    </style:style>
    <style:style style:name="TableColumn678" style:family="table-column">
      <style:table-column-properties style:column-width="1.3006in"/>
    </style:style>
    <style:style style:name="TableColumn679" style:family="table-column">
      <style:table-column-properties style:column-width="0.9527in"/>
    </style:style>
    <style:style style:name="Table673" style:family="table">
      <style:table-properties style:width="6.3in" fo:margin-left="0in" table:align="left"/>
    </style:style>
    <style:style style:name="TableRow680" style:family="table-row">
      <style:table-row-properties/>
    </style:style>
    <style:style style:name="TableCell681" style:family="table-cell">
      <style:table-cell-properties fo:border="none" style:writing-mode="lr-tb" style:vertical-align="middle" fo:padding-top="0.0104in" fo:padding-left="0.0104in" fo:padding-bottom="0.0104in" fo:padding-right="0.0104in"/>
    </style:style>
    <style:style style:name="P682" style:parent-style-name="Normal" style:family="paragraph">
      <style:text-properties fo:font-weight="bold" style:font-weight-asian="bold" style:font-weight-complex="bold"/>
    </style:style>
    <style:style style:name="TableCell683" style:family="table-cell">
      <style:table-cell-properties fo:border="none" style:writing-mode="lr-tb" style:vertical-align="middle" fo:padding-top="0.0104in" fo:padding-left="0.0104in" fo:padding-bottom="0.0104in" fo:padding-right="0.0104in"/>
    </style:style>
    <style:style style:name="P684" style:parent-style-name="Normal" style:family="paragraph">
      <style:text-properties fo:font-weight="bold" style:font-weight-asian="bold" style:font-weight-complex="bold"/>
    </style:style>
    <style:style style:name="TableCell685" style:family="table-cell">
      <style:table-cell-properties fo:border="none" style:writing-mode="lr-tb" style:vertical-align="middle" fo:padding-top="0.0104in" fo:padding-left="0.0104in" fo:padding-bottom="0.0104in" fo:padding-right="0.0104in"/>
    </style:style>
    <style:style style:name="P686" style:parent-style-name="Normal" style:family="paragraph">
      <style:text-properties fo:font-weight="bold" style:font-weight-asian="bold" style:font-weight-complex="bold"/>
    </style:style>
    <style:style style:name="TableCell687" style:family="table-cell">
      <style:table-cell-properties fo:border="none" style:writing-mode="lr-tb" style:vertical-align="middle" fo:padding-top="0.0104in" fo:padding-left="0.0104in" fo:padding-bottom="0.0104in" fo:padding-right="0.0104in"/>
    </style:style>
    <style:style style:name="P688" style:parent-style-name="Normal" style:family="paragraph">
      <style:text-properties fo:font-weight="bold" style:font-weight-asian="bold" style:font-weight-complex="bold"/>
    </style:style>
    <style:style style:name="TableCell689" style:family="table-cell">
      <style:table-cell-properties fo:border="none" style:writing-mode="lr-tb" style:vertical-align="middle" fo:padding-top="0.0104in" fo:padding-left="0.0104in" fo:padding-bottom="0.0104in" fo:padding-right="0.0104in"/>
    </style:style>
    <style:style style:name="P690" style:parent-style-name="Normal" style:family="paragraph">
      <style:text-properties fo:font-weight="bold" style:font-weight-asian="bold" style:font-weight-complex="bold"/>
    </style:style>
    <style:style style:name="TableCell691" style:family="table-cell">
      <style:table-cell-properties fo:border="none" style:writing-mode="lr-tb" style:vertical-align="middle" fo:padding-top="0.0104in" fo:padding-left="0.0104in" fo:padding-bottom="0.0104in" fo:padding-right="0.0104in"/>
    </style:style>
    <style:style style:name="P692" style:parent-style-name="Normal" style:family="paragraph">
      <style:text-properties fo:font-weight="bold" style:font-weight-asian="bold" style:font-weight-complex="bold"/>
    </style:style>
    <style:style style:name="TableRow693" style:family="table-row">
      <style:table-row-properties/>
    </style:style>
    <style:style style:name="TableCell694" style:family="table-cell">
      <style:table-cell-properties fo:border="none" style:writing-mode="lr-tb" style:vertical-align="middle" fo:padding-top="0.0104in" fo:padding-left="0.0104in" fo:padding-bottom="0.0104in" fo:padding-right="0.0104in"/>
    </style:style>
    <style:style style:name="T695" style:parent-style-name="Policepardéfaut" style:family="text">
      <style:text-properties fo:font-weight="bold" style:font-weight-asian="bold" style:font-weight-complex="bold"/>
    </style:style>
    <style:style style:name="TableCell696" style:family="table-cell">
      <style:table-cell-properties fo:border="none" style:writing-mode="lr-tb" style:vertical-align="middle" fo:padding-top="0.0104in" fo:padding-left="0.0104in" fo:padding-bottom="0.0104in" fo:padding-right="0.0104in"/>
    </style:style>
    <style:style style:name="TableCell697" style:family="table-cell">
      <style:table-cell-properties fo:border="none" style:writing-mode="lr-tb" style:vertical-align="middle" fo:padding-top="0.0104in" fo:padding-left="0.0104in" fo:padding-bottom="0.0104in" fo:padding-right="0.0104in"/>
    </style:style>
    <style:style style:name="TableCell698" style:family="table-cell">
      <style:table-cell-properties fo:border="none" style:writing-mode="lr-tb" style:vertical-align="middle" fo:padding-top="0.0104in" fo:padding-left="0.0104in" fo:padding-bottom="0.0104in" fo:padding-right="0.0104in"/>
    </style:style>
    <style:style style:name="TableCell699" style:family="table-cell">
      <style:table-cell-properties fo:border="none" style:writing-mode="lr-tb" style:vertical-align="middle" fo:padding-top="0.0104in" fo:padding-left="0.0104in" fo:padding-bottom="0.0104in" fo:padding-right="0.0104in"/>
    </style:style>
    <style:style style:name="TableCell700" style:family="table-cell">
      <style:table-cell-properties fo:border="none" style:writing-mode="lr-tb" style:vertical-align="middle" fo:padding-top="0.0104in" fo:padding-left="0.0104in" fo:padding-bottom="0.0104in" fo:padding-right="0.0104in"/>
    </style:style>
    <style:style style:name="TableRow701" style:family="table-row">
      <style:table-row-properties/>
    </style:style>
    <style:style style:name="TableCell702" style:family="table-cell">
      <style:table-cell-properties fo:border="none" style:writing-mode="lr-tb" style:vertical-align="middle" fo:padding-top="0.0104in" fo:padding-left="0.0104in" fo:padding-bottom="0.0104in" fo:padding-right="0.0104in"/>
    </style:style>
    <style:style style:name="T703" style:parent-style-name="Policepardéfaut" style:family="text">
      <style:text-properties fo:font-weight="bold" style:font-weight-asian="bold" style:font-weight-complex="bold"/>
    </style:style>
    <style:style style:name="TableCell704" style:family="table-cell">
      <style:table-cell-properties fo:border="none" style:writing-mode="lr-tb" style:vertical-align="middle" fo:padding-top="0.0104in" fo:padding-left="0.0104in" fo:padding-bottom="0.0104in" fo:padding-right="0.0104in"/>
    </style:style>
    <style:style style:name="TableCell705" style:family="table-cell">
      <style:table-cell-properties fo:border="none" style:writing-mode="lr-tb" style:vertical-align="middle" fo:padding-top="0.0104in" fo:padding-left="0.0104in" fo:padding-bottom="0.0104in" fo:padding-right="0.0104in"/>
    </style:style>
    <style:style style:name="TableCell706" style:family="table-cell">
      <style:table-cell-properties fo:border="none" style:writing-mode="lr-tb" style:vertical-align="middle" fo:padding-top="0.0104in" fo:padding-left="0.0104in" fo:padding-bottom="0.0104in" fo:padding-right="0.0104in"/>
    </style:style>
    <style:style style:name="TableCell707" style:family="table-cell">
      <style:table-cell-properties fo:border="none" style:writing-mode="lr-tb" style:vertical-align="middle" fo:padding-top="0.0104in" fo:padding-left="0.0104in" fo:padding-bottom="0.0104in" fo:padding-right="0.0104in"/>
    </style:style>
    <style:style style:name="TableCell708" style:family="table-cell">
      <style:table-cell-properties fo:border="none" style:writing-mode="lr-tb" style:vertical-align="middle" fo:padding-top="0.0104in" fo:padding-left="0.0104in" fo:padding-bottom="0.0104in" fo:padding-right="0.0104in"/>
    </style:style>
    <style:style style:name="TableRow709" style:family="table-row">
      <style:table-row-properties/>
    </style:style>
    <style:style style:name="TableCell710" style:family="table-cell">
      <style:table-cell-properties fo:border="none" style:writing-mode="lr-tb" style:vertical-align="middle" fo:padding-top="0.0104in" fo:padding-left="0.0104in" fo:padding-bottom="0.0104in" fo:padding-right="0.0104in"/>
    </style:style>
    <style:style style:name="T711" style:parent-style-name="Policepardéfaut" style:family="text">
      <style:text-properties fo:font-weight="bold" style:font-weight-asian="bold" style:font-weight-complex="bold"/>
    </style:style>
    <style:style style:name="TableCell712" style:family="table-cell">
      <style:table-cell-properties fo:border="none" style:writing-mode="lr-tb" style:vertical-align="middle" fo:padding-top="0.0104in" fo:padding-left="0.0104in" fo:padding-bottom="0.0104in" fo:padding-right="0.0104in"/>
    </style:style>
    <style:style style:name="TableCell713" style:family="table-cell">
      <style:table-cell-properties fo:border="none" style:writing-mode="lr-tb" style:vertical-align="middle" fo:padding-top="0.0104in" fo:padding-left="0.0104in" fo:padding-bottom="0.0104in" fo:padding-right="0.0104in"/>
    </style:style>
    <style:style style:name="TableCell714" style:family="table-cell">
      <style:table-cell-properties fo:border="none" style:writing-mode="lr-tb" style:vertical-align="middle" fo:padding-top="0.0104in" fo:padding-left="0.0104in" fo:padding-bottom="0.0104in" fo:padding-right="0.0104in"/>
    </style:style>
    <style:style style:name="TableCell715" style:family="table-cell">
      <style:table-cell-properties fo:border="none" style:writing-mode="lr-tb" style:vertical-align="middle" fo:padding-top="0.0104in" fo:padding-left="0.0104in" fo:padding-bottom="0.0104in" fo:padding-right="0.0104in"/>
    </style:style>
    <style:style style:name="TableCell716" style:family="table-cell">
      <style:table-cell-properties fo:border="none" style:writing-mode="lr-tb" style:vertical-align="middle" fo:padding-top="0.0104in" fo:padding-left="0.0104in" fo:padding-bottom="0.0104in" fo:padding-right="0.0104in"/>
    </style:style>
    <style:style style:name="P717" style:parent-style-name="Normal" style:family="paragraph">
      <style:text-properties fo:font-weight="bold" style:font-weight-asian="bold" style:font-weight-complex="bold"/>
    </style:style>
    <style:style style:name="T718" style:parent-style-name="Policepardéfaut" style:family="text">
      <style:text-properties fo:font-weight="bold" style:font-weight-asian="bold" style:font-weight-complex="bold"/>
    </style:style>
    <style:style style:name="T719" style:parent-style-name="Policepardéfaut" style:family="text">
      <style:text-properties fo:font-weight="bold" style:font-weight-asian="bold" style:font-weight-complex="bold"/>
    </style:style>
    <style:style style:name="T720" style:parent-style-name="Policepardéfaut" style:family="text">
      <style:text-properties fo:font-weight="bold" style:font-weight-asian="bold" style:font-weight-complex="bold"/>
    </style:style>
    <style:style style:name="T721" style:parent-style-name="Policepardéfaut" style:family="text">
      <style:text-properties fo:font-weight="bold" style:font-weight-asian="bold" style:font-weight-complex="bold"/>
    </style:style>
    <style:style style:name="T722" style:parent-style-name="Policepardéfaut" style:family="text">
      <style:text-properties fo:font-weight="bold" style:font-weight-asian="bold" style:font-weight-complex="bold"/>
    </style:style>
    <style:style style:name="P723" style:parent-style-name="Normal" style:family="paragraph">
      <style:text-properties fo:font-weight="bold" style:font-weight-asian="bold" style:font-weight-complex="bold"/>
    </style:style>
    <style:style style:name="P724" style:parent-style-name="Normal" style:list-style-name="LFO50" style:family="paragraph"/>
    <style:style style:name="T725" style:parent-style-name="Policepardéfaut" style:family="text">
      <style:text-properties fo:font-weight="bold" style:font-weight-asian="bold" style:font-weight-complex="bold"/>
    </style:style>
    <style:style style:name="T726" style:parent-style-name="Policepardéfaut" style:family="text">
      <style:text-properties fo:font-weight="bold" style:font-weight-asian="bold" style:font-weight-complex="bold"/>
    </style:style>
    <style:style style:name="P727" style:parent-style-name="Normal" style:list-style-name="LFO50" style:family="paragraph"/>
    <style:style style:name="T728" style:parent-style-name="Policepardéfaut" style:family="text">
      <style:text-properties fo:font-weight="bold" style:font-weight-asian="bold" style:font-weight-complex="bold"/>
    </style:style>
    <style:style style:name="P729" style:parent-style-name="Normal" style:family="paragraph">
      <style:text-properties fo:font-weight="bold" style:font-weight-asian="bold" style:font-weight-complex="bold"/>
    </style:style>
    <style:style style:name="P730" style:parent-style-name="Normal" style:list-style-name="LFO51" style:family="paragraph"/>
    <style:style style:name="T731" style:parent-style-name="Policepardéfaut" style:family="text">
      <style:text-properties fo:font-weight="bold" style:font-weight-asian="bold" style:font-weight-complex="bold"/>
    </style:style>
    <style:style style:name="P732" style:parent-style-name="Normal" style:list-style-name="LFO51" style:family="paragraph"/>
    <style:style style:name="T733" style:parent-style-name="Policepardéfaut" style:family="text">
      <style:text-properties fo:font-weight="bold" style:font-weight-asian="bold" style:font-weight-complex="bold"/>
    </style:style>
    <style:style style:name="P734" style:parent-style-name="Normal" style:list-style-name="LFO51" style:family="paragraph"/>
    <style:style style:name="T735" style:parent-style-name="Policepardéfaut" style:family="text">
      <style:text-properties fo:font-weight="bold" style:font-weight-asian="bold" style:font-weight-complex="bold"/>
    </style:style>
    <style:style style:name="P736" style:parent-style-name="Normal" style:list-style-name="LFO51" style:family="paragraph"/>
    <style:style style:name="T737" style:parent-style-name="Policepardéfaut" style:family="text">
      <style:text-properties fo:font-weight="bold" style:font-weight-asian="bold" style:font-weight-complex="bold"/>
    </style:style>
    <style:style style:name="P738" style:parent-style-name="Normal" style:list-style-name="LFO51" style:family="paragraph"/>
    <style:style style:name="T739" style:parent-style-name="Policepardéfaut" style:family="text">
      <style:text-properties fo:font-weight="bold" style:font-weight-asian="bold" style:font-weight-complex="bold"/>
    </style:style>
    <style:style style:name="P740" style:parent-style-name="Normal" style:list-style-name="LFO51" style:family="paragraph"/>
    <style:style style:name="T741" style:parent-style-name="Policepardéfaut" style:family="text">
      <style:text-properties fo:font-weight="bold" style:font-weight-asian="bold" style:font-weight-complex="bold"/>
    </style:style>
    <style:style style:name="P742" style:parent-style-name="Normal" style:list-style-name="LFO51" style:family="paragraph"/>
    <style:style style:name="T743" style:parent-style-name="Policepardéfaut" style:family="text">
      <style:text-properties fo:font-weight="bold" style:font-weight-asian="bold" style:font-weight-complex="bold"/>
    </style:style>
    <style:style style:name="P744" style:parent-style-name="Normal" style:list-style-name="LFO51" style:family="paragraph"/>
    <style:style style:name="T745" style:parent-style-name="Policepardéfaut" style:family="text">
      <style:text-properties fo:font-weight="bold" style:font-weight-asian="bold" style:font-weight-complex="bold"/>
    </style:style>
    <style:style style:name="P746" style:parent-style-name="Normal" style:family="paragraph">
      <style:text-properties fo:font-weight="bold" style:font-weight-asian="bold" style:font-weight-complex="bold"/>
    </style:style>
    <style:style style:name="P747" style:parent-style-name="Normal" style:list-style-name="LFO52" style:family="paragraph"/>
    <style:style style:name="T748" style:parent-style-name="Policepardéfaut" style:family="text">
      <style:text-properties fo:font-weight="bold" style:font-weight-asian="bold" style:font-weight-complex="bold"/>
    </style:style>
    <style:style style:name="P749" style:parent-style-name="Normal" style:list-style-name="LFO52" style:family="paragraph"/>
    <style:style style:name="T750" style:parent-style-name="Policepardéfaut" style:family="text">
      <style:text-properties fo:font-weight="bold" style:font-weight-asian="bold" style:font-weight-complex="bold"/>
    </style:style>
    <style:style style:name="P751" style:parent-style-name="Normal" style:list-style-name="LFO52" style:family="paragraph"/>
    <style:style style:name="T752" style:parent-style-name="Policepardéfaut" style:family="text">
      <style:text-properties fo:font-weight="bold" style:font-weight-asian="bold" style:font-weight-complex="bold"/>
    </style:style>
    <style:style style:name="P753" style:parent-style-name="Normal" style:list-style-name="LFO52" style:family="paragraph"/>
    <style:style style:name="T754" style:parent-style-name="Policepardéfaut" style:family="text">
      <style:text-properties fo:font-weight="bold" style:font-weight-asian="bold" style:font-weight-complex="bold"/>
    </style:style>
    <style:style style:name="P755" style:parent-style-name="Normal" style:family="paragraph">
      <style:text-properties fo:font-weight="bold" style:font-weight-asian="bold" style:font-weight-complex="bold"/>
    </style:style>
    <style:style style:name="P756" style:parent-style-name="Normal" style:list-style-name="LFO53" style:family="paragraph"/>
    <style:style style:name="T757" style:parent-style-name="Policepardéfaut" style:family="text">
      <style:text-properties fo:font-weight="bold" style:font-weight-asian="bold" style:font-weight-complex="bold"/>
    </style:style>
    <style:style style:name="P758" style:parent-style-name="Normal" style:list-style-name="LFO53" style:family="paragraph"/>
    <style:style style:name="T759" style:parent-style-name="Policepardéfaut" style:family="text">
      <style:text-properties fo:font-weight="bold" style:font-weight-asian="bold" style:font-weight-complex="bold"/>
    </style:style>
    <style:style style:name="P760" style:parent-style-name="Normal" style:family="paragraph">
      <style:text-properties fo:font-weight="bold" style:font-weight-asian="bold" style:font-weight-complex="bold"/>
    </style:style>
    <style:style style:name="P761" style:parent-style-name="Normal" style:list-style-name="LFO54" style:family="paragraph"/>
    <style:style style:name="T762" style:parent-style-name="Policepardéfaut" style:family="text">
      <style:text-properties fo:font-weight="bold" style:font-weight-asian="bold" style:font-weight-complex="bold"/>
    </style:style>
    <style:style style:name="P763" style:parent-style-name="Normal" style:list-style-name="LFO54" style:family="paragraph"/>
    <style:style style:name="T764" style:parent-style-name="Policepardéfaut" style:family="text">
      <style:text-properties fo:font-weight="bold" style:font-weight-asian="bold" style:font-weight-complex="bold"/>
    </style:style>
    <style:style style:name="P765" style:parent-style-name="Normal" style:list-style-name="LFO54" style:family="paragraph"/>
    <style:style style:name="T766" style:parent-style-name="Policepardéfaut" style:family="text">
      <style:text-properties fo:font-weight="bold" style:font-weight-asian="bold" style:font-weight-complex="bold"/>
    </style:style>
    <style:style style:name="P767" style:parent-style-name="Normal" style:family="paragraph">
      <style:text-properties fo:font-weight="bold" style:font-weight-asian="bold" style:font-weight-complex="bold"/>
    </style:style>
    <style:style style:name="P768" style:parent-style-name="Normal" style:list-style-name="LFO55" style:family="paragraph"/>
    <style:style style:name="T769" style:parent-style-name="Policepardéfaut" style:family="text">
      <style:text-properties fo:font-weight="bold" style:font-weight-asian="bold" style:font-weight-complex="bold"/>
    </style:style>
    <style:style style:name="P770" style:parent-style-name="Normal" style:list-style-name="LFO55" style:family="paragraph"/>
    <style:style style:name="T771" style:parent-style-name="Policepardéfaut" style:family="text">
      <style:text-properties fo:font-weight="bold" style:font-weight-asian="bold" style:font-weight-complex="bold"/>
    </style:style>
    <style:style style:name="P772" style:parent-style-name="Normal" style:list-style-name="LFO55" style:family="paragraph"/>
    <style:style style:name="T773" style:parent-style-name="Policepardéfaut" style:family="text">
      <style:text-properties fo:font-weight="bold" style:font-weight-asian="bold" style:font-weight-complex="bold"/>
    </style:style>
    <style:style style:name="P774" style:parent-style-name="Normal" style:family="paragraph">
      <style:text-properties fo:font-weight="bold" style:font-weight-asian="bold" style:font-weight-complex="bold"/>
    </style:style>
    <style:style style:name="P775" style:parent-style-name="Normal" style:list-style-name="LFO56" style:family="paragraph"/>
    <style:style style:name="T776" style:parent-style-name="Policepardéfaut" style:family="text">
      <style:text-properties fo:font-weight="bold" style:font-weight-asian="bold" style:font-weight-complex="bold"/>
    </style:style>
  </office:automatic-styles>
  <office:body>
    <office:text text:use-soft-page-breaks="true">
      <text:p text:style-name="P1"><text:tab/>Pour un état de l'art destiné à un PPE (Projet Personnel Encadré) en école d'ingénieur électronique et informatique, voici un résumé des<text:s/><text:span text:style-name="T2">solutions d'analyse pour la navigation et la performance en voile</text:span><text:s/>dans le cadre d'un projet technologique :</text:p>
      <text:p text:style-name="P3">1. Systèmes embarqués et capteurs (ex : NKE, B&amp;G, Sailmon)</text:p>
      <text:list text:style-name="LFO1" text:continue-numbering="true">
        <text:list-item>
          <text:p text:style-name="P4"><text:span text:style-name="T5">Description</text:span><text:s/>: Solutions matérielles intégrant des capteurs de haute précision (GPS, anémomètre, accéléromètre) pour la collecte de données en temps réel sur la navigation.</text:p>
        </text:list-item>
        <text:list-item>
          <text:p text:style-name="P6"><text:span text:style-name="T7">Technologie</text:span><text:s/>: Protocoles de communication NMEA, capteurs connectés, réseaux embarqués.</text:p>
        </text:list-item>
        <text:list-item>
          <text:p text:style-name="P8"><text:span text:style-name="T9">Qualités</text:span><text:s/>: Très grande précision des données, systèmes intégrés, robustesse.</text:p>
        </text:list-item>
        <text:list-item>
          <text:p text:style-name="P10"><text:span text:style-name="T11">Limites</text:span><text:s/>: Coût élevé, installation complexe, maintenance régulière nécessaire.</text:p>
        </text:list-item>
        <text:list-item>
          <text:p text:style-name="P12"><text:span text:style-name="T13">Évolutions possibles</text:span><text:s/>: Miniaturisation des capteurs, intégration avec IA pour une analyse automatisée.</text:p>
        </text:list-item>
      </text:list>
      <text:p text:style-name="P14">2. Applications mobiles et plateformes cloud (ex : PredictWind, SailGrib WR, iRegatta)</text:p>
      <text:list text:style-name="LFO2" text:continue-numbering="true">
        <text:list-item>
          <text:p text:style-name="P15"><text:span text:style-name="T16">Description</text:span><text:s/>: Outils logiciels qui utilisent les capteurs internes des smartphones et des services cloud pour offrir des prévisions météo et analyser les performances de navigation.</text:p>
        </text:list-item>
        <text:list-item>
          <text:p text:style-name="P17"><text:span text:style-name="T18">Technologie</text:span><text:s/>: GPS mobile, algorithmes de prévision, communication cloud.</text:p>
        </text:list-item>
        <text:list-item>
          <text:p text:style-name="P19"><text:span text:style-name="T20">Qualités</text:span><text:s/>: Accessibilité, coût faible, mise à jour fréquente, simplicité d'utilisation.</text:p>
        </text:list-item>
        <text:list-item>
          <text:p text:style-name="P21"><text:span text:style-name="T22">Limites</text:span><text:s/>: Moins précis que les systèmes embarqués, dépendance à la connectivité en mer.</text:p>
        </text:list-item>
        <text:list-item>
          <text:p text:style-name="P23"><text:span text:style-name="T24">Évolutions possibles</text:span><text:s/>: Intégration avec capteurs externes (anémomètre Bluetooth), amélioration de la précision des capteurs mobiles.</text:p>
        </text:list-item>
      </text:list>
      <text:p text:style-name="P25">3. Simulations et coaching virtuel (ex : Virtual Regatta, KND Sailing Performance)</text:p>
      <text:list text:style-name="LFO3" text:continue-numbering="true">
        <text:list-item>
          <text:p text:style-name="P26"><text:span text:style-name="T27">Description</text:span><text:s/>: Outils virtuels permettant de s'entraîner à la navigation en simulant des conditions réelles, avec des possibilités d'analyse post-entraînement.</text:p>
        </text:list-item>
        <text:list-item>
          <text:p text:style-name="P28"><text:span text:style-name="T29">Technologie</text:span><text:s/>: Simulation 3D, algorithmes de prédiction, analyse des données.</text:p>
        </text:list-item>
        <text:list-item>
          <text:p text:style-name="P30"><text:span text:style-name="T31">Qualités</text:span><text:s/>: Coût faible, apprentissage sans risques, analyse approfondie.</text:p>
        </text:list-item>
        <text:list-item>
          <text:p text:style-name="P32"><text:span text:style-name="T33">Limites</text:span><text:s/>: Dissociation avec les conditions réelles, manque d'immersion physique.</text:p>
        </text:list-item>
        <text:list-item>
          <text:p text:style-name="P34"><text:span text:style-name="T35">Évolutions possibles</text:span><text:s/>: Réalité virtuelle et augmentée pour une expérience plus immersive.</text:p>
        </text:list-item>
      </text:list>
      <text:p text:style-name="Normal">Cet état de l'art offre une vue d'ensemble sur les solutions technologiques actuelles pour la navigation maritime, combinant électronique embarquée, mobile et simulations, chacune ayant ses avantages et ses limites dans une optique d'ingénierie.</text:p>
      <text:p text:style-name="Normal"/>
      <text:p text:style-name="Normal"/>
      <text:p text:style-name="Normal"><text:span text:style-name="T36">maintenant sur le premier type, prend exemple sur ces documents qui sont des états de l'art d'autres sujet et donne moi sous forme de points clés ou d'explications courtes toutes les informations dont je peux avoir besoin. par du principe que je ne connais rien au monde nautique donc je veux avoir des points de vus détaillés de tous les aspect de ce type d'entreprises (nke par exemple).</text:span><text:span text:style-name="T37"><text:line-break/></text:span><text:span text:style-name="T38"><text:line-break/></text:span>our structurer un<text:s/><text:span text:style-name="T39">état de l'art sur les systèmes d'analyse embarqués pour la navigation nautique</text:span>, en suivant la logique des documents précédemment fournis, voici un ensemble de<text:s/><text:span text:style-name="T40">points clés</text:span><text:s/>pour bien couvrir le sujet, notamment en prenant<text:s/><text:span text:style-name="T41">NKE</text:span><text:s/>comme exemple d’entreprise dans ce secteur :</text:p>
      <text:p text:style-name="P42">1. Introduction générale</text:p>
      <text:list text:style-name="LFO4" text:continue-numbering="true">
        <text:list-item>
          <text:p text:style-name="P43"><text:span text:style-name="T44">Définition des systèmes d’analyse embarqués</text:span><text:s/>: Ces systèmes permettent de surveiller en temps réel divers paramètres liés à la navigation (vitesse, direction du vent, cap, profondeur, etc.) à l’aide de capteurs et d’interfaces électroniques.</text:p>
        </text:list-item>
        <text:list-item>
          <text:p text:style-name="P45"><text:span text:style-name="T46">Objectif</text:span><text:s/>: Améliorer la performance de navigation, optimiser les trajectoires, surveiller la sécurité à bord, et en régate, maximiser la vitesse et la précision des manœuvres.</text:p>
        </text:list-item>
      </text:list>
      <text:p text:style-name="P47">2. Technologies utilisées</text:p>
      <text:list text:style-name="LFO5" text:continue-numbering="true">
        <text:list-item>
          <text:p text:style-name="P48"><text:span text:style-name="T49">Capteurs de navigation</text:span><text:s/>: GPS, accéléromètres, anémomètres (mesure du vent), capteurs de vitesse et de profondeur.</text:p>
        </text:list-item>
        <text:list-item>
          <text:p text:style-name="P50"><text:span text:style-name="T51">Communication et interopérabilité</text:span><text:s/>: Utilisation de protocoles comme<text:s/><text:span text:style-name="T52">NMEA 2000</text:span><text:s/>pour connecter plusieurs instruments à bord.</text:p>
        </text:list-item>
        <text:list-item>
          <text:p text:style-name="P53"><text:span text:style-name="T54">Systèmes de gestion des données</text:span><text:s/>: Les systèmes comme ceux de<text:s/><text:span text:style-name="T55">NKE</text:span><text:s/>centralisent les informations et permettent une visualisation en temps réel sur des écrans ou via des applications connectées.</text:p>
        </text:list-item>
        <text:list-item>
          <text:p text:style-name="P56"><text:span text:style-name="T57">Électronique et robustesse</text:span><text:s/>: Conception résistant aux environnements marins (étanchéité, résistance à la corrosion et aux vibrations).</text:p>
        </text:list-item>
      </text:list>
      <text:p text:style-name="P58">3. Avantages et qualités des systèmes d'analyse embarqués</text:p>
      <text:soft-page-break/>
      <text:list text:style-name="LFO6" text:continue-numbering="true">
        <text:list-item>
          <text:p text:style-name="P59"><text:span text:style-name="T60">Précision</text:span><text:s/>: Les capteurs multi-paramètres permettent d'obtenir des données extrêmement précises, vitales pour les régates ou la navigation en haute mer.</text:p>
        </text:list-item>
        <text:list-item>
          <text:p text:style-name="P61"><text:span text:style-name="T62">Fiabilité</text:span><text:s/>: Solutions robustes conçues pour fonctionner dans des conditions maritimes difficiles (chocs, eau salée, fortes vibrations).</text:p>
        </text:list-item>
        <text:list-item>
          <text:p text:style-name="P63"><text:span text:style-name="T64">Personnalisation</text:span><text:s/>: Possibilité d’adapter les systèmes en fonction du type de bateau (voilier, yacht, etc.) et des objectifs de navigation (régates, loisirs, pêche).</text:p>
        </text:list-item>
        <text:list-item>
          <text:p text:style-name="P65"><text:span text:style-name="T66">En temps réel</text:span><text:s/>: Les données sont disponibles instantanément, ce qui permet une prise de décision rapide et efficace.</text:p>
        </text:list-item>
        <text:list-item>
          <text:p text:style-name="P67"><text:span text:style-name="T68">Connectivité avec les applications mobiles</text:span><text:s/>: Certaines entreprises, comme<text:s/><text:span text:style-name="T69">NKE</text:span>, offrent des intégrations pour smartphones et tablettes, permettant de suivre les performances à distance.</text:p>
        </text:list-item>
      </text:list>
      <text:p text:style-name="P70">4. Limites et défauts des systèmes d’analyse embarqués</text:p>
      <text:list text:style-name="LFO7" text:continue-numbering="true">
        <text:list-item>
          <text:p text:style-name="P71"><text:span text:style-name="T72">Coût élevé</text:span><text:s/>: Les systèmes de haute précision comme ceux proposés par NKE peuvent coûter entre 5 000 € et 20 000 €, selon le nombre de capteurs et d’équipements installés.</text:p>
        </text:list-item>
        <text:list-item>
          <text:p text:style-name="P73"><text:span text:style-name="T74">Complexité d’installation</text:span><text:s/>: Nécessite souvent une expertise technique pour installer et calibrer correctement les capteurs et l’électronique.</text:p>
        </text:list-item>
        <text:list-item>
          <text:p text:style-name="P75"><text:span text:style-name="T76">Maintenance</text:span><text:s/>: Les capteurs doivent être régulièrement calibrés et entretenus, notamment pour éviter les défaillances dues à l’eau salée.</text:p>
        </text:list-item>
        <text:list-item>
          <text:p text:style-name="P77"><text:span text:style-name="T78">Besoin d'expertise pour l'interprétation</text:span><text:s/>: Les utilisateurs doivent souvent avoir une certaine expertise pour comprendre et utiliser efficacement les données recueillies.</text:p>
        </text:list-item>
      </text:list>
      <text:p text:style-name="P79">5. Exemples de produits</text:p>
      <text:list text:style-name="LFO8" text:continue-numbering="true">
        <text:list-item>
          <text:p text:style-name="P80"><text:span text:style-name="T81">NKE Marine Electronics</text:span><text:s/>: Systèmes intégrés d'instruments pour la navigation à voile, incluant anémomètres, capteurs de vent, capteurs de vitesse, systèmes de pilotage automatique, etc.</text:p>
        </text:list-item>
        <text:list-item>
          <text:p text:style-name="P82"><text:span text:style-name="T83">B&amp;G</text:span><text:s/>: Fournit des solutions complètes avec des radars, des systèmes de pilotage, et des capteurs intégrés pour les régates de haute performance.</text:p>
        </text:list-item>
      </text:list>
      <text:p text:style-name="P84">6. Comparaison avec d’autres solutions</text:p>
      <text:list text:style-name="LFO9" text:continue-numbering="true">
        <text:list-item>
          <text:p text:style-name="P85"><text:span text:style-name="T86">Applications mobiles</text:span><text:s/>(ex : PredictWind) :</text:p>
          <text:list text:continue-numbering="true">
            <text:list-item>
              <text:p text:style-name="P87"><text:span text:style-name="T88">Avantage</text:span><text:s/>: Moins coûteux et accessible à tout utilisateur avec un smartphone.</text:p>
            </text:list-item>
            <text:list-item>
              <text:p text:style-name="P89"><text:span text:style-name="T90">Limite</text:span><text:s/>: Moins précis que les systèmes embarqués, dépendance à la connectivité en mer (besoin de 4G ou Wi-Fi).</text:p>
            </text:list-item>
          </text:list>
        </text:list-item>
        <text:list-item>
          <text:p text:style-name="P91"><text:span text:style-name="T92">Simulateurs et outils virtuels</text:span><text:s/>(ex : Virtual Regatta Pro) :</text:p>
          <text:list text:continue-numbering="true">
            <text:list-item>
              <text:p text:style-name="P93"><text:span text:style-name="T94">Avantage</text:span><text:s/>: Entraînement à la navigation sans risquer des dommages réels, utile pour l’entraînement théorique.</text:p>
            </text:list-item>
            <text:list-item>
              <text:p text:style-name="P95"><text:span text:style-name="T96">Limite</text:span><text:s/>: Moins immersif et ne remplace pas l'expérience réelle en mer.</text:p>
            </text:list-item>
          </text:list>
        </text:list-item>
      </text:list>
      <text:p text:style-name="P97">7. Perspectives et évolutions futures</text:p>
      <text:list text:style-name="LFO10" text:continue-numbering="true">
        <text:list-item>
          <text:p text:style-name="P98"><text:span text:style-name="T99">Miniaturisation des capteurs</text:span><text:s/>: Attendue pour rendre les systèmes plus accessibles et réduire le coût d’installation.</text:p>
        </text:list-item>
        <text:list-item>
          <text:p text:style-name="P100"><text:span text:style-name="T101">Intégration de l'intelligence artificielle</text:span><text:s/>: Les futures versions des systèmes embarqués pourraient utiliser l'IA pour analyser les données en temps réel et proposer des recommandations automatiques pour optimiser la navigation.</text:p>
        </text:list-item>
        <text:list-item>
          <text:p text:style-name="P102"><text:span text:style-name="T103">Amélioration de la connectivité en mer</text:span><text:s/>: Le développement de réseaux 5G maritimes ou satellitaires améliorera l'accès aux données en temps réel, y compris pour les applications mobiles.</text:p>
        </text:list-item>
        <text:list-item>
          <text:p text:style-name="P104"><text:span text:style-name="T105">Intégration des solutions Cloud</text:span><text:s/>: Pour stocker les données de navigation à long terme et permettre des analyses plus complexes après les sorties en mer.</text:p>
        </text:list-item>
      </text:list>
      <text:p text:style-name="P106">8. Coût et facteurs économiques</text:p>
      <text:list text:style-name="LFO11" text:continue-numbering="true">
        <text:list-item>
          <text:p text:style-name="P107"><text:span text:style-name="T108">Budget d’installation</text:span><text:s/>: Le coût dépend du nombre de capteurs, de l'intégration des systèmes de navigation, et des services de maintenance. Typiquement entre 5 000 € et 20 000 € pour un système complet.</text:p>
        </text:list-item>
        <text:list-item>
          <text:p text:style-name="P109"><text:span text:style-name="T110">Retour sur investissement</text:span><text:s/>: Dans les régates professionnelles, ces systèmes peuvent offrir un avantage compétitif considérable en optimisant les performances du bateau.</text:p>
        </text:list-item>
        <text:list-item>
          <text:p text:style-name="P111"><text:span text:style-name="T112">Évolution des prix</text:span><text:s/>: Les coûts pourraient baisser à mesure que la miniaturisation et la standardisation des systèmes progressent.</text:p>
        </text:list-item>
      </text:list>
      <text:p text:style-name="P113">Conclusion</text:p>
      <text:p text:style-name="Normal">Les systèmes d'analyse embarqués, tels que ceux proposés par<text:s/><text:span text:style-name="T114">NKE</text:span>, constituent une technologie de pointe dans la navigation nautique, particulièrement pour la voile de compétition. Leur précision, robustesse, et capacité à fournir des données en temps réel en font des outils indispensables pour optimiser les performances en mer. Cependant, leur coût et la complexité d'installation peuvent représenter des obstacles pour les utilisateurs moins expérimentés ou disposant de budgets limités. L'intégration<text:s/><text:soft-page-break/>de technologies émergentes comme l'intelligence artificielle et les solutions cloud devrait élargir leurs fonctionnalités dans les années à venir.</text:p>
      <text:p text:style-name="Normal"/>
      <text:p text:style-name="Normal"><text:span text:style-name="T115">maintenant détaille le plus possible le point des technologies utilisées (poids, taille, forme, nombre de boitier, systèmes embarqués, matières, prix, points forts, points faibles, pour qui? durée de vie, quels bateaux? et d'autres infos que tu peux avoir)</text:span></text:p>
      <text:p text:style-name="Normal"/>
      <text:p text:style-name="Normal">Pour détailler le point des<text:s/><text:span text:style-name="T116">technologies utilisées</text:span><text:s/>dans les systèmes d’analyse embarqués pour la navigation nautique, voici une vue exhaustive basée sur des exemples concrets tels que ceux de<text:s/><text:span text:style-name="T117">NKE Marine Electronics</text:span><text:s/>et d'autres entreprises comparables.</text:p>
      <text:p text:style-name="P118">1. Poids, taille et forme des boîtiers</text:p>
      <text:list text:style-name="LFO12" text:continue-numbering="true">
        <text:list-item>
          <text:p text:style-name="P119"><text:span text:style-name="T120">Poids</text:span><text:s/>:</text:p>
          <text:list text:continue-numbering="true">
            <text:list-item>
              <text:p text:style-name="P121">Les boîtiers électroniques et capteurs de navigation sont généralement légers, avec un poids moyen compris entre<text:s/><text:span text:style-name="T122">100 g et 1 kg</text:span><text:s/>par unité. Par exemple, les anémomètres ou capteurs de vent pèsent souvent autour de<text:s/><text:span text:style-name="T123">300-500 g</text:span>.</text:p>
            </text:list-item>
            <text:list-item>
              <text:p text:style-name="P124">Le pilote automatique (système de contrôle de direction) ou les centrales de navigation complètes peuvent être plus lourds, autour de<text:s/><text:span text:style-name="T125">1 à 5 kg</text:span>.</text:p>
            </text:list-item>
          </text:list>
        </text:list-item>
        <text:list-item>
          <text:p text:style-name="P126"><text:span text:style-name="T127">Taille</text:span><text:s/>:</text:p>
          <text:list text:continue-numbering="true">
            <text:list-item>
              <text:p text:style-name="P128">Les boîtiers de contrôle (unités centrales) varient en taille, avec des dimensions typiques allant de<text:s/><text:span text:style-name="T129">10 cm x 10 cm x 5 cm</text:span><text:s/>pour les petits modules à<text:s/><text:span text:style-name="T130">30 cm x 20 cm x 10 cm</text:span><text:s/>pour des systèmes plus complexes comme ceux de gestion de l’ensemble des capteurs.</text:p>
            </text:list-item>
            <text:list-item>
              <text:p text:style-name="P131">Les capteurs comme les anémomètres, girouettes ou capteurs de vitesse sont plus petits et compacts pour être montés sur les mâts ou la coque. Par exemple, les anémomètres mesurent souvent environ<text:s/><text:span text:style-name="T132">15 à 20 cm de diamètre</text:span>.</text:p>
            </text:list-item>
          </text:list>
        </text:list-item>
        <text:list-item>
          <text:p text:style-name="P133"><text:span text:style-name="T134">Forme</text:span><text:s/>:</text:p>
          <text:list text:continue-numbering="true">
            <text:list-item>
              <text:p text:style-name="P135">Les boîtiers ont souvent une forme<text:s/><text:span text:style-name="T136">rectangulaire ou cylindrique</text:span>, conçue pour être facilement installée sur les bateaux tout en étant aérodynamique et robuste.</text:p>
            </text:list-item>
            <text:list-item>
              <text:p text:style-name="P137">Les capteurs comme les girouettes ou les capteurs de vent ont des formes plus aérodynamiques, conçues pour réduire la traînée d’air ou d'eau.</text:p>
            </text:list-item>
          </text:list>
        </text:list-item>
      </text:list>
      <text:p text:style-name="P138">2. Nombre de boîtiers et systèmes embarqués</text:p>
      <text:list text:style-name="LFO13" text:continue-numbering="true">
        <text:list-item>
          <text:p text:style-name="P139"><text:span text:style-name="T140">Nombre de boîtiers</text:span><text:s/>:</text:p>
          <text:list text:continue-numbering="true">
            <text:list-item>
              <text:p text:style-name="P141">Un système d’analyse embarqué complet comprend souvent plusieurs<text:s/><text:span text:style-name="T142">boîtiers interconnectés</text:span>, généralement entre<text:s/><text:span text:style-name="T143">4 à 10 modules</text:span>, selon le niveau de complexité.</text:p>
            </text:list-item>
            <text:list-item>
              <text:p text:style-name="P144">Chaque capteur (vitesse, vent, cap) dispose de son propre boîtier, relié à une<text:s/><text:span text:style-name="T145">unité centrale</text:span><text:s/>de navigation. Les systèmes plus avancés incluent aussi des interfaces pour le<text:s/><text:span text:style-name="T146">pilote automatique</text:span>, des sondeurs, et parfois même des caméras infrarouges pour la navigation de nuit.</text:p>
            </text:list-item>
          </text:list>
        </text:list-item>
        <text:list-item>
          <text:p text:style-name="P147"><text:span text:style-name="T148">Systèmes embarqués</text:span><text:s/>:</text:p>
          <text:list text:continue-numbering="true">
            <text:list-item>
              <text:p text:style-name="P149">Ces systèmes incluent des capteurs de vent (anémomètres), des<text:s/><text:span text:style-name="T150">girouettes</text:span>, des<text:s/><text:span text:style-name="T151">GPS</text:span><text:s/>pour la vitesse, et des<text:s/><text:span text:style-name="T152">capteurs de profondeur</text:span><text:s/>(sondeurs).</text:p>
            </text:list-item>
            <text:list-item>
              <text:p text:style-name="P153">L'unité centrale (souvent une<text:s/><text:span text:style-name="T154">centrale de navigation NMEA 2000</text:span>) centralise les informations reçues des capteurs et les affiche en temps réel sur un<text:s/><text:span text:style-name="T155">écran multifonction</text:span>.</text:p>
            </text:list-item>
            <text:list-item>
              <text:p text:style-name="P156"><text:span text:style-name="T157">NKE</text:span><text:s/>propose également des systèmes intégrant des<text:s/><text:span text:style-name="T158">boîtiers pour le routage</text:span><text:s/>et des<text:s/><text:span text:style-name="T159">unités de commande pour le pilote automatique</text:span>.</text:p>
            </text:list-item>
          </text:list>
        </text:list-item>
      </text:list>
      <text:p text:style-name="P160">3. Matériaux utilisés</text:p>
      <text:list text:style-name="LFO14" text:continue-numbering="true">
        <text:list-item>
          <text:p text:style-name="P161"><text:span text:style-name="T162">Plastique renforcé</text:span><text:s/>: Les boîtiers sont souvent fabriqués en<text:s/><text:span text:style-name="T163">plastique ABS ou polycarbonate renforcé</text:span>, qui offre à la fois légèreté et résistance aux chocs.</text:p>
        </text:list-item>
        <text:list-item>
          <text:p text:style-name="P164"><text:span text:style-name="T165">Aluminium et inox</text:span><text:s/>: Certains capteurs, comme ceux utilisés pour mesurer la vitesse de l'eau, peuvent comporter des pièces en<text:s/><text:span text:style-name="T166">aluminium anodisé</text:span><text:s/>ou en<text:s/><text:span text:style-name="T167">acier inoxydable</text:span>, résistants à la corrosion en milieu marin.</text:p>
        </text:list-item>
        <text:list-item>
          <text:p text:style-name="P168"><text:span text:style-name="T169">Étanchéité</text:span><text:s/>: Les boîtiers sont conçus pour être<text:s/><text:span text:style-name="T170">étanches</text:span><text:s/>(IP67 à IP68) afin de résister aux éclaboussures, à l'immersion temporaire, et à l'environnement salin.</text:p>
        </text:list-item>
      </text:list>
      <text:p text:style-name="P171">4. Prix</text:p>
      <text:list text:style-name="LFO15" text:continue-numbering="true">
        <text:list-item>
          <text:p text:style-name="P172"><text:span text:style-name="T173">Capteurs individuels</text:span><text:s/>:</text:p>
          <text:list text:continue-numbering="true">
            <text:list-item>
              <text:p text:style-name="P174">Les capteurs de base comme les<text:s/><text:span text:style-name="T175">anémomètres</text:span><text:s/>ou les<text:s/><text:span text:style-name="T176">capteurs de vitesse</text:span><text:s/>coûtent environ<text:s/><text:span text:style-name="T177">500 € à 1 500 €</text:span><text:s/>chacun.</text:p>
            </text:list-item>
          </text:list>
        </text:list-item>
        <text:list-item>
          <text:p text:style-name="P178"><text:span text:style-name="T179">Centrale de navigation</text:span><text:s/>:</text:p>
          <text:list text:continue-numbering="true">
            <text:list-item>
              <text:p text:style-name="P180">Une unité centrale complète (exemple :<text:s/><text:span text:style-name="T181">NKE Gyropilot</text:span>) peut coûter entre<text:s/><text:span text:style-name="T182">2 000 € et 10 000 €</text:span>, selon le nombre de fonctions et capteurs pris en charge.</text:p>
            </text:list-item>
          </text:list>
        </text:list-item>
        <text:list-item>
          <text:p text:style-name="P183"><text:span text:style-name="T184">Systèmes complets</text:span><text:s/>:</text:p>
          <text:list text:continue-numbering="true">
            <text:list-item>
              <text:p text:style-name="P185">Pour un voilier équipé pour les régates, avec un ensemble complet de capteurs, une unité centrale et un pilote automatique, les prix peuvent grimper entre<text:s/><text:span text:style-name="T186">5 000 € et 20 000 €</text:span>.</text:p>
            </text:list-item>
          </text:list>
        </text:list-item>
      </text:list>
      <text:p text:style-name="P187">5. Points forts des systèmes embarqués</text:p>
      <text:list text:style-name="LFO16" text:continue-numbering="true">
        <text:list-item>
          <text:p text:style-name="P188"><text:span text:style-name="T189">Précision</text:span><text:s/>: Les capteurs offrent une précision élevée sur les données clés telles que le cap, la vitesse du vent, et la profondeur.</text:p>
        </text:list-item>
        <text:list-item>
          <text:p text:style-name="P190"><text:span text:style-name="T191">Robustesse</text:span><text:s/>: Conçus pour résister aux conditions maritimes extrêmes (eau salée, températures basses, chocs), avec des matériaux résistants et étanches.</text:p>
        </text:list-item>
        <text:list-item>
          <text:p text:style-name="P192"><text:span text:style-name="T193">Interopérabilité</text:span><text:s/>: Grâce à des protocoles comme<text:s/><text:span text:style-name="T194">NMEA 2000</text:span>, les systèmes peuvent être interconnectés et compatibles avec d'autres équipements de marques différentes.</text:p>
        </text:list-item>
        <text:list-item>
          <text:p text:style-name="P195"><text:span text:style-name="T196">En temps réel</text:span><text:s/>: Fourniture de données instantanées, permettant des ajustements rapides en régate ou en navigation.</text:p>
        </text:list-item>
        <text:list-item>
          <text:p text:style-name="P197"><text:span text:style-name="T198">Personnalisation</text:span><text:s/>: Solutions modulaires qui permettent aux utilisateurs de choisir et d’ajouter les capteurs ou systèmes dont ils ont besoin selon leur type de navigation (régate, croisière, etc.).</text:p>
        </text:list-item>
      </text:list>
      <text:p text:style-name="P199">6. Points faibles des systèmes embarqués</text:p>
      <text:list text:style-name="LFO17" text:continue-numbering="true">
        <text:list-item>
          <text:p text:style-name="P200"><text:span text:style-name="T201">Coût élevé</text:span><text:s/>: Le coût d’acquisition initial est un frein pour les plaisanciers amateurs ou ceux avec un budget limité.</text:p>
        </text:list-item>
        <text:list-item>
          <text:p text:style-name="P202"><text:span text:style-name="T203">Installation complexe</text:span><text:s/>: La mise en place nécessite souvent des compétences techniques spécialisées, voire l'intervention de professionnels.</text:p>
        </text:list-item>
        <text:list-item>
          <text:p text:style-name="P204"><text:span text:style-name="T205">Maintenance nécessaire</text:span><text:s/>: Les capteurs doivent être régulièrement nettoyés, recalibrés et entretenus pour garantir leur précision, surtout après des sorties en mer prolongées.</text:p>
        </text:list-item>
      </text:list>
      <text:p text:style-name="P206">7. Public cible (Pour qui ?)</text:p>
      <text:list text:style-name="LFO18" text:continue-numbering="true">
        <text:list-item>
          <text:p text:style-name="P207"><text:span text:style-name="T208">Navigants professionnels</text:span><text:s/>: Les systèmes embarqués sont particulièrement adaptés aux marins professionnels, aux skippers de régate, et aux propriétaires de yachts qui cherchent à maximiser la performance de leur bateau.</text:p>
        </text:list-item>
        <text:list-item>
          <text:p text:style-name="P209"><text:span text:style-name="T210">Plaisanciers expérimentés</text:span><text:s/>: Ceux qui pratiquent régulièrement la voile ou le yachting trouveront ces systèmes utiles pour améliorer la sécurité et la performance en navigation.</text:p>
        </text:list-item>
        <text:list-item>
          <text:p text:style-name="P211"><text:span text:style-name="T212">Compétitions nautiques</text:span><text:s/>: Indispensables pour les régates, ces systèmes permettent d’obtenir un avantage compétitif crucial grâce aux données détaillées et en temps réel.</text:p>
        </text:list-item>
      </text:list>
      <text:p text:style-name="P213">8. Durée de vie</text:p>
      <text:list text:style-name="LFO19" text:continue-numbering="true">
        <text:list-item>
          <text:p text:style-name="P214"><text:span text:style-name="T215">Longévité</text:span><text:s/>: Ces systèmes sont conçus pour durer plusieurs années (5 à 10 ans ou plus), mais cela dépend fortement de l’entretien. Une maintenance régulière est nécessaire pour éviter la corrosion, les défaillances électriques, ou les dommages liés à l’environnement marin.</text:p>
        </text:list-item>
        <text:list-item>
          <text:p text:style-name="P216"><text:span text:style-name="T217">Garantie</text:span><text:s/>: La plupart des fabricants offrent des garanties de 2 à 5 ans pour les composants, sous réserve d’une installation et d’un entretien corrects.</text:p>
        </text:list-item>
      </text:list>
      <text:p text:style-name="P218">9. Adaptabilité pour différents types de bateaux</text:p>
      <text:list text:style-name="LFO20" text:continue-numbering="true">
        <text:list-item>
          <text:p text:style-name="P219"><text:span text:style-name="T220">Voiliers de compétition</text:span><text:s/>: Les systèmes embarqués sont couramment utilisés sur les voiliers de compétition pour optimiser les performances en régate.</text:p>
        </text:list-item>
        <text:list-item>
          <text:p text:style-name="P221"><text:span text:style-name="T222">Yachts</text:span><text:s/>: Les yachts peuvent bénéficier de ces systèmes pour des croisières plus sûres et plus confortables, avec un contrôle précis de la direction, des conditions météorologiques et des prévisions maritimes.</text:p>
        </text:list-item>
        <text:list-item>
          <text:p text:style-name="P223"><text:span text:style-name="T224">Bateaux de plaisance</text:span><text:s/>: Bien qu'ils soient plus rares sur les petites embarcations en raison du coût, certains plaisanciers passionnés investissent dans ces systèmes pour améliorer la sécurité et les performances lors des croisières.</text:p>
        </text:list-item>
      </text:list>
      <text:p text:style-name="P225">10. Informations supplémentaires</text:p>
      <text:list text:style-name="LFO21" text:continue-numbering="true">
        <text:list-item>
          <text:p text:style-name="P226"><text:span text:style-name="T227">Connectivité sans fil</text:span><text:s/>: De plus en plus de ces systèmes embarqués permettent de connecter les données des capteurs à des<text:s/><text:span text:style-name="T228">applications mobiles</text:span><text:s/>via Wi-Fi ou Bluetooth, facilitant ainsi le suivi et l’analyse des performances en temps réel depuis un smartphone ou une tablette.</text:p>
        </text:list-item>
        <text:list-item>
          <text:p text:style-name="P229"><text:span text:style-name="T230">Mises à jour logicielles</text:span><text:s/>: Les systèmes embarqués comme ceux de NKE sont souvent évolutifs grâce à des<text:s/><text:span text:style-name="T231">mises à jour logicielles</text:span><text:s/>qui ajoutent de nouvelles fonctionnalités ou améliorent la précision des capteurs.</text:p>
        </text:list-item>
        <text:list-item>
          <text:p text:style-name="P232"><text:span text:style-name="T233">Compatibilité avec l’intelligence artificielle (IA)</text:span><text:s/>: Certains systèmes intègrent déjà ou visent à intégrer des fonctionnalités d'IA pour analyser les données et fournir des recommandations automatisées en temps réel.</text:p>
        </text:list-item>
      </text:list>
      <text:p text:style-name="Normal">En conclusion, les systèmes d’analyse embarqués pour la navigation nautique, tels que ceux fournis par<text:s/><text:span text:style-name="T234">NKE</text:span><text:s/>et d'autres, sont des outils sophistiqués et robustes conçus pour<text:s/><text:soft-page-break/>des utilisateurs professionnels ou des passionnés sérieux. Leurs avantages en termes de précision et de performance sont considérables, mais ils nécessitent un investissement financier et technique important.</text:p>
      <text:p text:style-name="Normal"/>
      <text:p text:style-name="P235">donne moi plus d'informations, sur d'autres points que je n'ai pas mentionné mais qui pourrait différencier d'un produit à l'autre</text:p>
      <text:p text:style-name="Normal"/>
      <text:p text:style-name="Normal"><text:s/>Voici des<text:s/><text:span text:style-name="T236">informations supplémentaires</text:span><text:s/>sur des aspects que tu n'as pas mentionnés, mais qui peuvent différencier un produit d'un autre dans le domaine des<text:s/><text:span text:style-name="T237">systèmes d'analyse embarqués pour la navigation nautique</text:span>. Ces points touchent à l'ergonomie, aux options de personnalisation, à la compatibilité avec d'autres technologies et à la flexibilité d'utilisation.</text:p>
      <text:p text:style-name="P238">1. Ergonomie et interface utilisateur</text:p>
      <text:list text:style-name="LFO22" text:continue-numbering="true">
        <text:list-item>
          <text:p text:style-name="P239"><text:span text:style-name="T240">Simplicité de l'interface</text:span><text:s/>: Certains systèmes embarqués offrent des<text:s/><text:span text:style-name="T241">interfaces utilisateur plus intuitives</text:span>, avec des écrans tactiles haute résolution et des menus facilement navigables. Par exemple,<text:s/><text:span text:style-name="T242">B&amp;G</text:span><text:s/>et<text:s/><text:span text:style-name="T243">Garmin</text:span><text:s/>sont connus pour leur interface utilisateur simplifiée, tandis que des systèmes plus techniques comme<text:s/><text:span text:style-name="T244">NKE</text:span><text:s/>peuvent demander une courbe d'apprentissage plus importante pour bien maîtriser toutes les fonctionnalités.</text:p>
        </text:list-item>
        <text:list-item>
          <text:p text:style-name="P245"><text:span text:style-name="T246">Personnalisation de l’affichage</text:span><text:s/>: La possibilité de<text:s/><text:span text:style-name="T247">personnaliser les écrans</text:span><text:s/>en fonction des informations les plus pertinentes pour le navigateur (vitesse, cap, profondeur, vent) varie selon les fabricants. Certains systèmes permettent même de configurer des affichages multiples avec des données spécifiques pour différents membres de l’équipage (par exemple, un écran pour le barreur et un autre pour le tacticien en régate).</text:p>
        </text:list-item>
      </text:list>
      <text:p text:style-name="P248">2. Compatibilité et intégration avec d’autres systèmes</text:p>
      <text:list text:style-name="LFO23" text:continue-numbering="true">
        <text:list-item>
          <text:p text:style-name="P249"><text:span text:style-name="T250">Interopérabilité</text:span><text:s/>: La compatibilité avec des<text:s/><text:span text:style-name="T251">équipements d’autres marques</text:span><text:s/>est cruciale. Certains systèmes comme ceux de<text:s/><text:span text:style-name="T252">NKE</text:span><text:s/>ou<text:s/><text:span text:style-name="T253">B&amp;G</text:span><text:s/>sont basés sur des standards ouverts comme<text:s/><text:span text:style-name="T254">NMEA 2000</text:span>, ce qui facilite leur intégration avec d’autres capteurs ou systèmes d’autres marques. En revanche, d'autres systèmes plus propriétaires peuvent limiter cette flexibilité.</text:p>
        </text:list-item>
        <text:list-item>
          <text:p text:style-name="P255"><text:span text:style-name="T256">Intégration avec l’autopilote</text:span><text:s/>: La qualité de l'intégration avec des<text:s/><text:span text:style-name="T257">systèmes de pilotage automatique</text:span><text:s/>peut varier. Certains fabricants, comme<text:s/><text:span text:style-name="T258">NKE</text:span><text:s/>avec leur<text:s/><text:span text:style-name="T259">Gyropilot</text:span>, sont reconnus pour avoir des systèmes d’autopilote très réactifs, capables de s’adapter automatiquement aux changements des conditions<text:s/><text:soft-page-break/>météorologiques grâce aux données en temps réel des capteurs de vent et de vitesse.</text:p>
        </text:list-item>
        <text:list-item>
          <text:p text:style-name="P260"><text:span text:style-name="T261">Compatibilité avec des logiciels de navigation ou des applications mobiles</text:span><text:s/>: Certains systèmes permettent une synchronisation avec des logiciels de planification de routes ou des applications mobiles comme<text:s/><text:span text:style-name="T262">SailGrib</text:span>,<text:s/><text:span text:style-name="T263">iRegatta</text:span>, ou<text:s/><text:span text:style-name="T264">Navionics</text:span><text:s/>pour une gestion plus globale des données de navigation.</text:p>
        </text:list-item>
      </text:list>
      <text:p text:style-name="P265">3. Robustesse et environnement</text:p>
      <text:list text:style-name="LFO24" text:continue-numbering="true">
        <text:list-item>
          <text:p text:style-name="P266"><text:span text:style-name="T267">Résistance aux intempéries</text:span><text:s/>: Tous les systèmes ne sont pas également protégés contre les environnements marins sévères. Si la plupart des équipements sont certifiés<text:s/><text:span text:style-name="T268">IP67 ou IP68</text:span><text:s/>(résistance à la poussière et à l’immersion), certains produits sont conçus pour résister à des conditions encore plus extrêmes (températures très basses ou très élevées, fortes vibrations, exposition prolongée au soleil). Par exemple,<text:s/><text:span text:style-name="T269">Garmin</text:span><text:s/>et<text:s/><text:span text:style-name="T270">Raymarine</text:span><text:s/>proposent des produits testés pour une utilisation dans des environnements marins plus rigoureux.</text:p>
        </text:list-item>
        <text:list-item>
          <text:p text:style-name="P271"><text:span text:style-name="T272">Antichoc et antivibrations</text:span><text:s/>: Les systèmes montés sur des voiliers de course (comme les IMOCA) doivent être spécialement conçus pour résister à de fortes vibrations et à des chocs fréquents.<text:s/><text:span text:style-name="T273">NKE</text:span><text:s/>met un point d’honneur à fournir du matériel fiable et capable de supporter les exigences des régates transocéaniques.</text:p>
        </text:list-item>
      </text:list>
      <text:p text:style-name="P274">4. Précision des capteurs</text:p>
      <text:list text:style-name="LFO25" text:continue-numbering="true">
        <text:list-item>
          <text:p text:style-name="P275"><text:span text:style-name="T276">Délai de réponse des capteurs</text:span><text:s/>: Certains capteurs, notamment les anémomètres ou capteurs de vitesse, ont un<text:s/><text:span text:style-name="T277">temps de réponse plus rapide</text:span>, ce qui est crucial pour des réglages instantanés pendant des régates. Des marques comme<text:s/><text:span text:style-name="T278">B&amp;G</text:span><text:s/>sont connues pour la rapidité de traitement de leurs données, avec des algorithmes permettant une<text:s/><text:span text:style-name="T279">compensation des rafales de vent</text:span>.</text:p>
        </text:list-item>
        <text:list-item>
          <text:p text:style-name="P280"><text:span text:style-name="T281">Technologie de mesure</text:span><text:s/>: Certains capteurs de vent ou de profondeur sont plus précis grâce à des technologies avancées comme les<text:s/><text:span text:style-name="T282">sondeurs multi-faisceaux</text:span><text:s/>pour les systèmes de profondeur (utilisés par<text:s/><text:span text:style-name="T283">Garmin</text:span><text:s/>et<text:s/><text:span text:style-name="T284">Raymarine</text:span>). La technologie<text:s/><text:span text:style-name="T285">UltraSonic</text:span><text:s/>permet aussi une mesure du vent sans pièce mobile, améliorant ainsi la durabilité des capteurs.</text:p>
        </text:list-item>
      </text:list>
      <text:p text:style-name="P286">5. Évolutivité et modularité</text:p>
      <text:list text:style-name="LFO26" text:continue-numbering="true">
        <text:list-item>
          <text:p text:style-name="P287"><text:span text:style-name="T288">Possibilités d’extension</text:span><text:s/>: Certains systèmes sont plus<text:s/><text:span text:style-name="T289">modulaires</text:span>, permettant d’ajouter des capteurs supplémentaires ou de mettre à jour les logiciels pour intégrer de nouvelles fonctionnalités (par exemple, des capteurs d’état de la mer ou de courant).<text:s/><text:span text:style-name="T290">NKE</text:span><text:s/>et<text:s/><text:span text:style-name="T291">B&amp;G</text:span><text:s/>offrent de bonnes options d’évolutivité, permettant<text:s/><text:soft-page-break/>de commencer avec un système de base et d'ajouter des fonctionnalités au fur et à mesure des besoins ou du budget.</text:p>
        </text:list-item>
        <text:list-item>
          <text:p text:style-name="P292"><text:span text:style-name="T293">Mises à jour logicielles</text:span><text:s/>: La fréquence et la facilité des mises à jour logicielles peuvent varier. Certaines marques offrent des mises à jour fréquentes directement via internet ou des applications, ajoutant de nouvelles fonctionnalités ou optimisant les performances. D'autres nécessitent des interventions manuelles plus complexes ou un renvoi des équipements au fabricant.</text:p>
        </text:list-item>
      </text:list>
      <text:p text:style-name="P294">6. Consommation d’énergie</text:p>
      <text:list text:style-name="LFO27" text:continue-numbering="true">
        <text:list-item>
          <text:p text:style-name="P295"><text:span text:style-name="T296">Efficacité énergétique</text:span><text:s/>: Certains systèmes sont optimisés pour une consommation électrique minimale, ce qui est crucial pour les bateaux effectuant de longues traversées sans accès à une source d'énergie continue.<text:s/><text:span text:style-name="T297">NKE</text:span><text:s/>est reconnu pour offrir des capteurs et unités centrales avec une<text:s/><text:span text:style-name="T298">très faible consommation énergétique</text:span><text:s/>(souvent moins de 1W), un facteur décisif pour les voiliers engagés dans des courses longues.</text:p>
        </text:list-item>
        <text:list-item>
          <text:p text:style-name="P299"><text:span text:style-name="T300">Batteries de secours</text:span><text:s/>: Certains systèmes embarquent des<text:s/><text:span text:style-name="T301">batteries de secours internes</text:span><text:s/>ou des options de redondance énergétique, ce qui garantit que le système continue de fonctionner même en cas de panne électrique temporaire à bord.</text:p>
        </text:list-item>
      </text:list>
      <text:p text:style-name="P302">7. Support technique et service après-vente</text:p>
      <text:list text:style-name="LFO28" text:continue-numbering="true">
        <text:list-item>
          <text:p text:style-name="P303"><text:span text:style-name="T304">Disponibilité du support</text:span><text:s/>: Certains fabricants, comme<text:s/><text:span text:style-name="T305">Raymarine</text:span><text:s/>et<text:s/><text:span text:style-name="T306">Garmin</text:span>, ont des réseaux de support technique plus étendus et des centres de services disponibles dans plusieurs régions du monde, facilitant la maintenance. En revanche, d’autres marques plus spécialisées, comme<text:s/><text:span text:style-name="T307">NKE</text:span>, peuvent avoir un réseau de support plus limité mais très expert dans les produits spécifiques de compétition.</text:p>
        </text:list-item>
        <text:list-item>
          <text:p text:style-name="P308"><text:span text:style-name="T309">Documentation technique</text:span><text:s/>: La qualité des<text:s/><text:span text:style-name="T310">manuels d’installation</text:span><text:s/>et la disponibilité des<text:s/><text:span text:style-name="T311">guides d’entretien</text:span><text:s/>peuvent varier considérablement. Certains fabricants fournissent des tutoriels détaillés et des vidéos pour aider à l’installation, tandis que d’autres peuvent nécessiter une assistance technique plus fréquente.</text:p>
        </text:list-item>
      </text:list>
      <text:p text:style-name="P312">8. Innovation et nouvelles fonctionnalités</text:p>
      <text:list text:style-name="LFO29" text:continue-numbering="true">
        <text:list-item>
          <text:p text:style-name="P313"><text:span text:style-name="T314">Intégration des données météorologiques</text:span><text:s/>: Certains systèmes, notamment via des plateformes comme<text:s/><text:span text:style-name="T315">PredictWind</text:span><text:s/>ou<text:s/><text:span text:style-name="T316">SailGrib</text:span>, permettent d'intégrer les<text:s/><text:span text:style-name="T317">données météorologiques externes</text:span><text:s/>en temps réel directement dans les systèmes embarqués, offrant des prédictions plus précises et permettant des ajustements automatiques des trajectoires.</text:p>
        </text:list-item>
        <text:list-item>
          <text:p text:style-name="P318"><text:span text:style-name="T319">Fonctions de routage intelligent</text:span><text:s/>: Des fonctions de<text:s/><text:span text:style-name="T320">routage automatique</text:span><text:s/>basées sur les performances et les conditions en temps réel sont intégrées dans certains systèmes, en particulier pour les marins professionnels ou les régatiers. Ces fonctions peuvent ajuster le cap en fonction des prévisions de vent et des courants, comme on le voit dans les systèmes de<text:s/><text:span text:style-name="T321">B&amp;G</text:span><text:s/>ou<text:s/><text:span text:style-name="T322">NKE</text:span><text:s/>pour les compétitions.</text:p>
        </text:list-item>
        <text:list-item>
          <text:p text:style-name="P323"><text:span text:style-name="T324">Intelligence artificielle et apprentissage machine</text:span><text:s/>: Bien que peu déployées pour l'instant, certaines marques explorent l'intégration de l’<text:span text:style-name="T325">IA</text:span><text:s/>pour proposer des recommandations automatiques d'optimisation des voiles et de la trajectoire en fonction des performances passées.</text:p>
        </text:list-item>
      </text:list>
      <text:p text:style-name="P326">9. Garantie et politique de remplacement</text:p>
      <text:list text:style-name="LFO30" text:continue-numbering="true">
        <text:list-item>
          <text:p text:style-name="P327"><text:span text:style-name="T328">Durée de garantie</text:span><text:s/>: La durée des garanties varie entre<text:s/><text:span text:style-name="T329">2 à 5 ans</text:span><text:s/>selon les produits et les fabricants.<text:s/><text:span text:style-name="T330">NKE</text:span><text:s/>propose généralement une garantie standard de 2 ans, mais certaines options permettent d'acheter des extensions de garantie.</text:p>
        </text:list-item>
        <text:list-item>
          <text:p text:style-name="P331"><text:span text:style-name="T332">Politique de remplacement</text:span><text:s/>: Certains fabricants, comme<text:s/><text:span text:style-name="T333">Garmin</text:span>, ont une politique de remplacement très réactive avec des échanges standard sous garantie dans plusieurs régions. D’autres, plus spécialisés, peuvent avoir des délais de traitement plus longs ou exiger l’envoi du matériel pour réparation.</text:p>
        </text:list-item>
      </text:list>
      <text:p text:style-name="P334">Conclusion</text:p>
      <text:p text:style-name="Normal">Ces aspects détaillés, allant de l'ergonomie à la compatibilité avec des systèmes tiers, en passant par la robustesse, l'innovation et le support technique, sont essentiels pour différencier les différents systèmes d'analyse embarqués. Ces facteurs permettent aux navigateurs de choisir la solution la plus adaptée à leur profil, qu'ils soient régatiers, plaisanciers ou professionnels de la marine, en fonction de leurs besoins spécifiques et de leur budget.</text:p>
      <text:p text:style-name="Normal"/>
      <text:p text:style-name="P335">mais a des fins d'analyse pur un gyrometre n'est pas indispensable sur un bateau</text:p>
      <text:p text:style-name="P336"/>
      <text:p text:style-name="P337">Dans quels cas un gyromètre peut être utile ?</text:p>
      <text:p text:style-name="Normal">Bien qu'il ne soit pas indispensable pour toutes les analyses, le gyromètre devient très utile pour certaines tâches spécifiques sur un bateau, notamment celles liées à l'orientation et à la stabilisation :</text:p>
      <text:list text:style-name="LFO31" text:continue-numbering="true">
        <text:list-item>
          <text:p text:style-name="P338"><text:span text:style-name="T339">Contrôle de l'orientation et de la stabilité</text:span><text:s/>: Un gyromètre peut être utilisé pour analyser ou stabiliser les mouvements de tangage (avant-arrière) et de roulis (gauche-droite) du bateau. Par exemple, il peut être important dans les systèmes<text:s/><text:soft-page-break/>de stabilisation dynamique qui empêchent le bateau de trop s'incliner par mer agitée, en particulier pour les navires de croisière ou de recherche.</text:p>
        </text:list-item>
        <text:list-item>
          <text:p text:style-name="P340"><text:span text:style-name="T341">Navigation inertielle</text:span><text:s/>: Si le bateau traverse des zones où les signaux GPS sont intermittents ou absents (par exemple en Arctique ou en sous-marin), un gyromètre peut être utilisé pour suivre l'orientation et les changements de cap du bateau, en conjonction avec d'autres capteurs comme des accéléromètres. Cela peut également aider à calculer une position approximative en l'absence de signaux externes.</text:p>
        </text:list-item>
        <text:list-item>
          <text:p text:style-name="P342"><text:span text:style-name="T343">Analyse des mouvements du navire en mer</text:span><text:s/>: Pour des études complexes sur le comportement du bateau face à des vagues ou à des vents forts, les gyromètres peuvent fournir des données sur la manière dont le bateau se déplace et oscille, ce qui peut être utile pour concevoir des systèmes anti-roulis ou améliorer la conception du navire.</text:p>
        </text:list-item>
      </text:list>
      <text:h text:style-name="Titre1" text:outline-level="1">FINALE<text:s/>Nke</text:h>
      <text:p text:style-name="P344">État de l’art des systèmes d’analyse embarqués pour la navigation nautique</text:p>
      <text:p text:style-name="P345">1. Introduction générale</text:p>
      <text:p text:style-name="Normal">Dans le domaine de la navigation nautique, et plus particulièrement pour la voile de compétition, la précision et la gestion en temps réel des informations telles que la vitesse, le cap, la force du vent, et les conditions de la mer sont essentielles pour garantir des performances optimales. Les systèmes d’analyse embarqués sont des outils technologiques de pointe qui intègrent divers capteurs, des systèmes de gestion de données et des unités de commande pour optimiser les manœuvres et assurer la sécurité à bord. Ces systèmes sont utilisés tant pour les régates professionnelles que pour la plaisance, avec des niveaux de sophistication adaptés aux besoins de chaque utilisateur.</text:p>
      <text:p text:style-name="P346">2. Technologies utilisées</text:p>
      <text:p text:style-name="P347">2.1. Capteurs de navigation</text:p>
      <text:p text:style-name="Normal">Les systèmes d’analyse embarqués intègrent plusieurs types de capteurs pour collecter des données en temps réel sur la navigation :</text:p>
      <text:list text:style-name="LFO32" text:continue-numbering="true">
        <text:list-item>
          <text:p text:style-name="P348"><text:span text:style-name="T349">GPS</text:span><text:s/>: Permet de déterminer la position géographique, la vitesse et le cap du bateau.</text:p>
        </text:list-item>
        <text:list-item>
          <text:p text:style-name="P350"><text:span text:style-name="T351">Anémomètres et girouettes</text:span><text:s/>: Mesurent la force et la direction du vent, des données essentielles pour les voiliers de compétition.</text:p>
        </text:list-item>
        <text:list-item>
          <text:p text:style-name="P352"><text:span text:style-name="T353">Accéléromètres</text:span><text:s/>: Utilisés pour analyser l’accélération et le comportement du bateau face aux vagues et aux vents.</text:p>
        </text:list-item>
        <text:list-item>
          <text:p text:style-name="P354"><text:span text:style-name="T355">Capteurs de vitesse et de profondeur</text:span><text:s/>: Utilisés pour mesurer la vitesse du bateau par rapport à l’eau ainsi que la profondeur du plan d'eau sous la coque.</text:p>
        </text:list-item>
      </text:list>
      <text:p text:style-name="P356">2.2. Systèmes embarqués</text:p>
      <text:p text:style-name="Normal">Les systèmes de gestion de données à bord centralisent et analysent les informations collectées par les capteurs :</text:p>
      <text:list text:style-name="LFO33" text:continue-numbering="true">
        <text:list-item>
          <text:p text:style-name="P357"><text:span text:style-name="T358">Unités centrales</text:span><text:s/>(comme le<text:s/><text:span text:style-name="T359">NKE Gyropilot</text:span>) qui reçoivent et traitent les informations provenant des capteurs. Ces unités permettent de visualiser les données sur des écrans multifonctions ou via des interfaces connectées (smartphones, tablettes).</text:p>
        </text:list-item>
        <text:list-item>
          <text:p text:style-name="P360"><text:span text:style-name="T361">Protocoles de communication</text:span><text:s/>comme le<text:s/><text:span text:style-name="T362">NMEA 2000</text:span>, utilisés pour relier les différents capteurs et systèmes du bateau, garantissant une interopérabilité entre les équipements de différentes marques.</text:p>
        </text:list-item>
        <text:list-item>
          <text:p text:style-name="P363"><text:span text:style-name="T364">Interfaces utilisateur</text:span><text:s/>ergonomiques pour une lecture rapide des informations en temps réel. Certaines entreprises, comme<text:s/><text:span text:style-name="T365">B&amp;G</text:span>, sont reconnues pour la simplicité d’utilisation de leurs interfaces.</text:p>
        </text:list-item>
      </text:list>
      <text:p text:style-name="P366">2.3. Électronique et robustesse</text:p>
      <text:p text:style-name="Normal">Les systèmes embarqués sont conçus pour fonctionner dans des conditions marines difficiles :</text:p>
      <text:list text:style-name="LFO34" text:continue-numbering="true">
        <text:list-item>
          <text:p text:style-name="P367"><text:span text:style-name="T368">Matériaux</text:span><text:s/>: Utilisation de plastiques renforcés (ABS, polycarbonate) et de métaux résistants à la corrosion comme l’aluminium anodisé ou l’acier inoxydable.</text:p>
        </text:list-item>
        <text:list-item>
          <text:p text:style-name="P369"><text:span text:style-name="T370">Étanchéité</text:span><text:s/>: Certification<text:s/><text:span text:style-name="T371">IP67 à IP68</text:span>, garantissant la résistance à l’eau, à l’immersion et aux éclaboussures fréquentes en mer.</text:p>
        </text:list-item>
        <text:list-item>
          <text:p text:style-name="P372"><text:span text:style-name="T373">Résistance aux chocs et vibrations</text:span><text:s/>: Les systèmes montés sur les voiliers de course, notamment ceux participant à des régates transocéaniques, doivent résister aux vibrations et aux chocs violents causés par les vagues.</text:p>
        </text:list-item>
      </text:list>
      <text:p text:style-name="P374">3. Avantages et qualités des systèmes d'analyse embarqués</text:p>
      <text:p text:style-name="Normal">Les systèmes d’analyse embarqués offrent une série d’avantages qui les rendent indispensables pour les régates et la navigation professionnelle.</text:p>
      <text:p text:style-name="P375">3.1. Précision</text:p>
      <text:p text:style-name="Normal">Les capteurs sont conçus pour offrir des données d’une précision extrême, ce qui est essentiel pour la navigation en haute mer et pour les compétitions. Des entreprises<text:s/><text:soft-page-break/>comme<text:s/><text:span text:style-name="T376">NKE</text:span><text:s/>et<text:s/><text:span text:style-name="T377">Sailmon</text:span><text:s/>sont réputées pour la précision de leurs instruments, qui mesurent en temps réel des paramètres comme la vitesse du vent, la vitesse sur l’eau, et la position GPS.</text:p>
      <text:p text:style-name="P378">3.2. Fiabilité et robustesse</text:p>
      <text:p text:style-name="Normal">Les systèmes sont construits pour fonctionner dans des environnements marins extrêmes (température, eau salée, chocs). Leur capacité à maintenir leur efficacité dans de telles conditions en fait des outils fiables, indispensables pour les courses en haute mer ou les croisières prolongées.</text:p>
      <text:p text:style-name="P379">3.3. Personnalisation et modularité</text:p>
      <text:p text:style-name="Normal">Les systèmes sont modulaires et permettent d’ajouter des capteurs selon les besoins spécifiques de chaque utilisateur. Par exemple, un skipper de régate peut installer des capteurs supplémentaires pour surveiller des aspects comme le roulis ou l’inclinaison, tandis qu’un plaisancier peut opter pour des systèmes plus simples.</text:p>
      <text:p text:style-name="P380">3.4. Connectivité et applications mobiles</text:p>
      <text:p text:style-name="Normal">De plus en plus de systèmes, comme ceux de<text:s/><text:span text:style-name="T381">NKE</text:span>, offrent une connectivité sans fil, permettant aux utilisateurs de suivre les performances du bateau depuis leur smartphone ou tablette. Cela permet une plus grande flexibilité et un accès rapide aux informations essentielles.</text:p>
      <text:p text:style-name="P382">4. Limites et défauts des systèmes d’analyse embarqués</text:p>
      <text:p text:style-name="P383">4.1. Coût élevé</text:p>
      <text:p text:style-name="Normal">Les systèmes embarqués de haute précision, comme ceux proposés par<text:s/><text:span text:style-name="T384">NKE</text:span><text:s/>ou<text:s/><text:span text:style-name="T385">B&amp;G</text:span>, peuvent coûter entre<text:s/><text:span text:style-name="T386">5 000 € et 20 000 €</text:span>, en fonction du nombre de capteurs et de la complexité du système. Cela les rend inaccessibles pour certains plaisanciers ou amateurs de voile, limitant leur adoption au secteur professionnel.</text:p>
      <text:p text:style-name="P387">4.2. Complexité d’installation</text:p>
      <text:p text:style-name="Normal">L’installation de ces systèmes est souvent complexe et nécessite des compétences techniques spécifiques, voire l’intervention de professionnels. Chaque capteur doit être calibré correctement, et des erreurs lors de l'installation peuvent entraîner des dysfonctionnements.</text:p>
      <text:p text:style-name="P388">4.3. Maintenance régulière</text:p>
      <text:p text:style-name="Normal">En raison de l’exposition aux environnements marins difficiles (eau salée, température), les capteurs et les systèmes électroniques nécessitent un entretien régulier. Ils doivent être recalibrés et nettoyés fréquemment pour garantir leur précision et éviter les pannes.</text:p>
      <text:soft-page-break/>
      <text:p text:style-name="P389">4.4. Besoin d'expertise</text:p>
      <text:p text:style-name="Normal">Les systèmes d’analyse embarqués fournissent une quantité considérable de données qui nécessitent une certaine expertise pour être interprétées correctement. Les utilisateurs non formés peuvent avoir du mal à tirer pleinement parti des informations fournies.</text:p>
      <text:p text:style-name="P390">5. Exemples de produits et solutions existantes</text:p>
      <text:p text:style-name="P391">5.1. NKE Marine Electronics</text:p>
      <text:list text:style-name="LFO35" text:continue-numbering="true">
        <text:list-item>
          <text:p text:style-name="P392"><text:span text:style-name="T393">Produits</text:span><text:s/>: NKE propose une gamme complète d’instruments de navigation à voile, allant des anémomètres et capteurs de vent aux systèmes de pilotage automatique. Leur système phare, le<text:s/><text:span text:style-name="T394">Gyropilot</text:span>, est utilisé dans les régates de haut niveau pour son efficacité et sa précision dans le contrôle de la direction du bateau.</text:p>
        </text:list-item>
      </text:list>
      <text:p text:style-name="P395">5.2. B&amp;G</text:p>
      <text:list text:style-name="LFO36" text:continue-numbering="true">
        <text:list-item>
          <text:p text:style-name="P396"><text:span text:style-name="T397">Produits</text:span><text:s/>: B&amp;G est une autre entreprise de premier plan qui offre des solutions complètes pour la navigation, incluant des systèmes de gestion des données, des radars, des sondeurs et des capteurs de vitesse. B&amp;G se distingue par son interface utilisateur simplifiée et ses solutions de routage intelligent.</text:p>
        </text:list-item>
      </text:list>
      <text:p text:style-name="P398">6. Comparaison avec d’autres solutions</text:p>
      <text:p text:style-name="P399">6.1. Applications mobiles et plateformes cloud</text:p>
      <text:list text:style-name="LFO37" text:continue-numbering="true">
        <text:list-item>
          <text:p text:style-name="P400"><text:span text:style-name="T401">Exemples</text:span><text:span text:style-name="T402"><text:s/>:<text:s/></text:span><text:span text:style-name="T403">PredictWind</text:span><text:span text:style-name="T404">,<text:s/></text:span><text:span text:style-name="T405">SailGrib WR</text:span><text:span text:style-name="T406">,<text:s/></text:span><text:span text:style-name="T407">iRegatta</text:span><text:span text:style-name="T408">.</text:span></text:p>
        </text:list-item>
        <text:list-item>
          <text:p text:style-name="P409"><text:span text:style-name="T410">Avantages</text:span><text:s/>: Moins coûteux, accessibles via smartphone, mises à jour fréquentes, bonne pour la prévision météo.</text:p>
        </text:list-item>
        <text:list-item>
          <text:p text:style-name="P411"><text:span text:style-name="T412">Limites</text:span><text:s/>: Moins précis que les systèmes embarqués, dépendance à la connectivité en mer pour les mises à jour.</text:p>
        </text:list-item>
      </text:list>
      <text:p text:style-name="P413">6.2. Simulateurs et outils virtuels</text:p>
      <text:list text:style-name="LFO38" text:continue-numbering="true">
        <text:list-item>
          <text:p text:style-name="P414"><text:span text:style-name="T415">Exemples</text:span><text:span text:style-name="T416"><text:s/>:<text:s/></text:span><text:span text:style-name="T417">Virtual Regatta Pro</text:span><text:span text:style-name="T418">,<text:s/></text:span><text:span text:style-name="T419">KND Sailing Performance</text:span><text:span text:style-name="T420">.</text:span></text:p>
        </text:list-item>
        <text:list-item>
          <text:p text:style-name="P421"><text:span text:style-name="T422">Avantages</text:span><text:s/>: Simulation de conditions réelles pour un entraînement théorique sans risque, analyse des performances post-course.</text:p>
        </text:list-item>
        <text:list-item>
          <text:p text:style-name="P423"><text:span text:style-name="T424">Limites</text:span><text:s/>: Moins immersif que la réalité, ne remplace pas l’expérience en mer.</text:p>
        </text:list-item>
      </text:list>
      <text:p text:style-name="P425">7. Évolution des technologies et tendances futures</text:p>
      <text:p text:style-name="P426">7.1. Miniaturisation des capteurs</text:p>
      <text:soft-page-break/>
      <text:p text:style-name="Normal">Avec les avancées technologiques, on s'attend à une réduction progressive de la taille des capteurs et des systèmes, ce qui rendra ces solutions plus accessibles et réduira les coûts d'installation.</text:p>
      <text:p text:style-name="P427">7.2. Intégration de l’intelligence artificielle</text:p>
      <text:p text:style-name="Normal">L'intelligence artificielle permettra l’analyse automatisée des données en temps réel et proposera des ajustements en fonction des conditions de navigation. Cela pourrait améliorer considérablement la prise de décision, notamment dans les régates.</text:p>
      <text:p text:style-name="P428">7.3. Amélioration de la connectivité en mer</text:p>
      <text:p text:style-name="Normal">Le développement de réseaux satellitaires ou maritimes (comme la 5G) permettra d’obtenir des informations en temps réel, même loin des côtes, augmentant la précision des analyses et la sécurité en mer.</text:p>
      <text:p text:style-name="P429">7.4. Solutions cloud</text:p>
      <text:p text:style-name="Normal">L’intégration de systèmes de stockage de données dans le cloud permettra de conserver les informations de navigation à long terme, facilitant les analyses après les courses ou les croisières.</text:p>
      <text:p text:style-name="P430">8. Coût et facteurs économiques</text:p>
      <text:p text:style-name="P431">8.1. Budget d’installation</text:p>
      <text:p text:style-name="Normal">Le coût d'un système d'analyse embarqué dépend du nombre de capteurs et des équipements installés. Typiquement, un système complet pour un voilier ou un yacht coûte entre<text:s/><text:span text:style-name="T432">5 000 € et 20 000 €</text:span>, hors installation et maintenance.</text:p>
      <text:p text:style-name="P433">8.2. Retour sur investissement</text:p>
      <text:p text:style-name="Normal">Pour les régatiers professionnels, ces systèmes offrent un avantage compétitif important en optimisant les performances du bateau. De plus, pour les yachts de croisière, ils garantissent une plus grande sécurité et confort en mer.</text:p>
      <text:p text:style-name="P434">8.3. Évolution des prix</text:p>
      <text:p text:style-name="Normal">À mesure que les capteurs seront miniaturisés et que la technologie se standardisera, les coûts devraient baisser, rendant ces systèmes plus accessibles aux plaisanciers amateurs.</text:p>
      <text:p text:style-name="P435">9. Conclusion</text:p>
      <text:p text:style-name="Normal">Les systèmes d’analyse embarqués, tels que ceux proposés par<text:s/><text:span text:style-name="T436">NKE</text:span>, sont des outils incontournables dans la navigation moderne, en particulier pour la voile de compétition. Leur précision, leur robustesse et leur capacité à fournir des données en temps réel en font des alliés précieux pour les marins professionnels. Cependant, ces systèmes nécessitent un investissement financier et technique important. Les tendances futures,<text:s/><text:soft-page-break/>telles que l’intégration de l’intelligence artificielle et des solutions cloud, devraient rendre ces systèmes encore plus performants et accessibles dans les années à venir.</text:p>
      <text:p text:style-name="Normal"/>
      <text:p text:style-name="Normal"/>
      <text:p text:style-name="Normal"/>
      <text:h text:style-name="Titre2" text:outline-level="2">Etat de l’art Rise Sailing</text:h>
      <text:p text:style-name="Normal"/>
      <text:p text:style-name="P437">État de l’art des systèmes d’analyse embarqués pour la navigation avec Rise Sailing</text:p>
      <text:p text:style-name="P438">1. Introduction générale</text:p>
      <text:p text:style-name="Normal"><text:span text:style-name="T439">Rise Sailing</text:span><text:s/>est une application mobile dédiée à la voile qui utilise les capteurs internes et externes d’un smartphone ou d’appareils connectés pour améliorer la navigation et l'analyse des performances en mer. Elle intègre plusieurs technologies pour aider les marins à mesurer des éléments clés comme la vitesse du bateau, la direction du vent, la vitesse de l'eau, et d'autres données environnementales. Ce document explore les différentes méthodes que Rise Sailing peut utiliser pour mesurer et intégrer la<text:s/><text:span text:style-name="T440">vitesse de l'eau</text:span><text:s/>et autres paramètres de navigation, particulièrement sur des petits bateaux.</text:p>
      <text:p text:style-name="P441">2. Technologies utilisées pour mesurer la vitesse de l'eau</text:p>
      <text:p text:style-name="P442">2.1. Courantomètre à hélice</text:p>
      <text:p text:style-name="Normal">Le courantomètre à hélice est un capteur classique utilisé pour mesurer la vitesse relative de l’eau. Il fonctionne en tournant sous l’eau et en calculant la vitesse de rotation de l’hélice, qui est proportionnelle à la vitesse de l’eau.</text:p>
      <text:list text:style-name="LFO39" text:continue-numbering="true">
        <text:list-item>
          <text:p text:style-name="P443"><text:span text:style-name="T444">Intégration avec Rise Sailing</text:span><text:s/>: Le courantomètre peut être connecté à Rise Sailing via des systèmes de mesure compatibles (par exemple via NMEA 2000 ou d'autres connexions). Les données peuvent être directement intégrées dans l'application pour analyser la vitesse de l'eau et ajuster les décisions de navigation en temps réel.</text:p>
        </text:list-item>
        <text:list-item>
          <text:p text:style-name="P445"><text:span text:style-name="T446">Avantages</text:span><text:s/>:</text:p>
          <text:list text:continue-numbering="true">
            <text:list-item>
              <text:p text:style-name="P447">Mesure précise et fiable de la vitesse de l'eau.</text:p>
            </text:list-item>
            <text:list-item>
              <text:p text:style-name="P448">Solution économique et facile à installer sur un petit bateau.</text:p>
            </text:list-item>
            <text:list-item>
              <text:p text:style-name="P449">Particulièrement utile pour ajuster les voiles et les trajectoires en fonction du courant.</text:p>
            </text:list-item>
          </text:list>
        </text:list-item>
        <text:list-item>
          <text:p text:style-name="P450"><text:span text:style-name="T451">Inconvénients</text:span><text:s/>:</text:p>
          <text:soft-page-break/>
          <text:list text:continue-numbering="true">
            <text:list-item>
              <text:p text:style-name="P452">Possède des<text:s/><text:span text:style-name="T453">pièces mobiles</text:span><text:s/>susceptibles de s’user avec le temps ou d’être bloquées par des débris marins.</text:p>
            </text:list-item>
            <text:list-item>
              <text:p text:style-name="P454">Limité à la profondeur où l’hélice est placée, ce qui ne donne qu’une<text:s/><text:span text:style-name="T455">mesure ponctuelle</text:span>.</text:p>
            </text:list-item>
          </text:list>
        </text:list-item>
        <text:list-item>
          <text:p text:style-name="P456"><text:span text:style-name="T457">Pour qui ?</text:span><text:s/>: Adapté aux plaisanciers et marins amateurs souhaitant une solution économique et facile à mettre en œuvre pour surveiller la vitesse de l'eau.</text:p>
        </text:list-item>
      </text:list>
      <text:p text:style-name="P458">2.2. Méthode manuelle avec un flotteur</text:p>
      <text:p text:style-name="Normal">Une méthode basique mais efficace pour mesurer la vitesse de l'eau est d'utiliser un objet flottant (un flotteur) et de chronométrer le temps qu'il met pour parcourir une distance donnée.</text:p>
      <text:list text:style-name="LFO40" text:continue-numbering="true">
        <text:list-item>
          <text:p text:style-name="P459"><text:span text:style-name="T460">Utilisation avec Rise Sailing</text:span><text:s/>: Les résultats de la méthode manuelle peuvent être introduits manuellement dans Rise Sailing pour fournir une estimation approximative de la vitesse de l'eau.</text:p>
        </text:list-item>
        <text:list-item>
          <text:p text:style-name="P461"><text:span text:style-name="T462">Avantages</text:span><text:s/>:</text:p>
          <text:list text:continue-numbering="true">
            <text:list-item>
              <text:p text:style-name="P463"><text:span text:style-name="T464">Méthode très économique</text:span><text:s/>: aucun équipement spécifique n’est nécessaire, juste un chronomètre.</text:p>
            </text:list-item>
            <text:list-item>
              <text:p text:style-name="P465">Idéale pour les débutants ou pour des situations où un équipement plus complexe n'est pas disponible.</text:p>
            </text:list-item>
          </text:list>
        </text:list-item>
        <text:list-item>
          <text:p text:style-name="P466"><text:span text:style-name="T467">Inconvénients</text:span><text:s/>:</text:p>
          <text:list text:continue-numbering="true">
            <text:list-item>
              <text:p text:style-name="P468">Résultats<text:s/><text:span text:style-name="T469">très approximatifs</text:span>, sans intégration directe avec les systèmes numériques ou en temps réel.</text:p>
            </text:list-item>
            <text:list-item>
              <text:p text:style-name="P470">Ne fournit des données que pour la<text:s/><text:span text:style-name="T471">surface de l’eau</text:span><text:s/>et ne prend pas en compte les changements en profondeur ou les courants sous-marins.</text:p>
            </text:list-item>
          </text:list>
        </text:list-item>
        <text:list-item>
          <text:p text:style-name="P472"><text:span text:style-name="T473">Pour qui ?</text:span><text:s/>: Solution temporaire ou de secours pour les débutants ou les marins souhaitant obtenir des informations basiques sans investir dans des équipements coûteux.</text:p>
        </text:list-item>
      </text:list>
      <text:p text:style-name="P474">2.3. Anémomètre à ultrasons</text:p>
      <text:p text:style-name="Normal">Les anémomètres à ultrasons mesurent la vitesse de l’eau en utilisant les variations de propagation des ondes ultrasoniques dans l'eau.</text:p>
      <text:list text:style-name="LFO41" text:continue-numbering="true">
        <text:list-item>
          <text:p text:style-name="P475"><text:span text:style-name="T476">Fonctionnement et intégration avec Rise Sailing</text:span><text:s/>: Un anémomètre à ultrasons peut être connecté à Rise Sailing via un dispositif externe. Ce capteur fournit des données en temps réel directement visibles dans l'application, permettant une<text:s/><text:span text:style-name="T477">analyse continue</text:span><text:s/>et précise de la vitesse de l'eau.</text:p>
        </text:list-item>
        <text:list-item>
          <text:p text:style-name="P478"><text:span text:style-name="T479">Avantages</text:span><text:s/>:</text:p>
          <text:list text:continue-numbering="true">
            <text:list-item>
              <text:p text:style-name="P480">Mesure très précise et continue de la vitesse de l'eau.</text:p>
            </text:list-item>
            <text:list-item>
              <text:p text:style-name="P481">Pas de pièces mobiles, donc<text:s/><text:span text:style-name="T482">faible besoin de maintenance</text:span>.</text:p>
            </text:list-item>
            <text:list-item>
              <text:p text:style-name="P483">Facilité d’intégration avec une application comme Rise Sailing pour afficher des données en temps réel.</text:p>
            </text:list-item>
          </text:list>
        </text:list-item>
        <text:list-item>
          <text:p text:style-name="P484"><text:span text:style-name="T485">Inconvénients</text:span><text:s/>:</text:p>
          <text:list text:continue-numbering="true">
            <text:list-item>
              <text:p text:style-name="P486"><text:span text:style-name="T487">Coût élevé</text:span><text:s/>par rapport à d'autres solutions comme le courantomètre à hélice.</text:p>
            </text:list-item>
            <text:list-item>
              <text:p text:style-name="P488">Installation plus complexe, nécessitant un dispositif électronique supplémentaire pour interpréter les données.</text:p>
            </text:list-item>
          </text:list>
        </text:list-item>
        <text:list-item>
          <text:p text:style-name="P489"><text:span text:style-name="T490">Pour qui ?</text:span><text:s/>: Idéal pour les régatiers et marins professionnels qui nécessitent des données précises et une performance élevée, même sur de petites embarcations.</text:p>
        </text:list-item>
      </text:list>
      <text:p text:style-name="P491">2.4. GPS intégré pour calculer la vitesse fond</text:p>
      <text:p text:style-name="Normal">Le<text:s/><text:span text:style-name="T492">GPS</text:span><text:s/>d’un smartphone peut être utilisé pour mesurer la vitesse fond, c’est-à-dire la vitesse du bateau par rapport au sol. Cette donnée peut être utilisée pour estimer la vitesse de l’eau en comparant la vitesse fond à la vitesse relative du bateau (mesurée par d'autres capteurs).</text:p>
      <text:list text:style-name="LFO42" text:continue-numbering="true">
        <text:list-item>
          <text:p text:style-name="P493"><text:span text:style-name="T494">Principe de fonctionnement</text:span><text:s/>: Le GPS intégré au smartphone ou à l'appareil connecté calcule la vitesse du bateau par rapport au sol (vitesse fond). L’estimation de la vitesse de l’eau peut se faire en calculant la différence entre la vitesse fond et la vitesse du bateau par rapport à l’eau.</text:p>
        </text:list-item>
        <text:list-item>
          <text:p text:style-name="P495"><text:span text:style-name="T496">Avantages</text:span><text:s/>:</text:p>
          <text:list text:continue-numbering="true">
            <text:list-item>
              <text:p text:style-name="P497">Aucune installation ou capteur supplémentaire n’est nécessaire.</text:p>
            </text:list-item>
            <text:list-item>
              <text:p text:style-name="P498">Utilisation directe des données GPS via Rise Sailing, qui permet un<text:s/><text:span text:style-name="T499">accès immédiat</text:span><text:s/>à des informations critiques.</text:p>
            </text:list-item>
          </text:list>
        </text:list-item>
        <text:list-item>
          <text:p text:style-name="P500"><text:span text:style-name="T501">Inconvénients</text:span><text:s/>:</text:p>
          <text:list text:continue-numbering="true">
            <text:list-item>
              <text:p text:style-name="P502">Le GPS mesure la<text:s/><text:span text:style-name="T503">vitesse par rapport au sol</text:span><text:s/>(vitesse fond), et non directement la vitesse de l’eau.</text:p>
            </text:list-item>
            <text:list-item>
              <text:p text:style-name="P504">Pour une mesure précise de la vitesse de l'eau, il faut connaître la vitesse du courant, ce qui peut nécessiter l’utilisation d'un autre capteur comme un<text:s/><text:span text:style-name="T505">courantomètre</text:span>.</text:p>
            </text:list-item>
          </text:list>
        </text:list-item>
        <text:list-item>
          <text:p text:style-name="P506"><text:span text:style-name="T507">Pour qui ?</text:span><text:s/>: Parfait pour les marins cherchant une solution économique et facile à utiliser. Cependant, il convient mieux pour les navigations en eaux calmes où la vitesse du courant ne varie pas beaucoup.</text:p>
        </text:list-item>
      </text:list>
      <text:p text:style-name="P508">3. Comparaison des solutions</text:p>
      <table:table table:style-name="Table509">
        <table:table-columns>
          <table:table-column table:style-name="TableColumn510"/>
          <table:table-column table:style-name="TableColumn511"/>
          <table:table-column table:style-name="TableColumn512"/>
          <table:table-column table:style-name="TableColumn513"/>
          <table:table-column table:style-name="TableColumn514"/>
          <table:table-column table:style-name="TableColumn515"/>
        </table:table-columns>
        <table:table-header-rows>
          <table:table-row table:style-name="TableRow516">
            <table:table-cell table:style-name="TableCell517">
              <text:p text:style-name="P518">Solution</text:p>
            </table:table-cell>
            <table:table-cell table:style-name="TableCell519">
              <text:p text:style-name="P520">Précision</text:p>
            </table:table-cell>
            <table:table-cell table:style-name="TableCell521">
              <text:p text:style-name="P522">Coût</text:p>
            </table:table-cell>
            <table:table-cell table:style-name="TableCell523">
              <text:p text:style-name="P524">Installation</text:p>
            </table:table-cell>
            <table:table-cell table:style-name="TableCell525">
              <text:p text:style-name="P526">Maintenance</text:p>
            </table:table-cell>
            <table:table-cell table:style-name="TableCell527">
              <text:p text:style-name="P528">Public cible</text:p>
            </table:table-cell>
          </table:table-row>
        </table:table-header-rows>
        <table:table-row table:style-name="TableRow529">
          <table:table-cell table:style-name="TableCell530">
            <text:p text:style-name="Normal"><text:span text:style-name="T531">Courantomètre à hélice</text:span></text:p>
          </table:table-cell>
          <table:table-cell table:style-name="TableCell532">
            <text:p text:style-name="Normal">Moyenne</text:p>
          </table:table-cell>
          <table:table-cell table:style-name="TableCell533">
            <text:p text:style-name="Normal">Faible</text:p>
          </table:table-cell>
          <table:table-cell table:style-name="TableCell534">
            <text:p text:style-name="Normal">Facile</text:p>
          </table:table-cell>
          <table:table-cell table:style-name="TableCell535">
            <text:p text:style-name="Normal">Pièces mobiles à entretenir</text:p>
          </table:table-cell>
          <table:table-cell table:style-name="TableCell536">
            <text:p text:style-name="Normal">Plaisanciers, amateurs</text:p>
          </table:table-cell>
        </table:table-row>
        <table:table-row table:style-name="TableRow537">
          <table:table-cell table:style-name="TableCell538">
            <text:p text:style-name="Normal"><text:span text:style-name="T539">Flotteur manuel</text:span></text:p>
          </table:table-cell>
          <table:table-cell table:style-name="TableCell540">
            <text:p text:style-name="Normal">Très faible</text:p>
          </table:table-cell>
          <table:table-cell table:style-name="TableCell541">
            <text:p text:style-name="Normal">Très faible</text:p>
          </table:table-cell>
          <table:table-cell table:style-name="TableCell542">
            <text:p text:style-name="Normal">Aucune</text:p>
          </table:table-cell>
          <table:table-cell table:style-name="TableCell543">
            <text:p text:style-name="Normal">Aucune</text:p>
          </table:table-cell>
          <table:table-cell table:style-name="TableCell544">
            <text:p text:style-name="Normal">Débutants</text:p>
          </table:table-cell>
        </table:table-row>
        <table:table-row table:style-name="TableRow545">
          <table:table-cell table:style-name="TableCell546">
            <text:p text:style-name="Normal"><text:span text:style-name="T547">Anémomètre à ultrasons</text:span></text:p>
          </table:table-cell>
          <table:table-cell table:style-name="TableCell548">
            <text:p text:style-name="Normal">Très élevée</text:p>
          </table:table-cell>
          <table:table-cell table:style-name="TableCell549">
            <text:p text:style-name="Normal">Élevé</text:p>
          </table:table-cell>
          <table:table-cell table:style-name="TableCell550">
            <text:p text:style-name="Normal">Moyenne à complexe</text:p>
          </table:table-cell>
          <table:table-cell table:style-name="TableCell551">
            <text:p text:style-name="Normal">Faible</text:p>
          </table:table-cell>
          <table:table-cell table:style-name="TableCell552">
            <text:p text:style-name="Normal">Régatiers, professionnels</text:p>
          </table:table-cell>
        </table:table-row>
        <table:table-row table:style-name="TableRow553">
          <table:table-cell table:style-name="TableCell554">
            <text:p text:style-name="Normal"><text:span text:style-name="T555">GPS intégré</text:span></text:p>
          </table:table-cell>
          <table:table-cell table:style-name="TableCell556">
            <text:p text:style-name="Normal">Moyenne</text:p>
          </table:table-cell>
          <table:table-cell table:style-name="TableCell557">
            <text:p text:style-name="Normal">Très faible</text:p>
          </table:table-cell>
          <table:table-cell table:style-name="TableCell558">
            <text:p text:style-name="Normal">Aucune</text:p>
          </table:table-cell>
          <table:table-cell table:style-name="TableCell559">
            <text:p text:style-name="Normal">Aucune</text:p>
          </table:table-cell>
          <table:table-cell table:style-name="TableCell560">
            <text:p text:style-name="Normal">Tous les types de marins</text:p>
          </table:table-cell>
        </table:table-row>
      </table:table>
      <text:p text:style-name="P561">4. Avantages et inconvénients des solutions avec Rise Sailing</text:p>
      <text:p text:style-name="P562">4.1. Courantomètre à hélice</text:p>
      <text:list text:style-name="LFO43" text:continue-numbering="true">
        <text:list-item>
          <text:p text:style-name="P563"><text:span text:style-name="T564">Avantages</text:span><text:s/>:</text:p>
          <text:list text:continue-numbering="true">
            <text:list-item>
              <text:p text:style-name="P565">Solution précise et relativement peu coûteuse pour un petit bateau.</text:p>
            </text:list-item>
            <text:list-item>
              <text:p text:style-name="P566">Facile à installer et compatible avec Rise Sailing via un système connecté.</text:p>
            </text:list-item>
          </text:list>
        </text:list-item>
        <text:list-item>
          <text:p text:style-name="P567"><text:span text:style-name="T568">Inconvénients</text:span><text:s/>:</text:p>
          <text:list text:continue-numbering="true">
            <text:list-item>
              <text:p text:style-name="P569">Pièces mobiles sujettes à l'usure.</text:p>
            </text:list-item>
            <text:list-item>
              <text:p text:style-name="P570">Mesure limitée à une seule profondeur.</text:p>
            </text:list-item>
          </text:list>
        </text:list-item>
      </text:list>
      <text:p text:style-name="P571">4.2. Méthode manuelle avec flotteur</text:p>
      <text:list text:style-name="LFO44" text:continue-numbering="true">
        <text:list-item>
          <text:p text:style-name="P572"><text:span text:style-name="T573">Avantages</text:span><text:s/>:</text:p>
          <text:list text:continue-numbering="true">
            <text:list-item>
              <text:p text:style-name="P574">Extrêmement économique.</text:p>
            </text:list-item>
            <text:list-item>
              <text:p text:style-name="P575">Utilisable en toutes circonstances sans matériel spécifique.</text:p>
            </text:list-item>
          </text:list>
        </text:list-item>
        <text:list-item>
          <text:p text:style-name="P576"><text:span text:style-name="T577">Inconvénients</text:span><text:s/>:</text:p>
          <text:list text:continue-numbering="true">
            <text:list-item>
              <text:p text:style-name="P578">Très peu précise et non automatisée.</text:p>
            </text:list-item>
            <text:list-item>
              <text:p text:style-name="P579">Ne fournit pas de données en temps réel ni numériques.</text:p>
            </text:list-item>
          </text:list>
        </text:list-item>
      </text:list>
      <text:p text:style-name="P580">4.3. Anémomètre à ultrasons</text:p>
      <text:soft-page-break/>
      <text:list text:style-name="LFO45" text:continue-numbering="true">
        <text:list-item>
          <text:p text:style-name="P581"><text:span text:style-name="T582">Avantages</text:span><text:s/>:</text:p>
          <text:list text:continue-numbering="true">
            <text:list-item>
              <text:p text:style-name="P583">Mesure extrêmement précise et fiable.</text:p>
            </text:list-item>
            <text:list-item>
              <text:p text:style-name="P584">Pas de pièces mobiles, donc peu d’entretien.</text:p>
            </text:list-item>
          </text:list>
        </text:list-item>
        <text:list-item>
          <text:p text:style-name="P585"><text:span text:style-name="T586">Inconvénients</text:span><text:s/>:</text:p>
          <text:list text:continue-numbering="true">
            <text:list-item>
              <text:p text:style-name="P587">Coût élevé, avec une installation plus complexe pour un petit bateau.</text:p>
            </text:list-item>
          </text:list>
        </text:list-item>
      </text:list>
      <text:p text:style-name="P588">4.4. Utilisation du GPS</text:p>
      <text:list text:style-name="LFO46" text:continue-numbering="true">
        <text:list-item>
          <text:p text:style-name="P589"><text:span text:style-name="T590">Avantages</text:span><text:s/>:</text:p>
          <text:list text:continue-numbering="true">
            <text:list-item>
              <text:p text:style-name="P591">Aucune installation nécessaire, juste l’utilisation du GPS intégré au smartphone.</text:p>
            </text:list-item>
            <text:list-item>
              <text:p text:style-name="P592">Données instantanées et facile à lire via l’application Rise Sailing.</text:p>
            </text:list-item>
          </text:list>
        </text:list-item>
        <text:list-item>
          <text:p text:style-name="P593"><text:span text:style-name="T594">Inconvénients</text:span><text:s/>:</text:p>
          <text:list text:continue-numbering="true">
            <text:list-item>
              <text:p text:style-name="P595">Ne mesure pas directement la vitesse de l'eau, mais la vitesse fond.</text:p>
            </text:list-item>
            <text:list-item>
              <text:p text:style-name="P596">Nécessite d'autres capteurs pour obtenir une estimation précise du courant.</text:p>
            </text:list-item>
          </text:list>
        </text:list-item>
      </text:list>
      <text:p text:style-name="P597">5. Perspectives d’évolution pour Rise Sailing</text:p>
      <text:p text:style-name="P598">5.1. Intégration de l'intelligence artificielle</text:p>
      <text:p text:style-name="Normal">Rise Sailing pourrait intégrer des algorithmes d’intelligence artificielle (IA) pour analyser les données collectées par les différents capteurs et proposer des ajustements automatisés de la trajectoire et des voiles en fonction des conditions en mer.</text:p>
      <text:p text:style-name="P599">5.2. Amélioration des connectivités externes</text:p>
      <text:p text:style-name="Normal">L'amélioration des systèmes de connectivité via Bluetooth ou Wi-Fi permettrait une meilleure intégration des capteurs externes directement avec l’application sans avoir besoin de câbles supplémentaires ou de systèmes complexes.</text:p>
      <text:p text:style-name="P600">5.3. Extension des fonctionnalités pour la gestion du vent</text:p>
      <text:p text:style-name="Normal">Outre la vitesse de l'eau, Rise Sailing pourrait améliorer son interface pour intégrer davantage de données météorologiques et de gestion du vent, ce qui permettrait une gestion encore plus fine des voiles et de la trajectoire.</text:p>
      <text:p text:style-name="P601">6. Conclusion pour Rise Sailing</text:p>
      <text:p text:style-name="Normal">Pour un petit bateau utilisant<text:s/><text:span text:style-name="T602">Rise Sailing</text:span>, un<text:s/><text:span text:style-name="T603">courantomètre à hélice</text:span><text:s/>est la solution la plus pratique et économique. Il peut fournir des informations essentielles sur la vitesse<text:s/><text:soft-page-break/>de l'eau qui, une fois connectées à l'application, permettent des ajustements précis de la navigation.</text:p>
      <text:p text:style-name="Normal">Pour les marins à la recherche de solutions plus avancées, un<text:s/><text:span text:style-name="T604">anémomètre à ultrasons</text:span><text:s/>pourrait offrir des mesures précises et continues, bien que cela implique un investissement plus élevé et une installation plus complexe.</text:p>
      <text:p text:style-name="Normal">Enfin, pour ceux qui préfèrent une solution sans équipement supplémentaire, l'utilisation du<text:s/><text:span text:style-name="T605">GPS intégré</text:span><text:s/>reste une option viable, même si elle ne donne pas une estimation directe de la vitesse de l'eau.</text:p>
      <text:h text:style-name="Titre1" text:outline-level="1"><text:line-break/><text:line-break/>Mix des deux<text:s/></text:h>
      <text:p text:style-name="Normal"/>
      <text:p text:style-name="P606">État de l’art pour un projet hybride de systèmes d’analyse de navigation nautique</text:p>
      <text:p text:style-name="P607">1. Introduction générale</text:p>
      <text:p text:style-name="Normal">Dans le cadre de la navigation nautique, il existe deux types de solutions : les systèmes embarqués coûteux (comme<text:s/><text:span text:style-name="T608">NKE</text:span>) qui offrent une précision professionnelle pour les régates, et des applications plus accessibles comme<text:s/><text:span text:style-name="T609">Rise Sailing</text:span>, qui s'appuient sur les capteurs d'un smartphone pour une navigation de base. Le projet envisagé ici cherche à proposer une<text:s/><text:span text:style-name="T610">solution hybride</text:span><text:s/>: une<text:s/><text:span text:style-name="T611">analyse de navigation complète</text:span><text:s/>et<text:s/><text:span text:style-name="T612">précise</text:span>, mais à un<text:s/><text:span text:style-name="T613">coût réduit</text:span>. L’objectif est d’offrir des performances supérieures à celles de Rise Sailing, tout en restant plus abordable et plus facile à utiliser que des solutions comme celles de NKE.</text:p>
      <text:p text:style-name="P614">2. Technologies utilisées</text:p>
      <text:p text:style-name="P615">2.1. Capteurs de navigation essentiels</text:p>
      <text:p text:style-name="Normal">Le système doit intégrer plusieurs types de capteurs de base pour obtenir une analyse précise de la navigation, mais sans le coût prohibitif des systèmes de pointe.</text:p>
      <text:list text:style-name="LFO47" text:continue-numbering="true">
        <text:list-item>
          <text:p text:style-name="P616"><text:span text:style-name="T617">GPS embarqué</text:span><text:s/>: Utilisation d’un module GPS de haute précision, intégré ou connecté via un appareil mobile, pour calculer la vitesse du bateau par rapport au sol (vitesse fond).</text:p>
        </text:list-item>
        <text:list-item>
          <text:p text:style-name="P618"><text:span text:style-name="T619">Capteur de vitesse de l’eau</text:span><text:s/>: Un<text:s/><text:span text:style-name="T620">courantomètre à hélice</text:span><text:s/>représente une solution intermédiaire, permettant une mesure simple et efficace de la vitesse de l’eau à un coût raisonnable. Les capteurs à ultrasons, bien qu'idéaux pour la précision, peuvent être plus coûteux et complexes.</text:p>
        </text:list-item>
        <text:list-item>
          <text:p text:style-name="P621"><text:span text:style-name="T622">Anémomètre à ultrasons simplifié</text:span><text:s/>: Un capteur de vent sans pièces mobiles peut être un bon compromis entre précision et durabilité, offrant une mesure en temps réel de la force et de la direction du vent.</text:p>
        </text:list-item>
        <text:list-item>
          <text:p text:style-name="P623"><text:span text:style-name="T624">Accéléromètre</text:span><text:s/>: Capteur embarqué pour mesurer l'accélération, les changements d'orientation et les mouvements du bateau, utiles pour des ajustements dynamiques.</text:p>
        </text:list-item>
      </text:list>
      <text:p text:style-name="P625">2.2. Communication et interopérabilité</text:p>
      <text:p text:style-name="Normal">L'utilisation de<text:s/><text:span text:style-name="T626">protocoles standards</text:span><text:s/>comme<text:s/><text:span text:style-name="T627">NMEA 2000</text:span><text:s/>pour connecter différents capteurs au système permettra une interopérabilité avec des équipements de marques différentes, tout en maintenant la flexibilité du système pour des ajouts futurs.</text:p>
      <text:p text:style-name="P628">2.3. Systèmes de gestion des données</text:p>
      <text:p text:style-name="Normal">Les données collectées par les capteurs doivent être centralisées via une unité de gestion accessible à l’utilisateur, avec une interface simplifiée :</text:p>
      <text:list text:style-name="LFO48" text:continue-numbering="true">
        <text:list-item>
          <text:p text:style-name="P629"><text:span text:style-name="T630">Interface mobile ou tablette</text:span><text:s/>: Le système doit intégrer une<text:s/><text:span text:style-name="T631">application mobile</text:span>, qui recevra et affichera en temps réel les données de navigation. L'application devra également fournir des options d'analyse post-sortie, telles que des statistiques de performance, des courbes de vitesse ou des alertes basées sur les conditions météorologiques.</text:p>
        </text:list-item>
        <text:list-item>
          <text:p text:style-name="P632"><text:span text:style-name="T633">Connectivité Bluetooth/Wi-Fi</text:span><text:s/>: Les capteurs devront se connecter sans fil à l’application via des modules Bluetooth ou Wi-Fi, ce qui simplifie l'installation et l'utilisation pour les marins amateurs ou semi-professionnels.</text:p>
        </text:list-item>
      </text:list>
      <text:p text:style-name="P634">3. Comparaison des capteurs et systèmes pour le projet hybride</text:p>
      <text:p text:style-name="P635">3.1. Capteur de vitesse de l'eau (courantomètre à hélice vs ultrasons)</text:p>
      <text:list text:style-name="LFO49" text:continue-numbering="true">
        <text:list-item>
          <text:p text:style-name="P636"><text:span text:style-name="T637">Courantomètre à hélice</text:span><text:s/>:</text:p>
          <text:list text:continue-numbering="true">
            <text:list-item>
              <text:p text:style-name="P638"><text:span text:style-name="T639">Avantages</text:span><text:s/>: Solution plus abordable et facile à installer, mesure précise de la vitesse relative de l’eau.</text:p>
            </text:list-item>
            <text:list-item>
              <text:p text:style-name="P640"><text:span text:style-name="T641">Inconvénients</text:span><text:s/>: Pièces mobiles susceptibles de s'user avec le temps, nécessitant un entretien régulier.</text:p>
            </text:list-item>
            <text:list-item>
              <text:p text:style-name="P642"><text:span text:style-name="T643">Utilisation idéale</text:span><text:s/>: Pour les plaisanciers et navigateurs semi-professionnels qui recherchent un système abordable avec des performances décentes.</text:p>
            </text:list-item>
          </text:list>
        </text:list-item>
        <text:list-item>
          <text:p text:style-name="P644"><text:span text:style-name="T645">Anémomètre à ultrasons</text:span><text:s/>:</text:p>
          <text:list text:continue-numbering="true">
            <text:list-item>
              <text:p text:style-name="P646"><text:span text:style-name="T647">Avantages</text:span><text:s/>: Pas de pièces mobiles, très faible maintenance et grande précision.</text:p>
            </text:list-item>
            <text:list-item>
              <text:p text:style-name="P648"><text:span text:style-name="T649">Inconvénients</text:span><text:s/>: Coût plus élevé et installation plus complexe.</text:p>
            </text:list-item>
            <text:list-item>
              <text:p text:style-name="P650"><text:span text:style-name="T651">Utilisation idéale</text:span><text:s/>: Pour les utilisateurs recherchant une plus grande précision et une longévité sans entretien.</text:p>
            </text:list-item>
          </text:list>
        </text:list-item>
      </text:list>
      <text:p text:style-name="P652">3.2. Accéléromètre et capteurs de mouvement</text:p>
      <text:p text:style-name="Normal">L’ajout d’un accéléromètre permet d'analyser les mouvements du bateau et d’ajuster les trajectoires et voiles en conséquence. Ce type de capteur est peu coûteux, mais très utile pour optimiser les performances, particulièrement en régate.</text:p>
      <text:p text:style-name="P653">3.3. Module GPS intégré</text:p>
      <text:p text:style-name="Normal">L'utilisation d’un GPS intégré ou connecté au smartphone est essentielle pour obtenir des données précises sur la<text:s/><text:span text:style-name="T654">vitesse fond</text:span>, un paramètre clé pour évaluer la performance du bateau et ajuster la navigation en fonction des conditions de vent et de courant.</text:p>
      <text:p text:style-name="P655">4. Avantages du système hybride</text:p>
      <text:p text:style-name="P656">4.1. Précision supérieure avec un coût réduit</text:p>
      <text:p text:style-name="Normal">Le système proposé offrirait une<text:s/><text:span text:style-name="T657">précision accrue</text:span><text:s/>par rapport aux applications de base comme Rise Sailing, tout en restant nettement plus abordable que des solutions haut de gamme comme NKE. L’utilisation de capteurs comme le courantomètre à hélice ou un anémomètre à ultrasons permettrait d'obtenir des mesures fiables, en temps réel, tout en réduisant les coûts.</text:p>
      <text:p text:style-name="P658">4.2. Modularité et personnalisation</text:p>
      <text:p text:style-name="Normal">Le système serait<text:s/><text:span text:style-name="T659">modulaire</text:span>, permettant aux utilisateurs d’ajouter ou de retirer des capteurs selon leurs besoins ou leur budget. Par exemple, un utilisateur pourrait commencer avec un courantomètre à hélice et ajouter plus tard un anémomètre à ultrasons pour plus de précision.</text:p>
      <text:p text:style-name="P660">4.3. Facilité d’installation et d’utilisation</text:p>
      <text:p text:style-name="Normal">L’intégration d’une interface mobile et la connexion sans fil des capteurs simplifieraient considérablement l’installation, la rendant accessible à des utilisateurs non professionnels. Le système pourrait être installé sans nécessiter d’assistance technique, contrairement à des systèmes plus complexes comme ceux de NKE.</text:p>
      <text:p text:style-name="P661">4.4. Analyse en temps réel et post-sortie</text:p>
      <text:p text:style-name="Normal">En plus des mesures en temps réel, l’application offrirait des fonctionnalités d’analyse post-sortie, comme la comparaison des données recueillies lors de plusieurs sorties ou la production de graphiques de performance. Cela offrirait aux utilisateurs une vue d’ensemble de leurs progrès et des ajustements à apporter.</text:p>
      <text:soft-page-break/>
      <text:p text:style-name="P662">5. Limites du système hybride</text:p>
      <text:p text:style-name="P663">5.1. Performance limitée par rapport à des systèmes haut de gamme</text:p>
      <text:p text:style-name="Normal">Bien que le projet vise à offrir une précision supérieure à des applications comme Rise Sailing, il n’atteindra pas le niveau des systèmes professionnels comme ceux de NKE, notamment en termes de robustesse et de précision pour des régates de très haut niveau.</text:p>
      <text:p text:style-name="P664">5.2. Coût modéré mais présent</text:p>
      <text:p text:style-name="Normal">Même si le coût est inférieur à celui des systèmes haut de gamme, l’utilisation de capteurs comme les anémomètres à ultrasons augmentera le prix par rapport à des solutions purement basiques. Il faudra trouver un équilibre entre la performance souhaitée et le budget.</text:p>
      <text:p text:style-name="P665">6. Perspectives d’évolution pour le projet hybride</text:p>
      <text:p text:style-name="P666">6.1. Intégration de l'intelligence artificielle</text:p>
      <text:p text:style-name="Normal">Le projet pourrait intégrer des algorithmes d’intelligence artificielle pour analyser les données collectées et proposer des recommandations automatiques pour ajuster les voiles ou la trajectoire. Cela serait un pas vers des<text:s/><text:span text:style-name="T667">systèmes de navigation assistée</text:span>, même sur des petits bateaux.</text:p>
      <text:p text:style-name="P668">6.2. Amélioration des connexions sans fil</text:p>
      <text:p text:style-name="Normal">L’ajout d’une<text:s/><text:span text:style-name="T669">connectivité Bluetooth 5.0 ou Wi-Fi</text:span><text:s/>permettrait une communication fluide entre les capteurs et l’application, réduisant les défaillances potentielles dans des environnements difficiles comme la mer.</text:p>
      <text:p text:style-name="P670">6.3. Extension vers la prévision météo et le routage intelligent</text:p>
      <text:p text:style-name="Normal">Le système pourrait intégrer des données météorologiques en temps réel, notamment via des services comme<text:s/><text:span text:style-name="T671">PredictWind</text:span>, et fournir des recommandations pour ajuster la navigation en fonction des prévisions météorologiques.</text:p>
      <text:p text:style-name="P672">7. Comparaison avec les systèmes existants</text:p>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s>
        <table:table-header-rows>
          <table:table-row table:style-name="TableRow680">
            <table:table-cell table:style-name="TableCell681">
              <text:p text:style-name="P682">Solution</text:p>
            </table:table-cell>
            <table:table-cell table:style-name="TableCell683">
              <text:p text:style-name="P684">Précision</text:p>
            </table:table-cell>
            <table:table-cell table:style-name="TableCell685">
              <text:p text:style-name="P686">Coût</text:p>
            </table:table-cell>
            <table:table-cell table:style-name="TableCell687">
              <text:p text:style-name="P688">Installation</text:p>
            </table:table-cell>
            <table:table-cell table:style-name="TableCell689">
              <text:p text:style-name="P690">Public cible</text:p>
            </table:table-cell>
            <table:table-cell table:style-name="TableCell691">
              <text:p text:style-name="P692">Analyse en temps réel</text:p>
            </table:table-cell>
          </table:table-row>
        </table:table-header-rows>
        <table:table-row table:style-name="TableRow693">
          <table:table-cell table:style-name="TableCell694">
            <text:p text:style-name="Normal"><text:span text:style-name="T695">NKE (systèmes professionnels)</text:span></text:p>
          </table:table-cell>
          <table:table-cell table:style-name="TableCell696">
            <text:p text:style-name="Normal">Très élevée</text:p>
          </table:table-cell>
          <table:table-cell table:style-name="TableCell697">
            <text:p text:style-name="Normal">Très élevé</text:p>
          </table:table-cell>
          <table:table-cell table:style-name="TableCell698">
            <text:p text:style-name="Normal">Complexe</text:p>
          </table:table-cell>
          <table:table-cell table:style-name="TableCell699">
            <text:p text:style-name="Normal">Régatiers, professionnels</text:p>
          </table:table-cell>
          <table:table-cell table:style-name="TableCell700">
            <text:p text:style-name="Normal">Oui</text:p>
          </table:table-cell>
        </table:table-row>
        <table:table-row table:style-name="TableRow701">
          <table:table-cell table:style-name="TableCell702">
            <text:p text:style-name="Normal"><text:span text:style-name="T703">Projet hybride</text:span></text:p>
          </table:table-cell>
          <table:table-cell table:style-name="TableCell704">
            <text:p text:style-name="Normal">Élevée</text:p>
          </table:table-cell>
          <table:table-cell table:style-name="TableCell705">
            <text:p text:style-name="Normal">Moyenne</text:p>
          </table:table-cell>
          <table:table-cell table:style-name="TableCell706">
            <text:p text:style-name="Normal">Moyenne à simple</text:p>
          </table:table-cell>
          <table:table-cell table:style-name="TableCell707">
            <text:p text:style-name="Normal">Plaisanciers, amateurs</text:p>
          </table:table-cell>
          <table:table-cell table:style-name="TableCell708">
            <text:p text:style-name="Normal">Oui</text:p>
          </table:table-cell>
        </table:table-row>
        <text:soft-page-break/>
        <table:table-row table:style-name="TableRow709">
          <table:table-cell table:style-name="TableCell710">
            <text:p text:style-name="Normal"><text:span text:style-name="T711">Rise Sailing (applications)</text:span></text:p>
          </table:table-cell>
          <table:table-cell table:style-name="TableCell712">
            <text:p text:style-name="Normal">Moyenne</text:p>
          </table:table-cell>
          <table:table-cell table:style-name="TableCell713">
            <text:p text:style-name="Normal">Faible</text:p>
          </table:table-cell>
          <table:table-cell table:style-name="TableCell714">
            <text:p text:style-name="Normal">Très simple</text:p>
          </table:table-cell>
          <table:table-cell table:style-name="TableCell715">
            <text:p text:style-name="Normal">Débutants, amateurs</text:p>
          </table:table-cell>
          <table:table-cell table:style-name="TableCell716">
            <text:p text:style-name="Normal">Oui (mais basique)</text:p>
          </table:table-cell>
        </table:table-row>
      </table:table>
      <text:p text:style-name="P717">8. Conclusion</text:p>
      <text:p text:style-name="Normal">Ce projet hybride cherche à se positionner entre les solutions haut de gamme comme<text:s/><text:span text:style-name="T718">NKE</text:span>, qui offrent une précision maximale pour les régatiers professionnels, et des applications mobiles comme<text:s/><text:span text:style-name="T719">Rise Sailing</text:span>, qui sont accessibles mais offrent des performances limitées. En combinant des capteurs abordables mais performants (comme les<text:s/><text:span text:style-name="T720">courantomètres à hélice</text:span><text:s/>et les<text:s/><text:span text:style-name="T721">anémomètres à ultrasons</text:span>), une interface utilisateur simple, et une connectivité sans fil, le système propose une<text:s/><text:span text:style-name="T722">analyse précise, accessible et évolutive</text:span><text:s/>pour les plaisanciers et les régatiers semi-professionnels.</text:p>
      <text:h text:style-name="Titre1" text:outline-level="1"><text:line-break/><text:line-break/>Synthèse<text:s/></text:h>
      <text:p text:style-name="Normal"/>
      <text:p text:style-name="P723">1. Contexte et objectif</text:p>
      <text:list text:style-name="LFO50" text:continue-numbering="true">
        <text:list-item>
          <text:p text:style-name="P724">Projet : Développer un système d’analyse de navigation nautique, à mi-chemin entre les solutions coûteuses et professionnelles (ex :<text:s/><text:span text:style-name="T725">NKE</text:span>) et les applications basiques mais accessibles (ex :<text:s/><text:span text:style-name="T726">Rise Sailing</text:span>).</text:p>
        </text:list-item>
        <text:list-item>
          <text:p text:style-name="P727">Objectif : Offrir un<text:s/><text:span text:style-name="T728">système précis, complet et abordable</text:span><text:s/>pour les plaisanciers et régatiers semi-professionnels.</text:p>
        </text:list-item>
      </text:list>
      <text:p text:style-name="P729">2. Technologies utilisées</text:p>
      <text:list text:style-name="LFO51" text:continue-numbering="true">
        <text:list-item>
          <text:p text:style-name="P730"><text:span text:style-name="T731">Capteurs principaux</text:span><text:s/>:</text:p>
          <text:list text:continue-numbering="true">
            <text:list-item>
              <text:p text:style-name="P732"><text:span text:style-name="T733">GPS intégré</text:span><text:s/>: Mesure la vitesse fond du bateau (vitesse par rapport au sol).</text:p>
            </text:list-item>
            <text:list-item>
              <text:p text:style-name="P734"><text:span text:style-name="T735">Courantomètre à hélice</text:span><text:s/>: Mesure simple et abordable de la vitesse relative de l’eau.</text:p>
            </text:list-item>
            <text:list-item>
              <text:p text:style-name="P736"><text:span text:style-name="T737">Anémomètre à ultrasons</text:span><text:s/>: Mesure précise de la vitesse et direction du vent, sans pièces mobiles, mais plus coûteux.</text:p>
            </text:list-item>
            <text:list-item>
              <text:p text:style-name="P738"><text:span text:style-name="T739">Accéléromètre</text:span><text:s/>: Analyse des mouvements du bateau pour ajuster les trajectoires et la performance.</text:p>
            </text:list-item>
          </text:list>
        </text:list-item>
        <text:list-item>
          <text:p text:style-name="P740"><text:span text:style-name="T741">Systèmes de communication</text:span><text:s/>:</text:p>
          <text:list text:continue-numbering="true">
            <text:list-item>
              <text:p text:style-name="P742"><text:span text:style-name="T743">Bluetooth/Wi-Fi</text:span><text:s/>: Connexion sans fil entre les capteurs et l’application.</text:p>
            </text:list-item>
            <text:list-item>
              <text:p text:style-name="P744"><text:span text:style-name="T745">Protocole NMEA 2000</text:span><text:s/>: Pour interopérabilité avec différents équipements de bord.</text:p>
            </text:list-item>
          </text:list>
        </text:list-item>
      </text:list>
      <text:p text:style-name="P746">3. Avantages du système hybride</text:p>
      <text:list text:style-name="LFO52" text:continue-numbering="true">
        <text:list-item>
          <text:p text:style-name="P747"><text:span text:style-name="T748">Précision</text:span><text:s/>: Performances plus élevées que Rise Sailing avec des capteurs fiables.</text:p>
        </text:list-item>
        <text:list-item>
          <text:p text:style-name="P749"><text:span text:style-name="T750">Modularité</text:span><text:s/>: Possibilité d’ajouter ou de retirer des capteurs selon les besoins et le budget.</text:p>
        </text:list-item>
        <text:list-item>
          <text:p text:style-name="P751"><text:span text:style-name="T752">Facilité d’installation</text:span><text:s/>: Interface mobile intuitive, connexion sans fil, installation simple adaptée aux amateurs.</text:p>
        </text:list-item>
        <text:list-item>
          <text:p text:style-name="P753"><text:span text:style-name="T754">Analyse en temps réel et post-sortie</text:span><text:s/>: Visualisation des données de navigation en temps réel et historique des performances.</text:p>
        </text:list-item>
      </text:list>
      <text:p text:style-name="P755">4. Limites du système hybride</text:p>
      <text:list text:style-name="LFO53" text:continue-numbering="true">
        <text:list-item>
          <text:p text:style-name="P756"><text:span text:style-name="T757">Performance limitée</text:span><text:s/>: Moins précis que les systèmes haut de gamme (ex : NKE) dans des conditions de régate extrême.</text:p>
        </text:list-item>
        <text:list-item>
          <text:p text:style-name="P758"><text:span text:style-name="T759">Coût modéré</text:span><text:s/>: Bien que moins cher que NKE, certains capteurs comme les anémomètres à ultrasons peuvent être onéreux.</text:p>
        </text:list-item>
      </text:list>
      <text:p text:style-name="P760">5. Comparaison avec les systèmes existants</text:p>
      <text:list text:style-name="LFO54" text:continue-numbering="true">
        <text:list-item>
          <text:p text:style-name="P761"><text:span text:style-name="T762">NKE</text:span><text:s/>: Très précis, mais coûteux et complexe.</text:p>
        </text:list-item>
        <text:list-item>
          <text:p text:style-name="P763"><text:span text:style-name="T764">Projet hybride</text:span><text:s/>: Précis, abordable, installation et utilisation faciles, adapté aux plaisanciers et régatiers semi-professionnels.</text:p>
        </text:list-item>
        <text:list-item>
          <text:p text:style-name="P765"><text:span text:style-name="T766">Rise Sailing</text:span><text:s/>: Moins précis, accessible, mais limité dans ses capacités d’analyse.</text:p>
        </text:list-item>
      </text:list>
      <text:p text:style-name="P767">6. Perspectives d’évolution</text:p>
      <text:list text:style-name="LFO55" text:continue-numbering="true">
        <text:list-item>
          <text:p text:style-name="P768"><text:span text:style-name="T769">Intégration de l’intelligence artificielle</text:span><text:s/>: Pour des ajustements automatiques en fonction des données en temps réel.</text:p>
        </text:list-item>
        <text:list-item>
          <text:p text:style-name="P770"><text:span text:style-name="T771">Routage intelligent</text:span><text:s/>: Intégration de prévisions météorologiques pour optimiser la navigation.</text:p>
        </text:list-item>
        <text:list-item>
          <text:p text:style-name="P772"><text:span text:style-name="T773">Amélioration de la connectivité</text:span><text:s/>: Utilisation de Bluetooth 5.0 ou de réseaux Wi-Fi pour une communication plus rapide et stable.</text:p>
        </text:list-item>
      </text:list>
      <text:p text:style-name="P774">7. Conclusion</text:p>
      <text:soft-page-break/>
      <text:list text:style-name="LFO56" text:continue-numbering="true">
        <text:list-item>
          <text:p text:style-name="P775">Le projet hybride vise à combler l'écart entre les solutions coûteuses pour les régatiers professionnels et les applications basiques pour amateurs, en offrant un système<text:s/><text:span text:style-name="T776">modulaire, précis et évolutif</text:span>, avec un rapport qualité-prix adapté aux plaisanciers et semi-professionnel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style:style style:name="En-têtedetabledesmatières" style:display-name="En-tête de table des matières" style:family="paragraph" style:parent-style-name="Titre1" style:next-style-name="Normal">
      <style:paragraph-properties fo:margin-top="0.1666in" fo:margin-bottom="0in" fo:line-height="107%"/>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jamin gendry</meta:initial-creator>
    <dc:creator>benjamin gendry</dc:creator>
    <meta:creation-date>2024-09-23T19:56:00Z</meta:creation-date>
    <dc:date>2024-09-23T22:25:00Z</dc:date>
    <meta:template xlink:href="Normal" xlink:type="simple"/>
    <meta:editing-cycles>6</meta:editing-cycles>
    <meta:editing-duration>PT8940S</meta:editing-duration>
    <meta:document-statistic meta:page-count="29" meta:paragraph-count="109" meta:word-count="8452" meta:character-count="54829" meta:row-count="387" meta:non-whitespace-character-count="46486"/>
  </office:meta>
</office:document-meta>
</file>